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Noto Serif CJK KR1" svg:font-family="'Noto Serif CJK KR'" style:font-family-generic="roman"/>
    <style:font-face style:name="Noto Serif CJK KR" svg:font-family="'Noto Serif CJK KR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KR" svg:font-family="'Noto Sans CJK KR'" style:font-family-generic="system" style:font-pitch="variable"/>
    <style:font-face style:name="Noto Serif CJK KR2" svg:font-family="'Noto Serif CJK KR'" style:font-family-generic="system" style:font-pitch="variable"/>
  </office:font-face-decls>
  <office:automatic-styles>
    <style:style style:name="P1" style:family="paragraph" style:parent-style-name="Standard">
      <style:text-properties officeooo:rsid="0023cfa1" officeooo:paragraph-rsid="0023cfa1"/>
    </style:style>
    <style:style style:name="P2" style:family="paragraph" style:parent-style-name="Standard">
      <style:text-properties officeooo:rsid="0023cfa1" officeooo:paragraph-rsid="006d9b40"/>
    </style:style>
    <style:style style:name="P3" style:family="paragraph" style:parent-style-name="Standard">
      <style:text-properties fo:font-size="16pt" fo:font-weight="bold" officeooo:rsid="001003cf" officeooo:paragraph-rsid="00283b1b" style:font-size-asian="16pt" style:font-weight-asian="bold" style:font-size-complex="16pt" style:font-weight-complex="bold"/>
    </style:style>
    <style:style style:name="P4" style:family="paragraph" style:parent-style-name="Standard">
      <style:text-properties fo:font-size="16pt" fo:font-weight="bold" officeooo:rsid="001003cf" officeooo:paragraph-rsid="0035fec3" style:font-size-asian="16pt" style:font-weight-asian="bold" style:font-size-complex="16pt" style:font-weight-complex="bold"/>
    </style:style>
    <style:style style:name="P5" style:family="paragraph" style:parent-style-name="Standard">
      <style:text-properties fo:font-size="16pt" fo:font-weight="bold" officeooo:rsid="001003cf" officeooo:paragraph-rsid="003eee47" style:font-size-asian="16pt" style:font-weight-asian="bold" style:font-size-complex="16pt" style:font-weight-complex="bold"/>
    </style:style>
    <style:style style:name="P6" style:family="paragraph" style:parent-style-name="Standard">
      <style:text-properties fo:font-size="16pt" fo:font-weight="bold" officeooo:rsid="001003cf" officeooo:paragraph-rsid="006d9b40" style:font-size-asian="16pt" style:font-weight-asian="bold" style:font-size-complex="16pt" style:font-weight-complex="bold"/>
    </style:style>
    <style:style style:name="P7" style:family="paragraph" style:parent-style-name="Standard">
      <style:text-properties fo:font-size="16pt" fo:font-weight="bold" officeooo:rsid="001003cf" officeooo:paragraph-rsid="00b55ab2" style:font-size-asian="16pt" style:font-weight-asian="bold" style:font-size-complex="16pt" style:font-weight-complex="bold"/>
    </style:style>
    <style:style style:name="P8" style:family="paragraph" style:parent-style-name="Standard">
      <style:text-properties officeooo:rsid="001003cf" officeooo:paragraph-rsid="001003cf"/>
    </style:style>
    <style:style style:name="P9" style:family="paragraph" style:parent-style-name="Standard">
      <style:text-properties style:font-name="Noto Serif CJK KR1" fo:font-size="12pt" fo:font-style="normal" officeooo:rsid="0029d4c5" officeooo:paragraph-rsid="002aa460" style:font-name-asian="Noto Serif CJK KR1" style:font-size-asian="12pt" style:font-style-asian="normal" style:font-name-complex="Noto Serif CJK KR1" style:font-size-complex="12pt" style:font-style-complex="normal"/>
    </style:style>
    <style:style style:name="P10" style:family="paragraph" style:parent-style-name="Standard">
      <style:text-properties style:font-name="Noto Serif CJK KR1" fo:font-size="12pt" fo:font-style="normal" officeooo:rsid="003eee47" officeooo:paragraph-rsid="003eee47" style:font-name-asian="Noto Serif CJK KR1" style:font-size-asian="12pt" style:font-style-asian="normal" style:font-name-complex="Noto Serif CJK KR1" style:font-size-complex="12pt" style:font-style-complex="normal"/>
    </style:style>
    <style:style style:name="P11" style:family="paragraph" style:parent-style-name="Standard">
      <style:text-properties style:font-name="Noto Serif CJK KR1" fo:font-size="12pt" fo:font-style="normal" officeooo:rsid="0057fd1b" officeooo:paragraph-rsid="0057fd1b" style:font-name-asian="Noto Serif CJK KR1" style:font-size-asian="12pt" style:font-style-asian="normal" style:font-name-complex="Noto Serif CJK KR1" style:font-size-complex="12pt" style:font-style-complex="normal"/>
    </style:style>
    <style:style style:name="P12" style:family="paragraph" style:parent-style-name="Standard">
      <style:text-properties style:font-name="Noto Serif CJK KR1" fo:font-size="12pt" fo:font-style="normal" officeooo:rsid="00422b40" officeooo:paragraph-rsid="00422b40" style:font-name-asian="Noto Serif CJK KR1" style:font-size-asian="12pt" style:font-style-asian="normal" style:font-name-complex="Noto Serif CJK KR1" style:font-size-complex="12pt" style:font-style-complex="normal"/>
    </style:style>
    <style:style style:name="P13" style:family="paragraph" style:parent-style-name="Standard">
      <style:text-properties style:font-name="Noto Serif CJK KR1" fo:font-size="12pt" fo:font-style="normal" officeooo:rsid="002ae62b" officeooo:paragraph-rsid="00c45d53" style:font-name-asian="Noto Serif CJK KR1" style:font-size-asian="12pt" style:font-style-asian="normal" style:font-name-complex="Noto Serif CJK KR1" style:font-size-complex="12pt" style:font-style-complex="normal"/>
    </style:style>
    <style:style style:name="P14" style:family="paragraph" style:parent-style-name="Standard">
      <style:text-properties style:font-name="Noto Serif CJK KR1" fo:font-size="12pt" fo:font-style="normal" officeooo:rsid="002b3077" officeooo:paragraph-rsid="00c45d53" style:font-name-asian="Noto Serif CJK KR1" style:font-size-asian="12pt" style:font-style-asian="normal" style:font-name-complex="Noto Serif CJK KR1" style:font-size-complex="12pt" style:font-style-complex="normal"/>
    </style:style>
    <style:style style:name="P15" style:family="paragraph" style:parent-style-name="Standard">
      <style:text-properties style:font-name="Noto Serif CJK KR1" fo:font-size="12pt" fo:font-style="normal" officeooo:rsid="0023cfa1" officeooo:paragraph-rsid="00c91068" style:font-name-asian="Noto Serif CJK KR1" style:font-size-asian="12pt" style:font-style-asian="normal" style:font-name-complex="Noto Serif CJK KR1" style:font-size-complex="12pt" style:font-style-complex="normal"/>
    </style:style>
    <style:style style:name="P16" style:family="paragraph" style:parent-style-name="Standard">
      <style:text-properties style:font-name="Noto Serif CJK KR1" fo:font-size="12pt" fo:font-style="normal" officeooo:rsid="001220d7" officeooo:paragraph-rsid="00ca1bb6" style:font-name-asian="Noto Serif CJK KR1" style:font-size-asian="12pt" style:font-style-asian="normal" style:font-name-complex="Noto Serif CJK KR1" style:font-size-complex="12pt" style:font-style-complex="normal"/>
    </style:style>
    <style:style style:name="P17" style:family="paragraph" style:parent-style-name="Standard">
      <style:text-properties style:font-name="Noto Serif CJK KR1" fo:font-size="12pt" fo:font-style="normal" officeooo:rsid="001220d7" officeooo:paragraph-rsid="00cd3841" style:font-name-asian="Noto Serif CJK KR1" style:font-size-asian="12pt" style:font-style-asian="normal" style:font-name-complex="Noto Serif CJK KR1" style:font-size-complex="12pt" style:font-style-complex="normal"/>
    </style:style>
    <style:style style:name="P18" style:family="paragraph" style:parent-style-name="Standard">
      <style:text-properties style:font-name="Noto Serif CJK KR1" fo:font-size="12pt" fo:font-style="normal" fo:font-weight="normal" officeooo:rsid="003eee47" officeooo:paragraph-rsid="003eee47" style:font-name-asian="Noto Serif CJK KR1" style:font-size-asian="12pt" style:font-style-asian="normal" style:font-weight-asian="normal" style:font-name-complex="Noto Serif CJK KR1" style:font-size-complex="12pt" style:font-style-complex="normal" style:font-weight-complex="normal"/>
    </style:style>
    <style:style style:name="P19" style:family="paragraph" style:parent-style-name="Standard">
      <style:text-properties style:font-name="Noto Serif CJK KR1" fo:font-size="12pt" fo:font-style="normal" fo:font-weight="normal" officeooo:rsid="004447e8" officeooo:paragraph-rsid="004447e8" style:font-name-asian="Noto Serif CJK KR1" style:font-size-asian="12pt" style:font-style-asian="normal" style:font-weight-asian="normal" style:font-name-complex="Noto Serif CJK KR1" style:font-size-complex="12pt" style:font-style-complex="normal" style:font-weight-complex="normal"/>
    </style:style>
    <style:style style:name="P20" style:family="paragraph" style:parent-style-name="Standard">
      <style:text-properties style:font-name="Noto Serif CJK KR1" fo:font-size="12pt" fo:font-style="normal" fo:font-weight="normal" officeooo:rsid="0048b362" officeooo:paragraph-rsid="0048f1e0" style:font-name-asian="Noto Serif CJK KR1" style:font-size-asian="12pt" style:font-style-asian="normal" style:font-weight-asian="normal" style:font-name-complex="Noto Serif CJK KR1" style:font-size-complex="12pt" style:font-style-complex="normal" style:font-weight-complex="normal"/>
    </style:style>
    <style:style style:name="P21" style:family="paragraph" style:parent-style-name="Standard">
      <style:text-properties style:font-name="Noto Serif CJK KR1" fo:font-size="12pt" fo:font-style="normal" fo:font-weight="normal" officeooo:rsid="0048b362" officeooo:paragraph-rsid="01412cd2" style:font-name-asian="Noto Serif CJK KR1" style:font-size-asian="12pt" style:font-style-asian="normal" style:font-weight-asian="normal" style:font-name-complex="Noto Serif CJK KR1" style:font-size-complex="12pt" style:font-style-complex="normal" style:font-weight-complex="normal"/>
    </style:style>
    <style:style style:name="P22" style:family="paragraph" style:parent-style-name="Standard">
      <style:text-properties style:font-name="Noto Serif CJK KR1" fo:font-size="12pt" fo:font-style="normal" fo:font-weight="normal" officeooo:rsid="0048b362" officeooo:paragraph-rsid="014150db" style:font-name-asian="Noto Serif CJK KR1" style:font-size-asian="12pt" style:font-style-asian="normal" style:font-weight-asian="normal" style:font-name-complex="Noto Serif CJK KR1" style:font-size-complex="12pt" style:font-style-complex="normal" style:font-weight-complex="normal"/>
    </style:style>
    <style:style style:name="P23" style:family="paragraph" style:parent-style-name="Standard">
      <style:text-properties style:font-name="Noto Serif CJK KR1" fo:font-size="12pt" fo:font-style="normal" fo:font-weight="normal" officeooo:rsid="009bc295" officeooo:paragraph-rsid="009bc295" style:font-name-asian="Noto Serif CJK KR1" style:font-size-asian="12pt" style:font-style-asian="normal" style:font-weight-asian="normal" style:font-name-complex="Noto Serif CJK KR1" style:font-size-complex="12pt" style:font-style-complex="normal" style:font-weight-complex="normal"/>
    </style:style>
    <style:style style:name="P24" style:family="paragraph" style:parent-style-name="Standard">
      <style:text-properties style:font-name="Noto Serif CJK KR1" fo:font-size="12pt" fo:font-style="normal" fo:font-weight="normal" officeooo:rsid="009bc295" officeooo:paragraph-rsid="013d5076" style:font-name-asian="Noto Serif CJK KR1" style:font-size-asian="12pt" style:font-style-asian="normal" style:font-weight-asian="normal" style:font-name-complex="Noto Serif CJK KR1" style:font-size-complex="12pt" style:font-style-complex="normal" style:font-weight-complex="normal"/>
    </style:style>
    <style:style style:name="P25" style:family="paragraph" style:parent-style-name="Standard">
      <style:text-properties style:font-name="Noto Serif CJK KR1" fo:font-size="12pt" fo:font-style="normal" fo:font-weight="normal" officeooo:rsid="009bc295" officeooo:paragraph-rsid="013dc0d8" style:font-name-asian="Noto Serif CJK KR1" style:font-size-asian="12pt" style:font-style-asian="normal" style:font-weight-asian="normal" style:font-name-complex="Noto Serif CJK KR1" style:font-size-complex="12pt" style:font-style-complex="normal" style:font-weight-complex="normal"/>
    </style:style>
    <style:style style:name="P26" style:family="paragraph" style:parent-style-name="Standard">
      <style:text-properties style:font-name="Noto Serif CJK KR1" fo:font-size="12pt" fo:font-style="normal" fo:font-weight="normal" officeooo:rsid="009bc295" officeooo:paragraph-rsid="013eb886" style:font-name-asian="Noto Serif CJK KR1" style:font-size-asian="12pt" style:font-style-asian="normal" style:font-weight-asian="normal" style:font-name-complex="Noto Serif CJK KR1" style:font-size-complex="12pt" style:font-style-complex="normal" style:font-weight-complex="normal"/>
    </style:style>
    <style:style style:name="P27" style:family="paragraph" style:parent-style-name="Standard">
      <style:text-properties style:font-name="Noto Serif CJK KR1" fo:font-size="12pt" fo:font-style="normal" fo:font-weight="normal" officeooo:rsid="009bc295" officeooo:paragraph-rsid="0143b9fc" style:font-name-asian="Noto Serif CJK KR1" style:font-size-asian="12pt" style:font-style-asian="normal" style:font-weight-asian="normal" style:font-name-complex="Noto Serif CJK KR1" style:font-size-complex="12pt" style:font-style-complex="normal" style:font-weight-complex="normal"/>
    </style:style>
    <style:style style:name="P28" style:family="paragraph" style:parent-style-name="Standard">
      <style:text-properties style:font-name="Noto Serif CJK KR1" fo:font-size="12pt" fo:font-style="normal" fo:font-weight="normal" officeooo:rsid="009bc295" officeooo:paragraph-rsid="014a807e" style:font-name-asian="Noto Serif CJK KR1" style:font-size-asian="12pt" style:font-style-asian="normal" style:font-weight-asian="normal" style:font-name-complex="Noto Serif CJK KR1" style:font-size-complex="12pt" style:font-style-complex="normal" style:font-weight-complex="normal"/>
    </style:style>
    <style:style style:name="P29" style:family="paragraph" style:parent-style-name="Standard">
      <style:text-properties style:font-name="Noto Serif CJK KR1" fo:font-size="12pt" fo:font-style="normal" fo:font-weight="normal" officeooo:rsid="009d8924" officeooo:paragraph-rsid="009d8924" style:font-name-asian="Noto Serif CJK KR1" style:font-size-asian="12pt" style:font-style-asian="normal" style:font-weight-asian="normal" style:font-name-complex="Noto Serif CJK KR1" style:font-size-complex="12pt" style:font-style-complex="normal" style:font-weight-complex="normal"/>
    </style:style>
    <style:style style:name="P30" style:family="paragraph" style:parent-style-name="Standard">
      <style:text-properties style:font-name="Noto Serif CJK KR1" fo:font-size="12pt" fo:font-style="normal" fo:font-weight="normal" officeooo:rsid="009d8924" officeooo:paragraph-rsid="013eb886" style:font-name-asian="Noto Serif CJK KR1" style:font-size-asian="12pt" style:font-style-asian="normal" style:font-weight-asian="normal" style:font-name-complex="Noto Serif CJK KR1" style:font-size-complex="12pt" style:font-style-complex="normal" style:font-weight-complex="normal"/>
    </style:style>
    <style:style style:name="P31" style:family="paragraph" style:parent-style-name="Standard">
      <style:text-properties style:font-name="Noto Serif CJK KR1" fo:font-size="12pt" fo:font-style="normal" fo:font-weight="normal" officeooo:rsid="009db7c6" officeooo:paragraph-rsid="014031b6" style:font-name-asian="Noto Serif CJK KR1" style:font-size-asian="12pt" style:font-style-asian="normal" style:font-weight-asian="normal" style:font-name-complex="Noto Serif CJK KR1" style:font-size-complex="12pt" style:font-style-complex="normal" style:font-weight-complex="normal"/>
    </style:style>
    <style:style style:name="P32" style:family="paragraph" style:parent-style-name="Standard">
      <style:text-properties style:font-name="Noto Serif CJK KR1" fo:font-size="12pt" fo:font-style="normal" fo:font-weight="normal" officeooo:rsid="00a0005c" officeooo:paragraph-rsid="00a0005c" style:font-name-asian="Noto Serif CJK KR1" style:font-size-asian="12pt" style:font-style-asian="normal" style:font-weight-asian="normal" style:font-name-complex="Noto Serif CJK KR1" style:font-size-complex="12pt" style:font-style-complex="normal" style:font-weight-complex="normal"/>
    </style:style>
    <style:style style:name="P33" style:family="paragraph" style:parent-style-name="Standard">
      <style:text-properties style:font-name="Noto Serif CJK KR1" fo:font-size="12pt" fo:font-style="normal" fo:font-weight="normal" officeooo:rsid="00a0005c" officeooo:paragraph-rsid="014333d7" style:font-name-asian="Noto Serif CJK KR1" style:font-size-asian="12pt" style:font-style-asian="normal" style:font-weight-asian="normal" style:font-name-complex="Noto Serif CJK KR1" style:font-size-complex="12pt" style:font-style-complex="normal" style:font-weight-complex="normal"/>
    </style:style>
    <style:style style:name="P34" style:family="paragraph" style:parent-style-name="Standard">
      <style:text-properties style:font-name="Noto Serif CJK KR1" fo:font-size="12pt" fo:font-style="normal" fo:font-weight="normal" officeooo:rsid="00a1d995" officeooo:paragraph-rsid="00a1d995" style:font-name-asian="Noto Serif CJK KR1" style:font-size-asian="12pt" style:font-style-asian="normal" style:font-weight-asian="normal" style:font-name-complex="Noto Serif CJK KR1" style:font-size-complex="12pt" style:font-style-complex="normal" style:font-weight-complex="normal"/>
    </style:style>
    <style:style style:name="P35" style:family="paragraph" style:parent-style-name="Standard">
      <style:text-properties style:font-name="Noto Serif CJK KR1" fo:font-size="12pt" fo:font-style="normal" fo:font-weight="normal" officeooo:rsid="00a2f670" officeooo:paragraph-rsid="00a2f670" style:font-name-asian="Noto Serif CJK KR1" style:font-size-asian="12pt" style:font-style-asian="normal" style:font-weight-asian="normal" style:font-name-complex="Noto Serif CJK KR1" style:font-size-complex="12pt" style:font-style-complex="normal" style:font-weight-complex="normal"/>
    </style:style>
    <style:style style:name="P36" style:family="paragraph" style:parent-style-name="Standard">
      <style:text-properties style:font-name="Noto Serif CJK KR1" fo:font-size="12pt" fo:font-style="normal" fo:font-weight="normal" officeooo:rsid="00a2f670" officeooo:paragraph-rsid="014ac356" style:font-name-asian="Noto Serif CJK KR1" style:font-size-asian="12pt" style:font-style-asian="normal" style:font-weight-asian="normal" style:font-name-complex="Noto Serif CJK KR1" style:font-size-complex="12pt" style:font-style-complex="normal" style:font-weight-complex="normal"/>
    </style:style>
    <style:style style:name="P37" style:family="paragraph" style:parent-style-name="Standard">
      <style:text-properties style:font-name="Noto Serif CJK KR1" fo:font-size="12pt" fo:font-style="normal" fo:font-weight="normal" officeooo:rsid="00a2f670" officeooo:paragraph-rsid="014b38ac" style:font-name-asian="Noto Serif CJK KR1" style:font-size-asian="12pt" style:font-style-asian="normal" style:font-weight-asian="normal" style:font-name-complex="Noto Serif CJK KR1" style:font-size-complex="12pt" style:font-style-complex="normal" style:font-weight-complex="normal"/>
    </style:style>
    <style:style style:name="P38" style:family="paragraph" style:parent-style-name="Standard">
      <style:text-properties style:font-name="Noto Serif CJK KR1" fo:font-size="12pt" fo:font-style="normal" fo:font-weight="normal" officeooo:rsid="00a2f670" officeooo:paragraph-rsid="014c41c1" style:font-name-asian="Noto Serif CJK KR1" style:font-size-asian="12pt" style:font-style-asian="normal" style:font-weight-asian="normal" style:font-name-complex="Noto Serif CJK KR1" style:font-size-complex="12pt" style:font-style-complex="normal" style:font-weight-complex="normal"/>
    </style:style>
    <style:style style:name="P39" style:family="paragraph" style:parent-style-name="Standard">
      <style:text-properties style:font-name="Noto Serif CJK KR1" fo:font-size="12pt" fo:font-style="normal" fo:font-weight="normal" officeooo:rsid="00a4efb9" officeooo:paragraph-rsid="014c41c1" style:font-name-asian="Noto Serif CJK KR1" style:font-size-asian="12pt" style:font-style-asian="normal" style:font-weight-asian="normal" style:font-name-complex="Noto Serif CJK KR1" style:font-size-complex="12pt" style:font-style-complex="normal" style:font-weight-complex="normal"/>
    </style:style>
    <style:style style:name="P40" style:family="paragraph" style:parent-style-name="Standard">
      <style:text-properties style:font-name="Noto Serif CJK KR1" fo:font-size="12pt" fo:font-style="normal" fo:font-weight="normal" officeooo:rsid="00a6c425" officeooo:paragraph-rsid="00a4efb9" style:font-name-asian="Noto Serif CJK KR1" style:font-size-asian="12pt" style:font-style-asian="normal" style:font-weight-asian="normal" style:font-name-complex="Noto Serif CJK KR1" style:font-size-complex="12pt" style:font-style-complex="normal" style:font-weight-complex="normal"/>
    </style:style>
    <style:style style:name="P41" style:family="paragraph" style:parent-style-name="Standard">
      <style:text-properties style:font-name="Noto Serif CJK KR1" fo:font-size="12pt" fo:font-style="normal" fo:font-weight="normal" officeooo:rsid="01479e51" officeooo:paragraph-rsid="01479e51" style:font-name-asian="Noto Serif CJK KR1" style:font-size-asian="12pt" style:font-style-asian="normal" style:font-weight-asian="normal" style:font-name-complex="Noto Serif CJK KR1" style:font-size-complex="12pt" style:font-style-complex="normal" style:font-weight-complex="normal"/>
    </style:style>
    <style:style style:name="P42" style:family="paragraph" style:parent-style-name="Standard">
      <style:text-properties style:font-name="Noto Serif CJK KR1" fo:font-size="16pt" fo:font-style="normal" fo:font-weight="bold" officeooo:rsid="00a1d995" officeooo:paragraph-rsid="00a1d995" style:font-name-asian="Noto Serif CJK KR1" style:font-size-asian="16pt" style:font-style-asian="normal" style:font-weight-asian="bold" style:font-name-complex="Noto Serif CJK KR1" style:font-size-complex="16pt" style:font-style-complex="normal" style:font-weight-complex="bold"/>
    </style:style>
    <style:style style:name="P43" style:family="paragraph" style:parent-style-name="Standard">
      <style:text-properties officeooo:rsid="00244aa5" officeooo:paragraph-rsid="004a813f"/>
    </style:style>
    <style:style style:name="P44" style:family="paragraph" style:parent-style-name="Standard">
      <style:text-properties fo:font-size="12pt" style:font-size-asian="12pt" style:font-size-complex="12pt"/>
    </style:style>
    <style:style style:name="P45" style:family="paragraph" style:parent-style-name="Standard">
      <style:text-properties fo:font-size="12pt" officeooo:rsid="00244aa5" officeooo:paragraph-rsid="003eee47" style:font-size-asian="12pt" style:font-size-complex="12pt"/>
    </style:style>
    <style:style style:name="P46" style:family="paragraph" style:parent-style-name="Standard">
      <style:text-properties fo:font-size="12pt" officeooo:rsid="00244aa5" officeooo:paragraph-rsid="004a813f" style:font-size-asian="12pt" style:font-size-complex="12pt"/>
    </style:style>
    <style:style style:name="P47" style:family="paragraph" style:parent-style-name="Standard">
      <style:text-properties fo:font-size="12pt" officeooo:rsid="00244aa5" officeooo:paragraph-rsid="010950e8" style:font-size-asian="12pt" style:font-size-complex="12pt"/>
    </style:style>
    <style:style style:name="P48" style:family="paragraph" style:parent-style-name="Standard">
      <style:text-properties fo:font-size="12pt" officeooo:rsid="00244aa5" officeooo:paragraph-rsid="012eab7c" style:font-size-asian="12pt" style:font-size-complex="12pt"/>
    </style:style>
    <style:style style:name="P49" style:family="paragraph" style:parent-style-name="Standard">
      <style:text-properties fo:font-size="12pt" officeooo:rsid="00244aa5" officeooo:paragraph-rsid="01314da2" style:font-size-asian="12pt" style:font-size-complex="12pt"/>
    </style:style>
    <style:style style:name="P50" style:family="paragraph" style:parent-style-name="Standard">
      <style:text-properties fo:font-size="12pt" officeooo:rsid="00244aa5" officeooo:paragraph-rsid="0131ff1a" style:font-size-asian="12pt" style:font-size-complex="12pt"/>
    </style:style>
    <style:style style:name="P51" style:family="paragraph" style:parent-style-name="Standard">
      <style:text-properties fo:font-size="12pt" officeooo:rsid="0023cfa1" officeooo:paragraph-rsid="003eee47" style:font-size-asian="12pt" style:font-size-complex="12pt"/>
    </style:style>
    <style:style style:name="P52" style:family="paragraph" style:parent-style-name="Standard">
      <style:text-properties fo:font-size="12pt" officeooo:rsid="0023cfa1" officeooo:paragraph-rsid="0043bcb4" style:font-size-asian="12pt" style:font-size-complex="12pt"/>
    </style:style>
    <style:style style:name="P53" style:family="paragraph" style:parent-style-name="Standard">
      <style:text-properties fo:font-size="12pt" officeooo:rsid="0023cfa1" officeooo:paragraph-rsid="0035fec3" style:font-size-asian="12pt" style:font-size-complex="12pt"/>
    </style:style>
    <style:style style:name="P54" style:family="paragraph" style:parent-style-name="Standard">
      <style:text-properties fo:font-size="12pt" officeooo:rsid="0023cfa1" officeooo:paragraph-rsid="00b241a2" style:font-size-asian="12pt" style:font-size-complex="12pt"/>
    </style:style>
    <style:style style:name="P55" style:family="paragraph" style:parent-style-name="Standard">
      <style:text-properties fo:font-size="12pt" officeooo:rsid="0023cfa1" officeooo:paragraph-rsid="00422b40" style:font-size-asian="12pt" style:font-size-complex="12pt"/>
    </style:style>
    <style:style style:name="P56" style:family="paragraph" style:parent-style-name="Standard">
      <style:text-properties fo:font-size="12pt" officeooo:rsid="003eee47" officeooo:paragraph-rsid="003eee47" style:font-size-asian="12pt" style:font-size-complex="12pt"/>
    </style:style>
    <style:style style:name="P57" style:family="paragraph" style:parent-style-name="Standard">
      <style:text-properties fo:font-size="12pt" officeooo:rsid="001773a2" officeooo:paragraph-rsid="0035fec3" style:font-size-asian="12pt" style:font-size-complex="12pt"/>
    </style:style>
    <style:style style:name="P58" style:family="paragraph" style:parent-style-name="Standard">
      <style:text-properties fo:font-size="12pt" officeooo:rsid="001773a2" officeooo:paragraph-rsid="001773a2" style:font-size-asian="12pt" style:font-size-complex="12pt"/>
    </style:style>
    <style:style style:name="P59" style:family="paragraph" style:parent-style-name="Standard">
      <style:text-properties fo:font-size="12pt" officeooo:rsid="001b0d1e" officeooo:paragraph-rsid="0035fec3" style:font-size-asian="12pt" style:font-size-complex="12pt"/>
    </style:style>
    <style:style style:name="P60" style:family="paragraph" style:parent-style-name="Standard">
      <style:text-properties fo:font-size="12pt" officeooo:rsid="0022408f" officeooo:paragraph-rsid="0035fec3" style:font-size-asian="12pt" style:font-size-complex="12pt"/>
    </style:style>
    <style:style style:name="P61" style:family="paragraph" style:parent-style-name="Standard">
      <style:text-properties fo:font-size="12pt" officeooo:rsid="00108f4c" officeooo:paragraph-rsid="00283b1b" style:font-size-asian="12pt" style:font-size-complex="12pt"/>
    </style:style>
    <style:style style:name="P62" style:family="paragraph" style:parent-style-name="Standard">
      <style:text-properties fo:font-size="12pt" officeooo:rsid="00108f4c" officeooo:paragraph-rsid="002946c8" style:font-size-asian="12pt" style:font-size-complex="12pt"/>
    </style:style>
    <style:style style:name="P63" style:family="paragraph" style:parent-style-name="Standard">
      <style:text-properties fo:font-size="12pt" officeooo:rsid="001220d7" officeooo:paragraph-rsid="00296727" style:font-size-asian="12pt" style:font-size-complex="12pt"/>
    </style:style>
    <style:style style:name="P64" style:family="paragraph" style:parent-style-name="Standard">
      <style:text-properties fo:font-size="12pt" officeooo:rsid="001220d7" officeooo:paragraph-rsid="002ae62b" style:font-size-asian="12pt" style:font-size-complex="12pt"/>
    </style:style>
    <style:style style:name="P65" style:family="paragraph" style:parent-style-name="Standard">
      <style:text-properties fo:font-size="12pt" officeooo:rsid="001220d7" officeooo:paragraph-rsid="00ba93e9" style:font-size-asian="12pt" style:font-size-complex="12pt"/>
    </style:style>
    <style:style style:name="P66" style:family="paragraph" style:parent-style-name="Standard">
      <style:text-properties fo:font-size="12pt" officeooo:rsid="001220d7" officeooo:paragraph-rsid="00c0bc4c" style:font-size-asian="12pt" style:font-size-complex="12pt"/>
    </style:style>
    <style:style style:name="P67" style:family="paragraph" style:parent-style-name="Standard">
      <style:text-properties fo:font-size="12pt" officeooo:rsid="001220d7" officeooo:paragraph-rsid="00c45d53" style:font-size-asian="12pt" style:font-size-complex="12pt"/>
    </style:style>
    <style:style style:name="P68" style:family="paragraph" style:parent-style-name="Standard">
      <style:text-properties fo:font-size="12pt" officeooo:rsid="0029d4c5" officeooo:paragraph-rsid="0029d4c5" style:font-size-asian="12pt" style:font-size-complex="12pt"/>
    </style:style>
    <style:style style:name="P69" style:family="paragraph" style:parent-style-name="Standard">
      <style:text-properties fo:font-size="12pt" officeooo:rsid="00136170" officeooo:paragraph-rsid="0029d4c5" style:font-size-asian="12pt" style:font-size-complex="12pt"/>
    </style:style>
    <style:style style:name="P70" style:family="paragraph" style:parent-style-name="Standard">
      <style:text-properties fo:font-size="12pt" officeooo:rsid="00136170" officeooo:paragraph-rsid="00136170" style:font-size-asian="12pt" style:font-size-complex="12pt"/>
    </style:style>
    <style:style style:name="P71" style:family="paragraph" style:parent-style-name="Standard">
      <style:text-properties fo:font-size="12pt" officeooo:rsid="00637d41" officeooo:paragraph-rsid="0029d4c5" style:font-size-asian="12pt" style:font-size-complex="12pt"/>
    </style:style>
    <style:style style:name="P72" style:family="paragraph" style:parent-style-name="Standard">
      <style:text-properties fo:font-size="12pt" officeooo:rsid="001e5d6b" officeooo:paragraph-rsid="002aa460" style:font-size-asian="12pt" style:font-size-complex="12pt"/>
    </style:style>
    <style:style style:name="P73" style:family="paragraph" style:parent-style-name="Standard">
      <style:text-properties fo:font-size="12pt" officeooo:rsid="001e5d6b" officeooo:paragraph-rsid="00ba93e9" style:font-size-asian="12pt" style:font-size-complex="12pt"/>
    </style:style>
    <style:style style:name="P74" style:family="paragraph" style:parent-style-name="Standard">
      <style:text-properties fo:font-size="12pt" officeooo:rsid="001f16e8" officeooo:paragraph-rsid="001f16e8" style:font-size-asian="12pt" style:font-size-complex="12pt"/>
    </style:style>
    <style:style style:name="P75" style:family="paragraph" style:parent-style-name="Standard">
      <style:text-properties fo:font-size="12pt" officeooo:rsid="001f16e8" officeooo:paragraph-rsid="002aa460" style:font-size-asian="12pt" style:font-size-complex="12pt"/>
    </style:style>
    <style:style style:name="P76" style:family="paragraph" style:parent-style-name="Standard">
      <style:text-properties fo:font-size="12pt" officeooo:rsid="0020cd56" officeooo:paragraph-rsid="0020cd56" style:font-size-asian="12pt" style:font-size-complex="12pt"/>
    </style:style>
    <style:style style:name="P77" style:family="paragraph" style:parent-style-name="Standard">
      <style:text-properties fo:font-size="12pt" officeooo:rsid="0020cd56" officeooo:paragraph-rsid="002ae62b" style:font-size-asian="12pt" style:font-size-complex="12pt"/>
    </style:style>
    <style:style style:name="P78" style:family="paragraph" style:parent-style-name="Standard">
      <style:text-properties fo:font-size="12pt" officeooo:rsid="0020cd56" officeooo:paragraph-rsid="00c45d53" style:font-size-asian="12pt" style:font-size-complex="12pt"/>
    </style:style>
    <style:style style:name="P79" style:family="paragraph" style:parent-style-name="Standard">
      <style:text-properties fo:font-size="12pt" officeooo:rsid="0072a0e7" officeooo:paragraph-rsid="00b3a633" style:font-size-asian="12pt" style:font-size-complex="12pt"/>
    </style:style>
    <style:style style:name="P80" style:family="paragraph" style:parent-style-name="Standard">
      <style:text-properties fo:font-size="12pt" officeooo:rsid="0072a0e7" officeooo:paragraph-rsid="00c3a5c3" style:font-size-asian="12pt" style:font-size-complex="12pt"/>
    </style:style>
    <style:style style:name="P81" style:family="paragraph" style:parent-style-name="Standard">
      <style:text-properties fo:font-size="12pt" officeooo:rsid="0075dabb" officeooo:paragraph-rsid="00be1e8b" style:font-size-asian="12pt" style:font-size-complex="12pt"/>
    </style:style>
    <style:style style:name="P82" style:family="paragraph" style:parent-style-name="Standard">
      <style:text-properties fo:font-size="12pt" officeooo:rsid="00212e68" officeooo:paragraph-rsid="00c45d53" style:font-size-asian="12pt" style:font-size-complex="12pt"/>
    </style:style>
    <style:style style:name="P83" style:family="paragraph" style:parent-style-name="Standard">
      <style:text-properties fo:font-size="12pt" officeooo:rsid="003df477" officeooo:paragraph-rsid="00c45d53" style:font-size-asian="12pt" style:font-size-complex="12pt"/>
    </style:style>
    <style:style style:name="P84" style:family="paragraph" style:parent-style-name="Standard">
      <style:text-properties fo:font-size="12pt" officeooo:rsid="00616c06" officeooo:paragraph-rsid="00c45d53" style:font-size-asian="12pt" style:font-size-complex="12pt"/>
    </style:style>
    <style:style style:name="P85" style:family="paragraph" style:parent-style-name="Standard">
      <style:text-properties fo:font-size="12pt" officeooo:rsid="0063357a" officeooo:paragraph-rsid="00f21db7" style:font-size-asian="12pt" style:font-size-complex="12pt"/>
    </style:style>
    <style:style style:name="P86" style:family="paragraph" style:parent-style-name="Standard">
      <style:text-properties fo:font-size="12pt" officeooo:rsid="0063357a" officeooo:paragraph-rsid="00f9a644" style:font-size-asian="12pt" style:font-size-complex="12pt"/>
    </style:style>
    <style:style style:name="P87" style:family="paragraph" style:parent-style-name="Standard">
      <style:text-properties fo:font-size="12pt" officeooo:rsid="0063357a" officeooo:paragraph-rsid="0063357a" style:font-size-asian="12pt" style:font-size-complex="12pt"/>
    </style:style>
    <style:style style:name="P88" style:family="paragraph" style:parent-style-name="Standard">
      <style:text-properties fo:font-size="12pt" officeooo:rsid="0063357a" officeooo:paragraph-rsid="00fc90f9" style:font-size-asian="12pt" style:font-size-complex="12pt"/>
    </style:style>
    <style:style style:name="P89" style:family="paragraph" style:parent-style-name="Standard">
      <style:text-properties fo:font-size="12pt" officeooo:rsid="0063357a" officeooo:paragraph-rsid="01053eee" style:font-size-asian="12pt" style:font-size-complex="12pt"/>
    </style:style>
    <style:style style:name="P90" style:family="paragraph" style:parent-style-name="Standard">
      <style:text-properties fo:font-size="12pt" officeooo:rsid="0063357a" officeooo:paragraph-rsid="010b816b" style:font-size-asian="12pt" style:font-size-complex="12pt"/>
    </style:style>
    <style:style style:name="P91" style:family="paragraph" style:parent-style-name="Standard">
      <style:text-properties fo:font-size="12pt" officeooo:paragraph-rsid="00f8b378" style:font-size-asian="12pt" style:font-size-complex="12pt"/>
    </style:style>
    <style:style style:name="P92" style:family="paragraph" style:parent-style-name="Standard">
      <style:text-properties fo:font-size="12pt" officeooo:rsid="00686737" officeooo:paragraph-rsid="00686737" style:font-size-asian="12pt" style:font-size-complex="12pt"/>
    </style:style>
    <style:style style:name="P93" style:family="paragraph" style:parent-style-name="Standard">
      <style:text-properties fo:font-size="12pt" officeooo:rsid="00686737" officeooo:paragraph-rsid="00fb44b4" style:font-size-asian="12pt" style:font-size-complex="12pt"/>
    </style:style>
    <style:style style:name="P94" style:family="paragraph" style:parent-style-name="Standard">
      <style:text-properties fo:font-size="12pt" officeooo:rsid="00fc90f9" officeooo:paragraph-rsid="00fc90f9" style:font-size-asian="12pt" style:font-size-complex="12pt"/>
    </style:style>
    <style:style style:name="P95" style:family="paragraph" style:parent-style-name="Standard">
      <style:text-properties fo:font-size="12pt" officeooo:rsid="00fe68e9" officeooo:paragraph-rsid="0114f10b" style:font-size-asian="12pt" style:font-size-complex="12pt"/>
    </style:style>
    <style:style style:name="P96" style:family="paragraph" style:parent-style-name="Standard">
      <style:text-properties fo:font-size="12pt" officeooo:rsid="006b92bd" officeooo:paragraph-rsid="006b92bd" style:font-size-asian="12pt" style:font-size-complex="12pt"/>
    </style:style>
    <style:style style:name="P97" style:family="paragraph" style:parent-style-name="Standard">
      <style:text-properties fo:font-size="12pt" officeooo:rsid="006b92bd" officeooo:paragraph-rsid="01053eee" style:font-size-asian="12pt" style:font-size-complex="12pt"/>
    </style:style>
    <style:style style:name="P98" style:family="paragraph" style:parent-style-name="Standard">
      <style:text-properties fo:font-size="12pt" officeooo:rsid="007692d4" officeooo:paragraph-rsid="007692d4" style:font-size-asian="12pt" style:font-size-complex="12pt"/>
    </style:style>
    <style:style style:name="P99" style:family="paragraph" style:parent-style-name="Standard">
      <style:text-properties fo:font-size="12pt" officeooo:rsid="007692d4" officeooo:paragraph-rsid="0114f10b" style:font-size-asian="12pt" style:font-size-complex="12pt"/>
    </style:style>
    <style:style style:name="P100" style:family="paragraph" style:parent-style-name="Standard">
      <style:text-properties fo:font-size="12pt" officeooo:rsid="007692d4" officeooo:paragraph-rsid="0117b66f" style:font-size-asian="12pt" style:font-size-complex="12pt"/>
    </style:style>
    <style:style style:name="P101" style:family="paragraph" style:parent-style-name="Standard">
      <style:text-properties fo:font-size="12pt" officeooo:rsid="007692d4" officeooo:paragraph-rsid="01188d21" style:font-size-asian="12pt" style:font-size-complex="12pt"/>
    </style:style>
    <style:style style:name="P102" style:family="paragraph" style:parent-style-name="Standard">
      <style:text-properties fo:font-size="12pt" officeooo:rsid="007692d4" officeooo:paragraph-rsid="011a5da7" style:font-size-asian="12pt" style:font-size-complex="12pt"/>
    </style:style>
    <style:style style:name="P103" style:family="paragraph" style:parent-style-name="Standard">
      <style:text-properties fo:font-size="12pt" officeooo:rsid="007c3198" officeooo:paragraph-rsid="007c3198" style:font-size-asian="12pt" style:font-size-complex="12pt"/>
    </style:style>
    <style:style style:name="P104" style:family="paragraph" style:parent-style-name="Standard">
      <style:text-properties fo:font-size="12pt" officeooo:rsid="007c3198" officeooo:paragraph-rsid="0114f10b" style:font-size-asian="12pt" style:font-size-complex="12pt"/>
    </style:style>
    <style:style style:name="P105" style:family="paragraph" style:parent-style-name="Standard">
      <style:text-properties fo:font-size="12pt" officeooo:rsid="007c3198" officeooo:paragraph-rsid="01374ceb" style:font-size-asian="12pt" style:font-size-complex="12pt"/>
    </style:style>
    <style:style style:name="P106" style:family="paragraph" style:parent-style-name="Standard">
      <style:text-properties fo:font-size="12pt" officeooo:rsid="007b7a11" officeooo:paragraph-rsid="007b7a11" style:font-size-asian="12pt" style:font-size-complex="12pt"/>
    </style:style>
    <style:style style:name="P107" style:family="paragraph" style:parent-style-name="Standard">
      <style:text-properties fo:font-size="12pt" officeooo:rsid="007b7a11" officeooo:paragraph-rsid="011bdee3" style:font-size-asian="12pt" style:font-size-complex="12pt"/>
    </style:style>
    <style:style style:name="P108" style:family="paragraph" style:parent-style-name="Standard">
      <style:text-properties fo:font-size="12pt" officeooo:rsid="007b7a11" officeooo:paragraph-rsid="011d0645" style:font-size-asian="12pt" style:font-size-complex="12pt"/>
    </style:style>
    <style:style style:name="P109" style:family="paragraph" style:parent-style-name="Standard">
      <style:text-properties fo:font-size="12pt" officeooo:rsid="007daf76" officeooo:paragraph-rsid="007daf76" style:font-size-asian="12pt" style:font-size-complex="12pt"/>
    </style:style>
    <style:style style:name="P110" style:family="paragraph" style:parent-style-name="Standard">
      <style:text-properties fo:font-size="12pt" officeooo:rsid="007daf76" officeooo:paragraph-rsid="011e3f53" style:font-size-asian="12pt" style:font-size-complex="12pt"/>
    </style:style>
    <style:style style:name="P111" style:family="paragraph" style:parent-style-name="Standard">
      <style:text-properties fo:font-size="12pt" officeooo:rsid="007daf76" officeooo:paragraph-rsid="011e7b36" style:font-size-asian="12pt" style:font-size-complex="12pt"/>
    </style:style>
    <style:style style:name="P112" style:family="paragraph" style:parent-style-name="Standard">
      <style:text-properties fo:font-size="12pt" officeooo:rsid="007daf76" officeooo:paragraph-rsid="0122fdfc" style:font-size-asian="12pt" style:font-size-complex="12pt"/>
    </style:style>
    <style:style style:name="P113" style:family="paragraph" style:parent-style-name="Standard">
      <style:text-properties fo:font-size="12pt" officeooo:rsid="007daf76" officeooo:paragraph-rsid="0126be3b" style:font-size-asian="12pt" style:font-size-complex="12pt"/>
    </style:style>
    <style:style style:name="P114" style:family="paragraph" style:parent-style-name="Standard">
      <style:text-properties fo:font-size="12pt" officeooo:rsid="0090debf" officeooo:paragraph-rsid="011e3f53" style:font-size-asian="12pt" style:font-size-complex="12pt"/>
    </style:style>
    <style:style style:name="P115" style:family="paragraph" style:parent-style-name="Standard">
      <style:text-properties fo:font-size="12pt" officeooo:rsid="0080ebe0" officeooo:paragraph-rsid="0080ebe0" style:font-size-asian="12pt" style:font-size-complex="12pt"/>
    </style:style>
    <style:style style:name="P116" style:family="paragraph" style:parent-style-name="Standard">
      <style:text-properties fo:font-size="12pt" officeooo:rsid="0080ebe0" officeooo:paragraph-rsid="011f91e8" style:font-size-asian="12pt" style:font-size-complex="12pt"/>
    </style:style>
    <style:style style:name="P117" style:family="paragraph" style:parent-style-name="Standard">
      <style:text-properties fo:font-size="12pt" officeooo:rsid="0080ebe0" officeooo:paragraph-rsid="0122718c" style:font-size-asian="12pt" style:font-size-complex="12pt"/>
    </style:style>
    <style:style style:name="P118" style:family="paragraph" style:parent-style-name="Standard">
      <style:text-properties fo:font-size="12pt" officeooo:rsid="00812703" officeooo:paragraph-rsid="00812703" style:font-size-asian="12pt" style:font-size-complex="12pt"/>
    </style:style>
    <style:style style:name="P119" style:family="paragraph" style:parent-style-name="Standard">
      <style:text-properties fo:font-size="12pt" officeooo:rsid="00812703" officeooo:paragraph-rsid="0122fdfc" style:font-size-asian="12pt" style:font-size-complex="12pt"/>
    </style:style>
    <style:style style:name="P120" style:family="paragraph" style:parent-style-name="Standard">
      <style:text-properties fo:font-size="12pt" officeooo:rsid="00812703" officeooo:paragraph-rsid="0124246c" style:font-size-asian="12pt" style:font-size-complex="12pt"/>
    </style:style>
    <style:style style:name="P121" style:family="paragraph" style:parent-style-name="Standard">
      <style:text-properties fo:font-size="12pt" officeooo:rsid="0083bb51" officeooo:paragraph-rsid="0083bb51" style:font-size-asian="12pt" style:font-size-complex="12pt"/>
    </style:style>
    <style:style style:name="P122" style:family="paragraph" style:parent-style-name="Standard">
      <style:text-properties fo:font-size="12pt" officeooo:rsid="0084a181" officeooo:paragraph-rsid="0084a181" style:font-size-asian="12pt" style:font-size-complex="12pt"/>
    </style:style>
    <style:style style:name="P123" style:family="paragraph" style:parent-style-name="Standard">
      <style:text-properties fo:font-size="12pt" officeooo:rsid="0084a181" officeooo:paragraph-rsid="012a849f" style:font-size-asian="12pt" style:font-size-complex="12pt"/>
    </style:style>
    <style:style style:name="P124" style:family="paragraph" style:parent-style-name="Standard">
      <style:text-properties fo:font-size="12pt" officeooo:rsid="008532bd" officeooo:paragraph-rsid="012b4ba7" style:font-size-asian="12pt" style:font-size-complex="12pt"/>
    </style:style>
    <style:style style:name="P125" style:family="paragraph" style:parent-style-name="Standard">
      <style:text-properties fo:font-size="12pt" officeooo:rsid="008e08c9" officeooo:paragraph-rsid="008e08c9" style:font-size-asian="12pt" style:font-size-complex="12pt"/>
    </style:style>
    <style:style style:name="P126" style:family="paragraph" style:parent-style-name="Standard">
      <style:text-properties fo:font-size="12pt" officeooo:rsid="008fff86" officeooo:paragraph-rsid="008fff86" style:font-size-asian="12pt" style:font-size-complex="12pt"/>
    </style:style>
    <style:style style:name="P127" style:family="paragraph" style:parent-style-name="Standard">
      <style:text-properties fo:font-size="12pt" officeooo:rsid="0093e4f4" officeooo:paragraph-rsid="0093e4f4" style:font-size-asian="12pt" style:font-size-complex="12pt"/>
    </style:style>
    <style:style style:name="P128" style:family="paragraph" style:parent-style-name="Standard">
      <style:text-properties fo:font-size="12pt" officeooo:rsid="0093e4f4" officeooo:paragraph-rsid="0133f4c0" style:font-size-asian="12pt" style:font-size-complex="12pt"/>
    </style:style>
    <style:style style:name="P129" style:family="paragraph" style:parent-style-name="Standard">
      <style:text-properties fo:font-size="12pt" officeooo:rsid="0093e4f4" officeooo:paragraph-rsid="01342e33" style:font-size-asian="12pt" style:font-size-complex="12pt"/>
    </style:style>
    <style:style style:name="P130" style:family="paragraph" style:parent-style-name="Standard">
      <style:text-properties fo:font-size="12pt" officeooo:rsid="009705a4" officeooo:paragraph-rsid="009705a4" style:font-size-asian="12pt" style:font-size-complex="12pt"/>
    </style:style>
    <style:style style:name="P131" style:family="paragraph" style:parent-style-name="Standard">
      <style:text-properties fo:font-size="12pt" officeooo:rsid="009967dd" officeooo:paragraph-rsid="009967dd" style:font-size-asian="12pt" style:font-size-complex="12pt"/>
    </style:style>
    <style:style style:name="P132" style:family="paragraph" style:parent-style-name="Standard">
      <style:text-properties fo:font-size="12pt" officeooo:rsid="009967dd" officeooo:paragraph-rsid="013706b1" style:font-size-asian="12pt" style:font-size-complex="12pt"/>
    </style:style>
    <style:style style:name="P133" style:family="paragraph" style:parent-style-name="Standard">
      <style:text-properties fo:font-size="12pt" officeooo:rsid="009a4edd" officeooo:paragraph-rsid="013ac5f5" style:font-size-asian="12pt" style:font-size-complex="12pt"/>
    </style:style>
    <style:style style:name="P134" style:family="paragraph" style:parent-style-name="Standard">
      <style:text-properties fo:font-size="12pt" fo:font-weight="normal" officeooo:rsid="0023cfa1" officeooo:paragraph-rsid="0045796b" style:font-size-asian="12pt" style:font-weight-asian="normal" style:font-size-complex="12pt" style:font-weight-complex="normal"/>
    </style:style>
    <style:style style:name="P135" style:family="paragraph" style:parent-style-name="Standard">
      <style:text-properties fo:font-size="12pt" fo:font-weight="normal" officeooo:rsid="0023cfa1" officeooo:paragraph-rsid="00477029" style:font-size-asian="12pt" style:font-weight-asian="normal" style:font-size-complex="12pt" style:font-weight-complex="normal"/>
    </style:style>
    <style:style style:name="P136" style:family="paragraph" style:parent-style-name="Standard">
      <style:text-properties fo:font-size="12pt" fo:font-weight="normal" officeooo:rsid="0023cfa1" officeooo:paragraph-rsid="004a813f" style:font-size-asian="12pt" style:font-weight-asian="normal" style:font-size-complex="12pt" style:font-weight-complex="normal"/>
    </style:style>
    <style:style style:name="P137" style:family="paragraph" style:parent-style-name="Standard">
      <style:text-properties fo:font-size="12pt" fo:font-weight="normal" officeooo:rsid="0023cfa1" officeooo:paragraph-rsid="005258b3" style:font-size-asian="12pt" style:font-weight-asian="normal" style:font-size-complex="12pt" style:font-weight-complex="normal"/>
    </style:style>
    <style:style style:name="P138" style:family="paragraph" style:parent-style-name="Standard">
      <style:text-properties fo:font-size="12pt" fo:font-weight="normal" officeooo:rsid="0023cfa1" officeooo:paragraph-rsid="00544498" style:font-size-asian="12pt" style:font-weight-asian="normal" style:font-size-complex="12pt" style:font-weight-complex="normal"/>
    </style:style>
    <style:style style:name="P139" style:family="paragraph" style:parent-style-name="Standard">
      <style:text-properties fo:font-size="12pt" fo:font-weight="normal" officeooo:rsid="0023cfa1" officeooo:paragraph-rsid="0059e6de" style:font-size-asian="12pt" style:font-weight-asian="normal" style:font-size-complex="12pt" style:font-weight-complex="normal"/>
    </style:style>
    <style:style style:name="P140" style:family="paragraph" style:parent-style-name="Standard">
      <style:text-properties fo:font-size="12pt" fo:font-weight="normal" officeooo:rsid="0023cfa1" officeooo:paragraph-rsid="005b218b" style:font-size-asian="12pt" style:font-weight-asian="normal" style:font-size-complex="12pt" style:font-weight-complex="normal"/>
    </style:style>
    <style:style style:name="P141" style:family="paragraph" style:parent-style-name="Standard">
      <style:text-properties fo:font-size="12pt" fo:font-weight="normal" officeooo:rsid="0023cfa1" officeooo:paragraph-rsid="006d9b40" style:font-size-asian="12pt" style:font-weight-asian="normal" style:font-size-complex="12pt" style:font-weight-complex="normal"/>
    </style:style>
    <style:style style:name="P142" style:family="paragraph" style:parent-style-name="Standard">
      <style:text-properties fo:font-size="12pt" fo:font-weight="normal" officeooo:rsid="0023cfa1" officeooo:paragraph-rsid="006f0235" style:font-size-asian="12pt" style:font-weight-asian="normal" style:font-size-complex="12pt" style:font-weight-complex="normal"/>
    </style:style>
    <style:style style:name="P143" style:family="paragraph" style:parent-style-name="Standard">
      <style:text-properties fo:font-size="12pt" fo:font-weight="normal" officeooo:rsid="0023cfa1" officeooo:paragraph-rsid="00b0c03d" style:font-size-asian="12pt" style:font-weight-asian="normal" style:font-size-complex="12pt" style:font-weight-complex="normal"/>
    </style:style>
    <style:style style:name="P144" style:family="paragraph" style:parent-style-name="Standard">
      <style:text-properties fo:font-size="12pt" fo:font-weight="normal" officeooo:rsid="0023cfa1" officeooo:paragraph-rsid="00b9aa73" style:font-size-asian="12pt" style:font-weight-asian="normal" style:font-size-complex="12pt" style:font-weight-complex="normal"/>
    </style:style>
    <style:style style:name="P145" style:family="paragraph" style:parent-style-name="Standard">
      <style:text-properties fo:font-size="12pt" fo:font-weight="normal" officeooo:rsid="0023cfa1" officeooo:paragraph-rsid="00c45d53" style:font-size-asian="12pt" style:font-weight-asian="normal" style:font-size-complex="12pt" style:font-weight-complex="normal"/>
    </style:style>
    <style:style style:name="P146" style:family="paragraph" style:parent-style-name="Standard">
      <style:text-properties fo:font-size="12pt" fo:font-weight="normal" officeooo:rsid="0023cfa1" officeooo:paragraph-rsid="004472b8" style:font-size-asian="12pt" style:font-weight-asian="normal" style:font-size-complex="12pt" style:font-weight-complex="normal"/>
    </style:style>
    <style:style style:name="P147" style:family="paragraph" style:parent-style-name="Standard">
      <style:text-properties fo:font-size="12pt" fo:font-weight="normal" officeooo:rsid="0023cfa1" officeooo:paragraph-rsid="00d2be7f" style:font-size-asian="12pt" style:font-weight-asian="normal" style:font-size-complex="12pt" style:font-weight-complex="normal"/>
    </style:style>
    <style:style style:name="P148" style:family="paragraph" style:parent-style-name="Standard">
      <style:text-properties fo:font-size="12pt" fo:font-weight="normal" officeooo:rsid="0023cfa1" officeooo:paragraph-rsid="00d9bd6b" style:font-size-asian="12pt" style:font-weight-asian="normal" style:font-size-complex="12pt" style:font-weight-complex="normal"/>
    </style:style>
    <style:style style:name="P149" style:family="paragraph" style:parent-style-name="Standard">
      <style:text-properties fo:font-size="12pt" fo:font-weight="normal" officeooo:rsid="0023cfa1" officeooo:paragraph-rsid="00d9fcf7" style:font-size-asian="12pt" style:font-weight-asian="normal" style:font-size-complex="12pt" style:font-weight-complex="normal"/>
    </style:style>
    <style:style style:name="P150" style:family="paragraph" style:parent-style-name="Standard">
      <style:text-properties fo:font-size="12pt" fo:font-weight="normal" officeooo:rsid="0023cfa1" officeooo:paragraph-rsid="00dd68a8" style:font-size-asian="12pt" style:font-weight-asian="normal" style:font-size-complex="12pt" style:font-weight-complex="normal"/>
    </style:style>
    <style:style style:name="P151" style:family="paragraph" style:parent-style-name="Standard">
      <style:text-properties fo:font-size="12pt" fo:font-weight="normal" officeooo:rsid="0023cfa1" officeooo:paragraph-rsid="00decc1b" style:font-size-asian="12pt" style:font-weight-asian="normal" style:font-size-complex="12pt" style:font-weight-complex="normal"/>
    </style:style>
    <style:style style:name="P152" style:family="paragraph" style:parent-style-name="Standard">
      <style:text-properties fo:font-size="12pt" fo:font-weight="normal" officeooo:rsid="0023cfa1" officeooo:paragraph-rsid="00df789c" style:font-size-asian="12pt" style:font-weight-asian="normal" style:font-size-complex="12pt" style:font-weight-complex="normal"/>
    </style:style>
    <style:style style:name="P153" style:family="paragraph" style:parent-style-name="Standard">
      <style:text-properties fo:font-size="12pt" fo:font-weight="normal" officeooo:rsid="0023cfa1" officeooo:paragraph-rsid="00e2038a" style:font-size-asian="12pt" style:font-weight-asian="normal" style:font-size-complex="12pt" style:font-weight-complex="normal"/>
    </style:style>
    <style:style style:name="P154" style:family="paragraph" style:parent-style-name="Standard">
      <style:text-properties fo:font-size="12pt" fo:font-weight="normal" officeooo:rsid="0023cfa1" officeooo:paragraph-rsid="0056d1e9" style:font-size-asian="12pt" style:font-weight-asian="normal" style:font-size-complex="12pt" style:font-weight-complex="normal"/>
    </style:style>
    <style:style style:name="P155" style:family="paragraph" style:parent-style-name="Standard">
      <style:text-properties fo:font-size="12pt" fo:font-weight="normal" officeooo:rsid="00616c06" officeooo:paragraph-rsid="00c45d53" style:font-size-asian="12pt" style:font-weight-asian="normal" style:font-size-complex="12pt" style:font-weight-complex="normal"/>
    </style:style>
    <style:style style:name="P156" style:family="paragraph" style:parent-style-name="Standard">
      <style:text-properties fo:font-size="12pt" fo:font-weight="normal" officeooo:rsid="00686430" officeooo:paragraph-rsid="00d701f6" style:font-size-asian="12pt" style:font-weight-asian="normal" style:font-size-complex="12pt" style:font-weight-complex="normal"/>
    </style:style>
    <style:style style:name="P157" style:family="paragraph" style:parent-style-name="Standard">
      <style:text-properties fo:font-size="12pt" fo:font-weight="normal" officeooo:rsid="00e2da17" officeooo:paragraph-rsid="00e5cff7" style:font-size-asian="12pt" style:font-weight-asian="normal" style:font-size-complex="12pt" style:font-weight-complex="normal"/>
    </style:style>
    <style:style style:name="P158" style:family="paragraph" style:parent-style-name="Standard">
      <style:text-properties fo:font-size="12pt" fo:font-weight="normal" officeooo:rsid="00666d4c" officeooo:paragraph-rsid="00f505c7" style:font-size-asian="12pt" style:font-weight-asian="normal" style:font-size-complex="12pt" style:font-weight-complex="normal"/>
    </style:style>
    <style:style style:name="P159" style:family="paragraph" style:parent-style-name="Standard">
      <style:text-properties fo:font-size="12pt" fo:font-weight="normal" officeooo:rsid="0063357a" officeooo:paragraph-rsid="0110090f" style:font-size-asian="12pt" style:font-weight-asian="normal" style:font-size-complex="12pt" style:font-weight-complex="normal"/>
    </style:style>
    <style:style style:name="P160" style:family="paragraph" style:parent-style-name="Standard">
      <style:text-properties officeooo:rsid="0056d1e9" officeooo:paragraph-rsid="0056d1e9"/>
    </style:style>
    <style:style style:name="P161" style:family="paragraph" style:parent-style-name="Standard">
      <style:text-properties officeooo:rsid="0056d1e9" officeooo:paragraph-rsid="00eaa280"/>
    </style:style>
    <style:style style:name="P162" style:family="paragraph" style:parent-style-name="Standard">
      <style:text-properties officeooo:rsid="0063357a" officeooo:paragraph-rsid="0063357a"/>
    </style:style>
    <style:style style:name="P163" style:family="paragraph" style:parent-style-name="Standard">
      <style:text-properties officeooo:rsid="0063357a" officeooo:paragraph-rsid="00ee7bce"/>
    </style:style>
    <style:style style:name="P164" style:family="paragraph" style:parent-style-name="Standard">
      <style:text-properties officeooo:rsid="0063357a" officeooo:paragraph-rsid="00f0fc57"/>
    </style:style>
    <style:style style:name="P165" style:family="paragraph" style:parent-style-name="Standard">
      <style:text-properties officeooo:rsid="0063357a" officeooo:paragraph-rsid="010023c2"/>
    </style:style>
    <style:style style:name="P166" style:family="paragraph" style:parent-style-name="Standard">
      <style:text-properties fo:color="#000000" style:font-name="Noto Serif CJK KR1" fo:font-size="12pt" fo:font-style="normal" fo:font-weight="normal" officeooo:rsid="002c1ff3" officeooo:paragraph-rsid="00c45d53" style:font-name-asian="Noto Serif CJK KR1" style:font-size-asian="12pt" style:font-style-asian="normal" style:font-weight-asian="normal" style:font-name-complex="Noto Serif CJK KR1" style:font-size-complex="12pt" style:font-style-complex="normal" style:font-weight-complex="normal"/>
    </style:style>
    <style:style style:name="P167" style:family="paragraph" style:parent-style-name="Standard">
      <style:text-properties fo:color="#000000" style:font-name="Noto Serif CJK KR1" fo:font-size="12pt" fo:font-style="normal" fo:font-weight="normal" officeooo:rsid="0056d1e9" officeooo:paragraph-rsid="00c45d53" style:font-name-asian="Noto Serif CJK KR1" style:font-size-asian="12pt" style:font-style-asian="normal" style:font-weight-asian="normal" style:font-name-complex="Noto Serif CJK KR1" style:font-size-complex="12pt" style:font-style-complex="normal" style:font-weight-complex="normal"/>
    </style:style>
    <style:style style:name="P168" style:family="paragraph" style:parent-style-name="Standard">
      <style:text-properties fo:color="#000000" style:font-name="Noto Serif CJK KR1" fo:font-size="12pt" fo:font-style="normal" fo:font-weight="normal" officeooo:rsid="00544498" officeooo:paragraph-rsid="00544498" style:font-name-asian="Noto Serif CJK KR1" style:font-size-asian="12pt" style:font-style-asian="normal" style:font-weight-asian="normal" style:font-name-complex="Noto Serif CJK KR1" style:font-size-complex="12pt" style:font-style-complex="normal" style:font-weight-complex="normal"/>
    </style:style>
    <style:style style:name="P169" style:family="paragraph" style:parent-style-name="Standard">
      <style:text-properties fo:color="#000000" style:font-name="Noto Serif CJK KR1" fo:font-size="12pt" fo:font-style="normal" fo:font-weight="normal" officeooo:rsid="00568ba0" officeooo:paragraph-rsid="00de9481" style:font-name-asian="Noto Serif CJK KR1" style:font-size-asian="12pt" style:font-style-asian="normal" style:font-weight-asian="normal" style:font-name-complex="Noto Serif CJK KR1" style:font-size-complex="12pt" style:font-style-complex="normal" style:font-weight-complex="normal"/>
    </style:style>
    <style:style style:name="P170" style:family="paragraph" style:parent-style-name="Standard">
      <style:text-properties fo:color="#000000" style:font-name="Noto Serif CJK KR1" fo:font-size="12pt" fo:font-style="normal" fo:font-weight="normal" officeooo:rsid="0059e6de" officeooo:paragraph-rsid="0059e6de" style:font-name-asian="Noto Serif CJK KR1" style:font-size-asian="12pt" style:font-style-asian="normal" style:font-weight-asian="normal" style:font-name-complex="Noto Serif CJK KR1" style:font-size-complex="12pt" style:font-style-complex="normal" style:font-weight-complex="normal"/>
    </style:style>
    <style:style style:name="P171" style:family="paragraph" style:parent-style-name="Standard">
      <style:text-properties fo:color="#000000" style:font-name="Noto Serif CJK KR1" fo:font-size="12pt" fo:font-style="normal" fo:font-weight="normal" officeooo:rsid="005b218b" officeooo:paragraph-rsid="005b218b" style:font-name-asian="Noto Serif CJK KR1" style:font-size-asian="12pt" style:font-style-asian="normal" style:font-weight-asian="normal" style:font-name-complex="Noto Serif CJK KR1" style:font-size-complex="12pt" style:font-style-complex="normal" style:font-weight-complex="normal"/>
    </style:style>
    <style:style style:name="P172" style:family="paragraph" style:parent-style-name="Standard">
      <style:text-properties fo:color="#000000" style:font-name="Noto Serif CJK KR1" fo:font-size="12pt" fo:font-style="normal" fo:font-weight="normal" officeooo:rsid="002ae62b" officeooo:paragraph-rsid="00c45d53" style:font-name-asian="Noto Serif CJK KR1" style:font-size-asian="12pt" style:font-style-asian="normal" style:font-weight-asian="normal" style:font-name-complex="Noto Serif CJK KR1" style:font-size-complex="12pt" style:font-style-complex="normal" style:font-weight-complex="normal"/>
    </style:style>
    <style:style style:name="P173" style:family="paragraph" style:parent-style-name="Standard">
      <style:text-properties fo:color="#000000" style:font-name="Noto Serif CJK KR1" fo:font-size="12pt" fo:font-style="normal" fo:font-weight="normal" officeooo:rsid="0023cfa1" officeooo:paragraph-rsid="00e44457" style:font-name-asian="Noto Serif CJK KR1" style:font-size-asian="12pt" style:font-style-asian="normal" style:font-weight-asian="normal" style:font-name-complex="Noto Serif CJK KR1" style:font-size-complex="12pt" style:font-style-complex="normal" style:font-weight-complex="normal"/>
    </style:style>
    <style:style style:name="P174" style:family="paragraph" style:parent-style-name="Standard">
      <style:text-properties fo:color="#000000" style:font-name="Noto Serif CJK KR1" fo:font-size="12pt" fo:font-style="normal" fo:font-weight="normal" officeooo:rsid="00e2da17" officeooo:paragraph-rsid="00e5cff7" style:font-name-asian="Noto Serif CJK KR1" style:font-size-asian="12pt" style:font-style-asian="normal" style:font-weight-asian="normal" style:font-name-complex="Noto Serif CJK KR1" style:font-size-complex="12pt" style:font-style-complex="normal" style:font-weight-complex="normal"/>
    </style:style>
    <style:style style:name="P175" style:family="paragraph" style:parent-style-name="Standard">
      <style:text-properties fo:color="#000000" style:font-name="Noto Serif CJK KR1" fo:font-size="12pt" fo:font-style="normal" style:text-underline-style="solid" style:text-underline-type="double" style:text-underline-width="auto" style:text-underline-color="font-color" fo:font-weight="normal" officeooo:rsid="003df477" officeooo:paragraph-rsid="00c45d53" style:font-name-asian="Noto Serif CJK KR1" style:font-size-asian="12pt" style:font-style-asian="normal" style:font-weight-asian="normal" style:font-name-complex="Noto Serif CJK KR1" style:font-size-complex="12pt" style:font-style-complex="normal" style:font-weight-complex="normal"/>
    </style:style>
    <style:style style:name="P176" style:family="paragraph" style:parent-style-name="Standard">
      <style:text-properties officeooo:paragraph-rsid="00c45d53"/>
    </style:style>
    <style:style style:name="P177" style:family="paragraph" style:parent-style-name="Standard">
      <style:text-properties officeooo:paragraph-rsid="00eaa280"/>
    </style:style>
    <style:style style:name="P178" style:family="paragraph" style:parent-style-name="Standard">
      <style:text-properties fo:color="#000000" style:font-name="Noto Serif CJK KR1" fo:font-size="12pt" fo:font-style="normal" fo:font-weight="normal" officeooo:rsid="00616c06" officeooo:paragraph-rsid="00c45d53" style:font-name-asian="Noto Serif CJK KR1" style:font-size-asian="12pt" style:font-style-asian="normal" style:font-weight-asian="normal" style:font-name-complex="Noto Serif CJK KR1" style:font-size-complex="12pt" style:font-style-complex="normal" style:font-weight-complex="normal"/>
    </style:style>
    <style:style style:name="P179" style:family="paragraph" style:parent-style-name="Standard">
      <style:text-properties fo:color="#000000" style:font-name="Noto Serif CJK KR1" fo:font-size="12pt" fo:font-style="normal" fo:font-weight="normal" officeooo:rsid="001220d7" officeooo:paragraph-rsid="00f21db7" style:font-name-asian="Noto Serif CJK KR1" style:font-size-asian="12pt" style:font-style-asian="normal" style:font-weight-asian="normal" style:font-name-complex="Noto Serif CJK KR1" style:font-size-complex="12pt" style:font-style-complex="normal" style:font-weight-complex="normal"/>
    </style:style>
    <style:style style:name="P180" style:family="paragraph" style:parent-style-name="Standard">
      <style:text-properties fo:color="#000000" style:font-name="Noto Serif CJK KR1" fo:font-size="12pt" fo:font-style="normal" fo:font-weight="normal" officeooo:rsid="006d9b40" officeooo:paragraph-rsid="006d9b40" style:font-name-asian="Noto Serif CJK KR1" style:font-size-asian="12pt" style:font-style-asian="normal" style:font-weight-asian="normal" style:font-name-complex="Noto Serif CJK KR1" style:font-size-complex="12pt" style:font-style-complex="normal" style:font-weight-complex="normal"/>
    </style:style>
    <style:style style:name="P181" style:family="paragraph" style:parent-style-name="Standard">
      <style:text-properties fo:color="#000000" style:font-name="Noto Serif CJK KR1" fo:font-size="12pt" fo:font-style="normal" fo:font-weight="normal" officeooo:rsid="002ae62b" officeooo:paragraph-rsid="011d0645" style:font-name-asian="Noto Serif CJK KR1" style:font-size-asian="12pt" style:font-style-asian="normal" style:font-weight-asian="normal" style:font-name-complex="Noto Serif CJK KR1" style:font-size-complex="12pt" style:font-style-complex="normal" style:font-weight-complex="normal"/>
    </style:style>
    <style:style style:name="P182" style:family="paragraph" style:parent-style-name="Standard">
      <style:text-properties fo:color="#000000" style:font-name="Noto Serif CJK KR1" fo:font-size="12pt" fo:font-style="normal" fo:font-weight="normal" officeooo:rsid="011d0645" officeooo:paragraph-rsid="0122718c" style:font-name-asian="Noto Serif CJK KR1" style:font-size-asian="12pt" style:font-style-asian="normal" style:font-weight-asian="normal" style:font-name-complex="Noto Serif CJK KR1" style:font-size-complex="12pt" style:font-style-complex="normal" style:font-weight-complex="normal"/>
    </style:style>
    <style:style style:name="P183" style:family="paragraph" style:parent-style-name="Standard">
      <style:text-properties fo:color="#000000" style:font-name="Noto Serif CJK KR1" fo:font-size="12pt" fo:font-style="normal" fo:font-weight="normal" officeooo:rsid="0126be3b" officeooo:paragraph-rsid="0126be3b" style:font-name-asian="Noto Serif CJK KR1" style:font-size-asian="12pt" style:font-style-asian="normal" style:font-weight-asian="normal" style:font-name-complex="Noto Serif CJK KR1" style:font-size-complex="12pt" style:font-style-complex="normal" style:font-weight-complex="normal"/>
    </style:style>
    <style:style style:name="P184" style:family="paragraph" style:parent-style-name="Standard">
      <style:text-properties fo:color="#000000" style:font-name="Noto Serif CJK KR1" fo:font-size="12pt" fo:font-style="normal" fo:font-weight="normal" officeooo:rsid="0122718c" officeooo:paragraph-rsid="01314da2" style:font-name-asian="Noto Serif CJK KR1" style:font-size-asian="12pt" style:font-style-asian="normal" style:font-weight-asian="normal" style:font-name-complex="Noto Serif CJK KR1" style:font-size-complex="12pt" style:font-style-complex="normal" style:font-weight-complex="normal"/>
    </style:style>
    <style:style style:name="P185" style:family="paragraph" style:parent-style-name="Standard">
      <style:text-properties fo:color="#000000" style:font-name="Noto Serif CJK KR1" fo:font-size="12pt" fo:font-style="normal" fo:font-weight="normal" officeooo:rsid="0131ff1a" officeooo:paragraph-rsid="0131ff1a" style:font-name-asian="Noto Serif CJK KR1" style:font-size-asian="12pt" style:font-style-asian="normal" style:font-weight-asian="normal" style:font-name-complex="Noto Serif CJK KR1" style:font-size-complex="12pt" style:font-style-complex="normal" style:font-weight-complex="normal"/>
    </style:style>
    <style:style style:name="P186" style:family="paragraph" style:parent-style-name="Standard">
      <style:text-properties fo:color="#000000" style:font-name="Noto Serif CJK KR1" fo:font-size="12pt" fo:font-style="normal" fo:font-weight="normal" officeooo:rsid="01342e33" officeooo:paragraph-rsid="01342e33" style:font-name-asian="Noto Serif CJK KR1" style:font-size-asian="12pt" style:font-style-asian="normal" style:font-weight-asian="normal" style:font-name-complex="Noto Serif CJK KR1" style:font-size-complex="12pt" style:font-style-complex="normal" style:font-weight-complex="normal"/>
    </style:style>
    <style:style style:name="P187" style:family="paragraph" style:parent-style-name="Standard">
      <style:text-properties fo:color="#000000" style:font-name="Noto Serif CJK KR1" fo:font-size="12pt" fo:font-style="normal" fo:font-weight="normal" officeooo:rsid="01314da2" officeooo:paragraph-rsid="013ac5f5" style:font-name-asian="Noto Serif CJK KR1" style:font-size-asian="12pt" style:font-style-asian="normal" style:font-weight-asian="normal" style:font-name-complex="Noto Serif CJK KR1" style:font-size-complex="12pt" style:font-style-complex="normal" style:font-weight-complex="normal"/>
    </style:style>
    <style:style style:name="P188" style:family="paragraph" style:parent-style-name="Standard">
      <style:text-properties fo:color="#000000" style:font-name="Noto Serif CJK KR1" fo:font-size="12pt" fo:font-style="normal" fo:font-weight="normal" officeooo:rsid="013ac5f5" officeooo:paragraph-rsid="014031b6" style:font-name-asian="Noto Serif CJK KR1" style:font-size-asian="12pt" style:font-style-asian="normal" style:font-weight-asian="normal" style:font-name-complex="Noto Serif CJK KR1" style:font-size-complex="12pt" style:font-style-complex="normal" style:font-weight-complex="normal"/>
    </style:style>
    <style:style style:name="P189" style:family="paragraph" style:parent-style-name="Standard">
      <style:text-properties fo:color="#000000" style:font-name="Noto Serif CJK KR1" fo:font-size="12pt" fo:font-style="normal" fo:font-weight="normal" officeooo:rsid="002aa460" officeooo:paragraph-rsid="014a807e" style:font-name-asian="Noto Serif CJK KR1" style:font-size-asian="12pt" style:font-style-asian="normal" style:font-weight-asian="normal" style:font-name-complex="Noto Serif CJK KR1" style:font-size-complex="12pt" style:font-style-complex="normal" style:font-weight-complex="normal"/>
    </style:style>
    <style:style style:name="P190" style:family="paragraph" style:parent-style-name="Standard">
      <style:text-properties fo:color="#000000" style:font-name="Noto Serif CJK KR1" fo:font-size="12pt" fo:font-style="normal" fo:font-weight="normal" officeooo:rsid="014031b6" officeooo:paragraph-rsid="014c41c1" style:font-name-asian="Noto Serif CJK KR1" style:font-size-asian="12pt" style:font-style-asian="normal" style:font-weight-asian="normal" style:font-name-complex="Noto Serif CJK KR1" style:font-size-complex="12pt" style:font-style-complex="normal" style:font-weight-complex="normal"/>
    </style:style>
    <style:style style:name="P191" style:family="paragraph" style:parent-style-name="Standard">
      <style:text-properties style:font-name="Noto Serif CJK KR1" fo:font-size="12pt" fo:font-style="normal" officeooo:rsid="002ae62b" officeooo:paragraph-rsid="003eee47" style:font-name-asian="Noto Serif CJK KR1" style:font-size-asian="12pt" style:font-style-asian="normal" style:font-name-complex="Noto Serif CJK KR1" style:font-size-complex="12pt" style:font-style-complex="normal"/>
    </style:style>
    <style:style style:name="P192" style:family="paragraph" style:parent-style-name="Standard">
      <style:text-properties style:font-name="Noto Serif CJK KR1" fo:font-size="12pt" fo:font-style="normal" fo:font-weight="normal" officeooo:rsid="001dc698" officeooo:paragraph-rsid="00d2be7f" style:font-name-asian="Noto Serif CJK KR1" style:font-size-asian="12pt" style:font-style-asian="normal" style:font-weight-asian="normal" style:font-name-complex="Noto Serif CJK KR1" style:font-size-complex="12pt" style:font-style-complex="normal" style:font-weight-complex="normal"/>
    </style:style>
    <style:style style:name="P193" style:family="paragraph" style:parent-style-name="Standard">
      <style:text-properties style:font-name="Noto Serif CJK KR1" fo:font-size="12pt" fo:font-style="normal" fo:font-weight="normal" officeooo:rsid="013eb886" officeooo:paragraph-rsid="013eb886" style:font-name-asian="Noto Serif CJK KR1" style:font-size-asian="12pt" style:font-style-asian="normal" style:font-weight-asian="normal" style:font-name-complex="Noto Serif CJK KR1" style:font-size-complex="12pt" style:font-style-complex="normal" style:font-weight-complex="normal"/>
    </style:style>
    <style:style style:name="P194" style:family="paragraph" style:parent-style-name="Standard">
      <style:text-properties fo:font-size="12pt" fo:font-weight="normal" officeooo:rsid="0023cfa1" officeooo:paragraph-rsid="004447e8" style:font-size-asian="12pt" style:font-weight-asian="normal" style:font-size-complex="12pt" style:font-weight-complex="normal"/>
    </style:style>
    <style:style style:name="P195" style:family="paragraph" style:parent-style-name="Standard">
      <style:text-properties fo:font-size="12pt" fo:font-weight="normal" officeooo:rsid="014e507e" officeooo:paragraph-rsid="014e507e" style:font-size-asian="12pt" style:font-weight-asian="normal" style:font-size-complex="12pt" style:font-weight-complex="normal"/>
    </style:style>
    <style:style style:name="T1" style:family="text">
      <style:text-properties officeooo:rsid="00136170"/>
    </style:style>
    <style:style style:name="T2" style:family="text">
      <style:text-properties officeooo:rsid="001463ba"/>
    </style:style>
    <style:style style:name="T3" style:family="text">
      <style:text-properties officeooo:rsid="00191e8f"/>
    </style:style>
    <style:style style:name="T4" style:family="text">
      <style:text-properties officeooo:rsid="00283b1b"/>
    </style:style>
    <style:style style:name="T5" style:family="text">
      <style:text-properties style:font-name="Noto Serif CJK KR1" fo:font-style="normal" style:font-name-asian="Noto Serif CJK KR1" style:font-style-asian="normal" style:font-name-complex="Noto Serif CJK KR1" style:font-style-complex="normal"/>
    </style:style>
    <style:style style:name="T6" style:family="text">
      <style:text-properties style:font-name="Noto Serif CJK KR1" fo:font-style="normal" officeooo:rsid="001861d9" style:font-name-asian="Noto Serif CJK KR1" style:font-style-asian="normal" style:font-name-complex="Noto Serif CJK KR1" style:font-style-complex="normal"/>
    </style:style>
    <style:style style:name="T7" style:family="text">
      <style:text-properties style:font-name="Noto Serif CJK KR1" fo:font-style="normal" officeooo:rsid="00283b1b" style:font-name-asian="Noto Serif CJK KR1" style:font-style-asian="normal" style:font-name-complex="Noto Serif CJK KR1" style:font-style-complex="normal"/>
    </style:style>
    <style:style style:name="T8" style:family="text">
      <style:text-properties style:font-name="Noto Serif CJK KR1" fo:font-style="normal" officeooo:rsid="002946c8" style:font-name-asian="Noto Serif CJK KR1" style:font-style-asian="normal" style:font-name-complex="Noto Serif CJK KR1" style:font-style-complex="normal"/>
    </style:style>
    <style:style style:name="T9" style:family="text">
      <style:text-properties style:font-name="Noto Serif CJK KR1" fo:font-style="normal" officeooo:rsid="00296727" style:font-name-asian="Noto Serif CJK KR1" style:font-style-asian="normal" style:font-name-complex="Noto Serif CJK KR1" style:font-style-complex="normal"/>
    </style:style>
    <style:style style:name="T10" style:family="text">
      <style:text-properties style:font-name="Noto Serif CJK KR1" fo:font-style="normal" officeooo:rsid="0029d4c5" style:font-name-asian="Noto Serif CJK KR1" style:font-style-asian="normal" style:font-name-complex="Noto Serif CJK KR1" style:font-style-complex="normal"/>
    </style:style>
    <style:style style:name="T11" style:family="text">
      <style:text-properties style:font-name="Noto Serif CJK KR1" fo:font-style="normal" officeooo:rsid="00615aed" style:font-name-asian="Noto Serif CJK KR1" style:font-style-asian="normal" style:font-name-complex="Noto Serif CJK KR1" style:font-style-complex="normal"/>
    </style:style>
    <style:style style:name="T12" style:family="text">
      <style:text-properties style:font-name="Noto Serif CJK KR1" fo:font-style="normal" officeooo:rsid="035f69a5" style:font-name-asian="Noto Serif CJK KR1" style:font-style-asian="normal" style:font-name-complex="Noto Serif CJK KR1" style:font-style-complex="normal"/>
    </style:style>
    <style:style style:name="T13" style:family="text">
      <style:text-properties style:font-name="Noto Serif CJK KR1" fo:font-style="normal" officeooo:rsid="001dc698" style:font-name-asian="Noto Serif CJK KR1" style:font-style-asian="normal" style:font-name-complex="Noto Serif CJK KR1" style:font-style-complex="normal"/>
    </style:style>
    <style:style style:name="T14" style:family="text">
      <style:text-properties style:font-name="Noto Serif CJK KR1" fo:font-style="normal" officeooo:rsid="002aa460" style:font-name-asian="Noto Serif CJK KR1" style:font-style-asian="normal" style:font-name-complex="Noto Serif CJK KR1" style:font-style-complex="normal"/>
    </style:style>
    <style:style style:name="T15" style:family="text">
      <style:text-properties style:font-name="Noto Serif CJK KR1" fo:font-style="normal" officeooo:rsid="002ae62b" style:font-name-asian="Noto Serif CJK KR1" style:font-style-asian="normal" style:font-name-complex="Noto Serif CJK KR1" style:font-style-complex="normal"/>
    </style:style>
    <style:style style:name="T16" style:family="text">
      <style:text-properties style:font-name="Noto Serif CJK KR1" fo:font-style="normal" officeooo:rsid="002b3077" style:font-name-asian="Noto Serif CJK KR1" style:font-style-asian="normal" style:font-name-complex="Noto Serif CJK KR1" style:font-style-complex="normal"/>
    </style:style>
    <style:style style:name="T17" style:family="text">
      <style:text-properties style:font-name="Noto Serif CJK KR1" fo:font-style="normal" officeooo:rsid="002be5d0" style:font-name-asian="Noto Serif CJK KR1" style:font-style-asian="normal" style:font-name-complex="Noto Serif CJK KR1" style:font-style-complex="normal"/>
    </style:style>
    <style:style style:name="T18" style:family="text">
      <style:text-properties style:font-name="Noto Serif CJK KR1" fo:font-style="normal" officeooo:rsid="002da999" style:font-name-asian="Noto Serif CJK KR1" style:font-style-asian="normal" style:font-name-complex="Noto Serif CJK KR1" style:font-style-complex="normal"/>
    </style:style>
    <style:style style:name="T19" style:family="text">
      <style:text-properties style:font-name="Noto Serif CJK KR1" fo:font-style="normal" officeooo:rsid="002edaa8" style:font-name-asian="Noto Serif CJK KR1" style:font-style-asian="normal" style:font-name-complex="Noto Serif CJK KR1" style:font-style-complex="normal"/>
    </style:style>
    <style:style style:name="T20" style:family="text">
      <style:text-properties style:font-name="Noto Serif CJK KR1" fo:font-style="normal" officeooo:rsid="0030bcd2" style:font-name-asian="Noto Serif CJK KR1" style:font-style-asian="normal" style:font-name-complex="Noto Serif CJK KR1" style:font-style-complex="normal"/>
    </style:style>
    <style:style style:name="T21" style:family="text">
      <style:text-properties style:font-name="Noto Serif CJK KR1" fo:font-style="normal" officeooo:rsid="0030c818" style:font-name-asian="Noto Serif CJK KR1" style:font-style-asian="normal" style:font-name-complex="Noto Serif CJK KR1" style:font-style-complex="normal"/>
    </style:style>
    <style:style style:name="T22" style:family="text">
      <style:text-properties style:font-name="Noto Serif CJK KR1" fo:font-style="normal" officeooo:rsid="00312080" style:font-name-asian="Noto Serif CJK KR1" style:font-style-asian="normal" style:font-name-complex="Noto Serif CJK KR1" style:font-style-complex="normal"/>
    </style:style>
    <style:style style:name="T23" style:family="text">
      <style:text-properties style:font-name="Noto Serif CJK KR1" fo:font-style="normal" officeooo:rsid="003eee47" style:font-name-asian="Noto Serif CJK KR1" style:font-style-asian="normal" style:font-name-complex="Noto Serif CJK KR1" style:font-style-complex="normal"/>
    </style:style>
    <style:style style:name="T24" style:family="text">
      <style:text-properties style:font-name="Noto Serif CJK KR1" fo:font-style="normal" officeooo:rsid="00422b40" style:font-name-asian="Noto Serif CJK KR1" style:font-style-asian="normal" style:font-name-complex="Noto Serif CJK KR1" style:font-style-complex="normal"/>
    </style:style>
    <style:style style:name="T25" style:family="text">
      <style:text-properties style:font-name="Noto Serif CJK KR1" fo:font-style="normal" officeooo:rsid="0043bcb4" style:font-name-asian="Noto Serif CJK KR1" style:font-style-asian="normal" style:font-name-complex="Noto Serif CJK KR1" style:font-style-complex="normal"/>
    </style:style>
    <style:style style:name="T26" style:family="text">
      <style:text-properties style:font-name="Noto Serif CJK KR1" fo:font-style="normal" officeooo:rsid="004447e8" style:font-name-asian="Noto Serif CJK KR1" style:font-style-asian="normal" style:font-name-complex="Noto Serif CJK KR1" style:font-style-complex="normal"/>
    </style:style>
    <style:style style:name="T27" style:family="text">
      <style:text-properties style:font-name="Noto Serif CJK KR1" fo:font-style="normal" officeooo:rsid="004472b8" style:font-name-asian="Noto Serif CJK KR1" style:font-style-asian="normal" style:font-name-complex="Noto Serif CJK KR1" style:font-style-complex="normal"/>
    </style:style>
    <style:style style:name="T28" style:family="text">
      <style:text-properties style:font-name="Noto Serif CJK KR1" fo:font-style="normal" officeooo:rsid="0045796b" style:font-name-asian="Noto Serif CJK KR1" style:font-style-asian="normal" style:font-name-complex="Noto Serif CJK KR1" style:font-style-complex="normal"/>
    </style:style>
    <style:style style:name="T29" style:family="text">
      <style:text-properties style:font-name="Noto Serif CJK KR1" fo:font-style="normal" officeooo:rsid="00477029" style:font-name-asian="Noto Serif CJK KR1" style:font-style-asian="normal" style:font-name-complex="Noto Serif CJK KR1" style:font-style-complex="normal"/>
    </style:style>
    <style:style style:name="T30" style:family="text">
      <style:text-properties style:font-name="Noto Serif CJK KR1" fo:font-style="normal" officeooo:rsid="0048b362" style:font-name-asian="Noto Serif CJK KR1" style:font-style-asian="normal" style:font-name-complex="Noto Serif CJK KR1" style:font-style-complex="normal"/>
    </style:style>
    <style:style style:name="T31" style:family="text">
      <style:text-properties style:font-name="Noto Serif CJK KR1" fo:font-style="normal" officeooo:rsid="005258b3" style:font-name-asian="Noto Serif CJK KR1" style:font-style-asian="normal" style:font-name-complex="Noto Serif CJK KR1" style:font-style-complex="normal"/>
    </style:style>
    <style:style style:name="T32" style:family="text">
      <style:text-properties style:font-name="Noto Serif CJK KR1" fo:font-style="normal" officeooo:rsid="00ba1b20" style:font-name-asian="Noto Serif CJK KR1" style:font-style-asian="normal" style:font-name-complex="Noto Serif CJK KR1" style:font-style-complex="normal"/>
    </style:style>
    <style:style style:name="T33" style:family="text">
      <style:text-properties style:font-name="Noto Serif CJK KR1" fo:font-style="normal" officeooo:rsid="00b3a633" style:font-name-asian="Noto Serif CJK KR1" style:font-style-asian="normal" style:font-name-complex="Noto Serif CJK KR1" style:font-style-complex="normal"/>
    </style:style>
    <style:style style:name="T34" style:family="text">
      <style:text-properties style:font-name="Noto Serif CJK KR1" fo:font-style="normal" officeooo:rsid="00d26e23" style:font-name-asian="Noto Serif CJK KR1" style:font-style-asian="normal" style:font-name-complex="Noto Serif CJK KR1" style:font-style-complex="normal"/>
    </style:style>
    <style:style style:name="T35" style:family="text">
      <style:text-properties style:font-name="Noto Serif CJK KR1" fo:font-style="normal" officeooo:rsid="00d2be7f" style:font-name-asian="Noto Serif CJK KR1" style:font-style-asian="normal" style:font-name-complex="Noto Serif CJK KR1" style:font-style-complex="normal"/>
    </style:style>
    <style:style style:name="T36" style:family="text">
      <style:text-properties style:font-name="Noto Serif CJK KR1" fo:font-style="normal" officeooo:rsid="00d58101" style:font-name-asian="Noto Serif CJK KR1" style:font-style-asian="normal" style:font-name-complex="Noto Serif CJK KR1" style:font-style-complex="normal"/>
    </style:style>
    <style:style style:name="T37" style:family="text">
      <style:text-properties style:font-name="Noto Serif CJK KR1" fo:font-style="normal" officeooo:rsid="00d64379" style:font-name-asian="Noto Serif CJK KR1" style:font-style-asian="normal" style:font-name-complex="Noto Serif CJK KR1" style:font-style-complex="normal"/>
    </style:style>
    <style:style style:name="T38" style:family="text">
      <style:text-properties style:font-name="Noto Serif CJK KR1" fo:font-style="normal" fo:font-weight="normal" officeooo:rsid="001220d7" style:font-name-asian="Noto Serif CJK KR1" style:font-style-asian="normal" style:font-weight-asian="normal" style:font-name-complex="Noto Serif CJK KR1" style:font-style-complex="normal" style:font-weight-complex="normal"/>
    </style:style>
    <style:style style:name="T39" style:family="text">
      <style:text-properties style:font-name="Noto Serif CJK KR1" fo:font-style="normal" fo:font-weight="normal" officeooo:rsid="002ae62b" style:font-name-asian="Noto Serif CJK KR1" style:font-style-asian="normal" style:font-weight-asian="normal" style:font-name-complex="Noto Serif CJK KR1" style:font-style-complex="normal" style:font-weight-complex="normal"/>
    </style:style>
    <style:style style:name="T40" style:family="text">
      <style:text-properties style:font-name="Noto Serif CJK KR1" fo:font-style="normal" fo:font-weight="normal" officeooo:rsid="001861d9" style:font-name-asian="Noto Serif CJK KR1" style:font-style-asian="normal" style:font-weight-asian="normal" style:font-name-complex="Noto Serif CJK KR1" style:font-style-complex="normal" style:font-weight-complex="normal"/>
    </style:style>
    <style:style style:name="T41" style:family="text">
      <style:text-properties style:font-name="Noto Serif CJK KR1" fo:font-style="normal" fo:font-weight="normal" officeooo:rsid="004d1423" style:font-name-asian="Noto Serif CJK KR1" style:font-style-asian="normal" style:font-weight-asian="normal" style:font-name-complex="Noto Serif CJK KR1" style:font-style-complex="normal" style:font-weight-complex="normal"/>
    </style:style>
    <style:style style:name="T42" style:family="text">
      <style:text-properties style:font-name="Noto Serif CJK KR1" fo:font-style="normal" fo:font-weight="bold" officeooo:rsid="002b3077" style:font-name-asian="Noto Serif CJK KR1" style:font-style-asian="normal" style:font-weight-asian="bold" style:font-name-complex="Noto Serif CJK KR1" style:font-style-complex="normal" style:font-weight-complex="bold"/>
    </style:style>
    <style:style style:name="T43" style:family="text">
      <style:text-properties style:font-name="Noto Serif CJK KR1" fo:font-style="normal" fo:font-weight="bold" officeooo:rsid="003eee47" style:font-name-asian="Noto Serif CJK KR1" style:font-style-asian="normal" style:font-weight-asian="bold" style:font-name-complex="Noto Serif CJK KR1" style:font-style-complex="normal" style:font-weight-complex="bold"/>
    </style:style>
    <style:style style:name="T44" style:family="text">
      <style:text-properties style:font-name="Noto Serif CJK KR1" fo:font-style="normal" fo:font-weight="bold" officeooo:rsid="00422b40" style:font-name-asian="Noto Serif CJK KR1" style:font-style-asian="normal" style:font-weight-asian="bold" style:font-name-complex="Noto Serif CJK KR1" style:font-style-complex="normal" style:font-weight-complex="bold"/>
    </style:style>
    <style:style style:name="T45" style:family="text">
      <style:text-properties style:font-name="Noto Serif CJK KR1" fo:font-style="normal" fo:font-weight="bold" officeooo:rsid="0043bcb4" style:font-name-asian="Noto Serif CJK KR1" style:font-style-asian="normal" style:font-weight-asian="bold" style:font-name-complex="Noto Serif CJK KR1" style:font-style-complex="normal" style:font-weight-complex="bold"/>
    </style:style>
    <style:style style:name="T46" style:family="text">
      <style:text-properties style:font-name="Noto Serif CJK KR1" fo:font-style="normal" fo:font-weight="bold" officeooo:rsid="004447e8" style:font-name-asian="Noto Serif CJK KR1" style:font-style-asian="normal" style:font-weight-asian="bold" style:font-name-complex="Noto Serif CJK KR1" style:font-style-complex="normal" style:font-weight-complex="bold"/>
    </style:style>
    <style:style style:name="T47" style:family="text">
      <style:text-properties style:font-name="Noto Serif CJK KR1" fo:font-style="normal" fo:font-weight="bold" officeooo:rsid="004472b8" style:font-name-asian="Noto Serif CJK KR1" style:font-style-asian="normal" style:font-weight-asian="bold" style:font-name-complex="Noto Serif CJK KR1" style:font-style-complex="normal" style:font-weight-complex="bold"/>
    </style:style>
    <style:style style:name="T48" style:family="text">
      <style:text-properties style:font-name="Noto Serif CJK KR1" fo:font-style="normal" fo:font-weight="bold" officeooo:rsid="0045796b" style:font-name-asian="Noto Serif CJK KR1" style:font-style-asian="normal" style:font-weight-asian="bold" style:font-name-complex="Noto Serif CJK KR1" style:font-style-complex="normal" style:font-weight-complex="bold"/>
    </style:style>
    <style:style style:name="T49" style:family="text">
      <style:text-properties style:font-name="Noto Serif CJK KR1" fo:font-style="normal" fo:font-weight="bold" officeooo:rsid="004d1423" style:font-name-asian="Noto Serif CJK KR1" style:font-style-asian="normal" style:font-weight-asian="bold" style:font-name-complex="Noto Serif CJK KR1" style:font-style-complex="normal" style:font-weight-complex="bold"/>
    </style:style>
    <style:style style:name="T50" style:family="text">
      <style:text-properties style:font-name="Noto Serif CJK KR1" style:font-name-asian="Noto Serif CJK KR1" style:font-name-complex="Noto Serif CJK KR1"/>
    </style:style>
    <style:style style:name="T51" style:family="text">
      <style:text-properties style:font-name="Noto Serif CJK KR1" officeooo:rsid="0122fdfc" style:font-name-asian="Noto Serif CJK KR1" style:font-name-complex="Noto Serif CJK KR1"/>
    </style:style>
    <style:style style:name="T52" style:family="text">
      <style:text-properties style:font-name="Noto Serif CJK KR1" officeooo:rsid="012eab7c" style:font-name-asian="Noto Serif CJK KR1" style:font-name-complex="Noto Serif CJK KR1"/>
    </style:style>
    <style:style style:name="T53" style:family="text">
      <style:text-properties style:font-name="Noto Serif CJK KR1" officeooo:rsid="0148d35e" style:font-name-asian="Noto Serif CJK KR1" style:font-name-complex="Noto Serif CJK KR1"/>
    </style:style>
    <style:style style:name="T54" style:family="text">
      <style:text-properties officeooo:rsid="00296727"/>
    </style:style>
    <style:style style:name="T55" style:family="text">
      <style:text-properties fo:color="#000000"/>
    </style:style>
    <style:style style:name="T56" style:family="text">
      <style:text-properties fo:color="#000000" style:font-name="Noto Serif CJK KR1" fo:font-style="normal" style:font-name-asian="Noto Serif CJK KR1" style:font-style-asian="normal" style:font-name-complex="Noto Serif CJK KR1" style:font-style-complex="normal"/>
    </style:style>
    <style:style style:name="T57" style:family="text">
      <style:text-properties fo:color="#000000" style:font-name="Noto Serif CJK KR1" fo:font-style="normal" officeooo:rsid="001220d7" style:font-name-asian="Noto Serif CJK KR1" style:font-style-asian="normal" style:font-name-complex="Noto Serif CJK KR1" style:font-style-complex="normal"/>
    </style:style>
    <style:style style:name="T58" style:family="text">
      <style:text-properties fo:color="#000000" style:font-name="Noto Serif CJK KR1" fo:font-style="normal" officeooo:rsid="002ae62b" style:font-name-asian="Noto Serif CJK KR1" style:font-style-asian="normal" style:font-name-complex="Noto Serif CJK KR1" style:font-style-complex="normal"/>
    </style:style>
    <style:style style:name="T59" style:family="text">
      <style:text-properties fo:color="#000000" style:font-name="Noto Serif CJK KR1" fo:font-style="normal" officeooo:rsid="0071a906" style:font-name-asian="Noto Serif CJK KR1" style:font-style-asian="normal" style:font-name-complex="Noto Serif CJK KR1" style:font-style-complex="normal"/>
    </style:style>
    <style:style style:name="T60" style:family="text">
      <style:text-properties fo:color="#000000" style:font-name="Noto Serif CJK KR1" fo:font-style="normal" officeooo:rsid="005258b3" style:font-name-asian="Noto Serif CJK KR1" style:font-style-asian="normal" style:font-name-complex="Noto Serif CJK KR1" style:font-style-complex="normal"/>
    </style:style>
    <style:style style:name="T61" style:family="text">
      <style:text-properties fo:color="#000000" style:font-name="Noto Serif CJK KR1" fo:font-style="normal" officeooo:rsid="00544498" style:font-name-asian="Noto Serif CJK KR1" style:font-style-asian="normal" style:font-name-complex="Noto Serif CJK KR1" style:font-style-complex="normal"/>
    </style:style>
    <style:style style:name="T62" style:family="text">
      <style:text-properties fo:color="#000000" style:font-name="Noto Serif CJK KR1" fo:font-style="normal" officeooo:rsid="0054e0d5" style:font-name-asian="Noto Serif CJK KR1" style:font-style-asian="normal" style:font-name-complex="Noto Serif CJK KR1" style:font-style-complex="normal"/>
    </style:style>
    <style:style style:name="T63" style:family="text">
      <style:text-properties fo:color="#000000" style:font-name="Noto Serif CJK KR1" fo:font-style="normal" officeooo:rsid="001861d9" style:font-name-asian="Noto Serif CJK KR1" style:font-style-asian="normal" style:font-name-complex="Noto Serif CJK KR1" style:font-style-complex="normal"/>
    </style:style>
    <style:style style:name="T64" style:family="text">
      <style:text-properties fo:color="#000000" style:font-name="Noto Serif CJK KR1" fo:font-style="normal" officeooo:rsid="00568ba0" style:font-name-asian="Noto Serif CJK KR1" style:font-style-asian="normal" style:font-name-complex="Noto Serif CJK KR1" style:font-style-complex="normal"/>
    </style:style>
    <style:style style:name="T65" style:family="text">
      <style:text-properties fo:color="#000000" style:font-name="Noto Serif CJK KR1" fo:font-style="normal" officeooo:rsid="0056d1e9" style:font-name-asian="Noto Serif CJK KR1" style:font-style-asian="normal" style:font-name-complex="Noto Serif CJK KR1" style:font-style-complex="normal"/>
    </style:style>
    <style:style style:name="T66" style:family="text">
      <style:text-properties fo:color="#000000" style:font-name="Noto Serif CJK KR1" fo:font-style="normal" officeooo:rsid="0059e6de" style:font-name-asian="Noto Serif CJK KR1" style:font-style-asian="normal" style:font-name-complex="Noto Serif CJK KR1" style:font-style-complex="normal"/>
    </style:style>
    <style:style style:name="T67" style:family="text">
      <style:text-properties fo:color="#000000" style:font-name="Noto Serif CJK KR1" fo:font-style="normal" officeooo:rsid="005b218b" style:font-name-asian="Noto Serif CJK KR1" style:font-style-asian="normal" style:font-name-complex="Noto Serif CJK KR1" style:font-style-complex="normal"/>
    </style:style>
    <style:style style:name="T68" style:family="text">
      <style:text-properties fo:color="#000000" style:font-name="Noto Serif CJK KR1" fo:font-style="normal" officeooo:rsid="005eb95f" style:font-name-asian="Noto Serif CJK KR1" style:font-style-asian="normal" style:font-name-complex="Noto Serif CJK KR1" style:font-style-complex="normal"/>
    </style:style>
    <style:style style:name="T69" style:family="text">
      <style:text-properties fo:color="#000000" style:font-name="Noto Serif CJK KR1" fo:font-style="normal" officeooo:rsid="0060521a" style:font-name-asian="Noto Serif CJK KR1" style:font-style-asian="normal" style:font-name-complex="Noto Serif CJK KR1" style:font-style-complex="normal"/>
    </style:style>
    <style:style style:name="T70" style:family="text">
      <style:text-properties fo:color="#000000" style:font-name="Noto Serif CJK KR1" fo:font-style="normal" officeooo:rsid="006119b3" style:font-name-asian="Noto Serif CJK KR1" style:font-style-asian="normal" style:font-name-complex="Noto Serif CJK KR1" style:font-style-complex="normal"/>
    </style:style>
    <style:style style:name="T71" style:family="text">
      <style:text-properties fo:color="#000000" style:font-name="Noto Serif CJK KR1" fo:font-style="normal" officeooo:rsid="00616c06" style:font-name-asian="Noto Serif CJK KR1" style:font-style-asian="normal" style:font-name-complex="Noto Serif CJK KR1" style:font-style-complex="normal"/>
    </style:style>
    <style:style style:name="T72" style:family="text">
      <style:text-properties fo:color="#000000" style:font-name="Noto Serif CJK KR1" fo:font-style="normal" officeooo:rsid="006d9b40" style:font-name-asian="Noto Serif CJK KR1" style:font-style-asian="normal" style:font-name-complex="Noto Serif CJK KR1" style:font-style-complex="normal"/>
    </style:style>
    <style:style style:name="T73" style:family="text">
      <style:text-properties fo:color="#000000" style:font-name="Noto Serif CJK KR1" fo:font-style="normal" officeooo:rsid="006f0235" style:font-name-asian="Noto Serif CJK KR1" style:font-style-asian="normal" style:font-name-complex="Noto Serif CJK KR1" style:font-style-complex="normal"/>
    </style:style>
    <style:style style:name="T74" style:family="text">
      <style:text-properties fo:color="#000000" style:font-name="Noto Serif CJK KR1" fo:font-style="normal" officeooo:rsid="00706e2a" style:font-name-asian="Noto Serif CJK KR1" style:font-style-asian="normal" style:font-name-complex="Noto Serif CJK KR1" style:font-style-complex="normal"/>
    </style:style>
    <style:style style:name="T75" style:family="text">
      <style:text-properties fo:color="#000000" style:font-name="Noto Serif CJK KR1" fo:font-style="normal" officeooo:rsid="00615aed" style:font-name-asian="Noto Serif CJK KR1" style:font-style-asian="normal" style:font-name-complex="Noto Serif CJK KR1" style:font-style-complex="normal"/>
    </style:style>
    <style:style style:name="T76" style:family="text">
      <style:text-properties fo:color="#000000" style:font-name="Noto Serif CJK KR1" fo:font-style="normal" officeooo:rsid="0029d4c5" style:font-name-asian="Noto Serif CJK KR1" style:font-style-asian="normal" style:font-name-complex="Noto Serif CJK KR1" style:font-style-complex="normal"/>
    </style:style>
    <style:style style:name="T77" style:family="text">
      <style:text-properties fo:color="#000000" style:font-name="Noto Serif CJK KR1" fo:font-style="normal" officeooo:rsid="001dc698" style:font-name-asian="Noto Serif CJK KR1" style:font-style-asian="normal" style:font-name-complex="Noto Serif CJK KR1" style:font-style-complex="normal"/>
    </style:style>
    <style:style style:name="T78" style:family="text">
      <style:text-properties fo:color="#000000" style:font-name="Noto Serif CJK KR1" fo:font-style="normal" officeooo:rsid="00aa4490" style:font-name-asian="Noto Serif CJK KR1" style:font-style-asian="normal" style:font-name-complex="Noto Serif CJK KR1" style:font-style-complex="normal"/>
    </style:style>
    <style:style style:name="T79" style:family="text">
      <style:text-properties fo:color="#000000" style:font-name="Noto Serif CJK KR1" fo:font-style="normal" officeooo:rsid="00ababea" style:font-name-asian="Noto Serif CJK KR1" style:font-style-asian="normal" style:font-name-complex="Noto Serif CJK KR1" style:font-style-complex="normal"/>
    </style:style>
    <style:style style:name="T80" style:family="text">
      <style:text-properties fo:color="#000000" style:font-name="Noto Serif CJK KR1" fo:font-style="normal" officeooo:rsid="00b0c03d" style:font-name-asian="Noto Serif CJK KR1" style:font-style-asian="normal" style:font-name-complex="Noto Serif CJK KR1" style:font-style-complex="normal"/>
    </style:style>
    <style:style style:name="T81" style:family="text">
      <style:text-properties fo:color="#000000" style:font-name="Noto Serif CJK KR1" fo:font-style="normal" officeooo:rsid="002aa460" style:font-name-asian="Noto Serif CJK KR1" style:font-style-asian="normal" style:font-name-complex="Noto Serif CJK KR1" style:font-style-complex="normal"/>
    </style:style>
    <style:style style:name="T82" style:family="text">
      <style:text-properties fo:color="#000000" style:font-name="Noto Serif CJK KR1" fo:font-style="normal" officeooo:rsid="00b9aa73" style:font-name-asian="Noto Serif CJK KR1" style:font-style-asian="normal" style:font-name-complex="Noto Serif CJK KR1" style:font-style-complex="normal"/>
    </style:style>
    <style:style style:name="T83" style:family="text">
      <style:text-properties fo:color="#000000" style:font-name="Noto Serif CJK KR1" fo:font-style="normal" officeooo:rsid="00768211" style:font-name-asian="Noto Serif CJK KR1" style:font-style-asian="normal" style:font-name-complex="Noto Serif CJK KR1" style:font-style-complex="normal"/>
    </style:style>
    <style:style style:name="T84" style:family="text">
      <style:text-properties fo:color="#000000" style:font-name="Noto Serif CJK KR1" fo:font-style="normal" officeooo:rsid="00c297b3" style:font-name-asian="Noto Serif CJK KR1" style:font-style-asian="normal" style:font-name-complex="Noto Serif CJK KR1" style:font-style-complex="normal"/>
    </style:style>
    <style:style style:name="T85" style:family="text">
      <style:text-properties fo:color="#000000" style:font-name="Noto Serif CJK KR1" fo:font-style="normal" officeooo:rsid="0075f5d7" style:font-name-asian="Noto Serif CJK KR1" style:font-style-asian="normal" style:font-name-complex="Noto Serif CJK KR1" style:font-style-complex="normal"/>
    </style:style>
    <style:style style:name="T86" style:family="text">
      <style:text-properties fo:color="#000000" style:font-name="Noto Serif CJK KR1" fo:font-style="normal" officeooo:rsid="00bf756d" style:font-name-asian="Noto Serif CJK KR1" style:font-style-asian="normal" style:font-name-complex="Noto Serif CJK KR1" style:font-style-complex="normal"/>
    </style:style>
    <style:style style:name="T87" style:family="text">
      <style:text-properties fo:color="#000000" style:font-name="Noto Serif CJK KR1" fo:font-style="normal" officeooo:rsid="00c3a5c3" style:font-name-asian="Noto Serif CJK KR1" style:font-style-asian="normal" style:font-name-complex="Noto Serif CJK KR1" style:font-style-complex="normal"/>
    </style:style>
    <style:style style:name="T88" style:family="text">
      <style:text-properties fo:color="#000000" style:font-name="Noto Serif CJK KR1" fo:font-style="normal" officeooo:rsid="00d701f6" style:font-name-asian="Noto Serif CJK KR1" style:font-style-asian="normal" style:font-name-complex="Noto Serif CJK KR1" style:font-style-complex="normal"/>
    </style:style>
    <style:style style:name="T89" style:family="text">
      <style:text-properties fo:color="#000000" style:font-name="Noto Serif CJK KR1" fo:font-style="normal" officeooo:rsid="00d9bd6b" style:font-name-asian="Noto Serif CJK KR1" style:font-style-asian="normal" style:font-name-complex="Noto Serif CJK KR1" style:font-style-complex="normal"/>
    </style:style>
    <style:style style:name="T90" style:family="text">
      <style:text-properties fo:color="#000000" style:font-name="Noto Serif CJK KR1" fo:font-style="normal" officeooo:rsid="00d9fcf7" style:font-name-asian="Noto Serif CJK KR1" style:font-style-asian="normal" style:font-name-complex="Noto Serif CJK KR1" style:font-style-complex="normal"/>
    </style:style>
    <style:style style:name="T91" style:family="text">
      <style:text-properties fo:color="#000000" style:font-name="Noto Serif CJK KR1" fo:font-style="normal" officeooo:rsid="00dd68a8" style:font-name-asian="Noto Serif CJK KR1" style:font-style-asian="normal" style:font-name-complex="Noto Serif CJK KR1" style:font-style-complex="normal"/>
    </style:style>
    <style:style style:name="T92" style:family="text">
      <style:text-properties fo:color="#000000" style:font-name="Noto Serif CJK KR1" fo:font-style="normal" officeooo:rsid="00decc1b" style:font-name-asian="Noto Serif CJK KR1" style:font-style-asian="normal" style:font-name-complex="Noto Serif CJK KR1" style:font-style-complex="normal"/>
    </style:style>
    <style:style style:name="T93" style:family="text">
      <style:text-properties fo:color="#000000" style:font-name="Noto Serif CJK KR1" fo:font-style="normal" officeooo:rsid="00e2038a" style:font-name-asian="Noto Serif CJK KR1" style:font-style-asian="normal" style:font-name-complex="Noto Serif CJK KR1" style:font-style-complex="normal"/>
    </style:style>
    <style:style style:name="T94" style:family="text">
      <style:text-properties fo:color="#000000" style:font-name="Noto Serif CJK KR1" fo:font-style="normal" officeooo:rsid="00e98c35" style:font-name-asian="Noto Serif CJK KR1" style:font-style-asian="normal" style:font-name-complex="Noto Serif CJK KR1" style:font-style-complex="normal"/>
    </style:style>
    <style:style style:name="T95" style:family="text">
      <style:text-properties fo:color="#000000" style:font-name="Noto Serif CJK KR1" fo:font-style="normal" officeooo:rsid="00e9af20" style:font-name-asian="Noto Serif CJK KR1" style:font-style-asian="normal" style:font-name-complex="Noto Serif CJK KR1" style:font-style-complex="normal"/>
    </style:style>
    <style:style style:name="T96" style:family="text">
      <style:text-properties fo:color="#000000" style:font-name="Noto Serif CJK KR1" fo:font-style="normal" officeooo:rsid="00ee7bce" style:font-name-asian="Noto Serif CJK KR1" style:font-style-asian="normal" style:font-name-complex="Noto Serif CJK KR1" style:font-style-complex="normal"/>
    </style:style>
    <style:style style:name="T97" style:family="text">
      <style:text-properties fo:color="#000000" style:font-name="Noto Serif CJK KR1" fo:font-style="normal" officeooo:rsid="00f505c7" style:font-name-asian="Noto Serif CJK KR1" style:font-style-asian="normal" style:font-name-complex="Noto Serif CJK KR1" style:font-style-complex="normal"/>
    </style:style>
    <style:style style:name="T98" style:family="text">
      <style:text-properties fo:color="#000000" style:font-name="Noto Serif CJK KR1" fo:font-style="normal" officeooo:rsid="01053eee" style:font-name-asian="Noto Serif CJK KR1" style:font-style-asian="normal" style:font-name-complex="Noto Serif CJK KR1" style:font-style-complex="normal"/>
    </style:style>
    <style:style style:name="T99" style:family="text">
      <style:text-properties fo:color="#000000" style:font-name="Noto Serif CJK KR1" fo:font-style="normal" officeooo:rsid="0110090f" style:font-name-asian="Noto Serif CJK KR1" style:font-style-asian="normal" style:font-name-complex="Noto Serif CJK KR1" style:font-style-complex="normal"/>
    </style:style>
    <style:style style:name="T100" style:family="text">
      <style:text-properties fo:color="#000000" style:font-name="Noto Serif CJK KR1" fo:font-style="normal" fo:font-weight="normal" style:font-name-asian="Noto Serif CJK KR1" style:font-style-asian="normal" style:font-weight-asian="normal" style:font-name-complex="Noto Serif CJK KR1" style:font-style-complex="normal" style:font-weight-complex="normal"/>
    </style:style>
    <style:style style:name="T101" style:family="text">
      <style:text-properties fo:color="#000000" style:font-name="Noto Serif CJK KR1" fo:font-style="normal" fo:font-weight="normal" officeooo:rsid="0071a906" style:font-name-asian="Noto Serif CJK KR1" style:font-style-asian="normal" style:font-weight-asian="normal" style:font-name-complex="Noto Serif CJK KR1" style:font-style-complex="normal" style:font-weight-complex="normal"/>
    </style:style>
    <style:style style:name="T102" style:family="text">
      <style:text-properties fo:color="#000000" style:font-name="Noto Serif CJK KR1" fo:font-style="normal" fo:font-weight="normal" officeooo:rsid="004a813f" style:font-name-asian="Noto Serif CJK KR1" style:font-style-asian="normal" style:font-weight-asian="normal" style:font-name-complex="Noto Serif CJK KR1" style:font-style-complex="normal" style:font-weight-complex="normal"/>
    </style:style>
    <style:style style:name="T103" style:family="text">
      <style:text-properties fo:color="#000000" style:font-name="Noto Serif CJK KR1" fo:font-style="normal" fo:font-weight="normal" officeooo:rsid="004c7040" style:font-name-asian="Noto Serif CJK KR1" style:font-style-asian="normal" style:font-weight-asian="normal" style:font-name-complex="Noto Serif CJK KR1" style:font-style-complex="normal" style:font-weight-complex="normal"/>
    </style:style>
    <style:style style:name="T104" style:family="text">
      <style:text-properties fo:color="#000000" style:font-name="Noto Serif CJK KR1" fo:font-style="normal" fo:font-weight="normal" officeooo:rsid="00296727" style:font-name-asian="Noto Serif CJK KR1" style:font-style-asian="normal" style:font-weight-asian="normal" style:font-name-complex="Noto Serif CJK KR1" style:font-style-complex="normal" style:font-weight-complex="normal"/>
    </style:style>
    <style:style style:name="T105" style:family="text">
      <style:text-properties fo:color="#000000" style:font-name="Noto Serif CJK KR1" fo:font-style="normal" fo:font-weight="normal" officeooo:rsid="002ae62b" style:font-name-asian="Noto Serif CJK KR1" style:font-style-asian="normal" style:font-weight-asian="normal" style:font-name-complex="Noto Serif CJK KR1" style:font-style-complex="normal" style:font-weight-complex="normal"/>
    </style:style>
    <style:style style:name="T106" style:family="text">
      <style:text-properties fo:color="#000000" style:font-name="Noto Serif CJK KR1" fo:font-style="normal" fo:font-weight="normal" officeooo:rsid="002c1ff3" style:font-name-asian="Noto Serif CJK KR1" style:font-style-asian="normal" style:font-weight-asian="normal" style:font-name-complex="Noto Serif CJK KR1" style:font-style-complex="normal" style:font-weight-complex="normal"/>
    </style:style>
    <style:style style:name="T107" style:family="text">
      <style:text-properties fo:color="#000000" style:font-name="Noto Serif CJK KR1" fo:font-style="normal" fo:font-weight="normal" officeooo:rsid="001861d9" style:font-name-asian="Noto Serif CJK KR1" style:font-style-asian="normal" style:font-weight-asian="normal" style:font-name-complex="Noto Serif CJK KR1" style:font-style-complex="normal" style:font-weight-complex="normal"/>
    </style:style>
    <style:style style:name="T108" style:family="text">
      <style:text-properties fo:color="#000000" style:font-name="Noto Serif CJK KR1" fo:font-style="normal" fo:font-weight="normal" officeooo:rsid="0056d1e9" style:font-name-asian="Noto Serif CJK KR1" style:font-style-asian="normal" style:font-weight-asian="normal" style:font-name-complex="Noto Serif CJK KR1" style:font-style-complex="normal" style:font-weight-complex="normal"/>
    </style:style>
    <style:style style:name="T109" style:family="text">
      <style:text-properties fo:color="#000000" style:font-name="Noto Serif CJK KR1" fo:font-style="normal" fo:font-weight="normal" officeooo:rsid="00ba93e9" style:font-name-asian="Noto Serif CJK KR1" style:font-style-asian="normal" style:font-weight-asian="normal" style:font-name-complex="Noto Serif CJK KR1" style:font-style-complex="normal" style:font-weight-complex="normal"/>
    </style:style>
    <style:style style:name="T110" style:family="text">
      <style:text-properties fo:color="#000000" style:font-name="Noto Serif CJK KR1" fo:font-style="normal" fo:font-weight="normal" officeooo:rsid="00c0bc4c" style:font-name-asian="Noto Serif CJK KR1" style:font-style-asian="normal" style:font-weight-asian="normal" style:font-name-complex="Noto Serif CJK KR1" style:font-style-complex="normal" style:font-weight-complex="normal"/>
    </style:style>
    <style:style style:name="T111" style:family="text">
      <style:text-properties fo:color="#000000" style:font-name="Noto Serif CJK KR1" fo:font-style="normal" fo:font-weight="normal" officeooo:rsid="002aa460" style:font-name-asian="Noto Serif CJK KR1" style:font-style-asian="normal" style:font-weight-asian="normal" style:font-name-complex="Noto Serif CJK KR1" style:font-style-complex="normal" style:font-weight-complex="normal"/>
    </style:style>
    <style:style style:name="T112" style:family="text">
      <style:text-properties fo:color="#000000" style:font-name="Noto Serif CJK KR1" fo:font-style="normal" fo:font-weight="normal" officeooo:rsid="001dc698" style:font-name-asian="Noto Serif CJK KR1" style:font-style-asian="normal" style:font-weight-asian="normal" style:font-name-complex="Noto Serif CJK KR1" style:font-style-complex="normal" style:font-weight-complex="normal"/>
    </style:style>
    <style:style style:name="T113" style:family="text">
      <style:text-properties fo:color="#000000" style:font-name="Noto Serif CJK KR1" fo:font-style="normal" fo:font-weight="normal" officeooo:rsid="00be1e8b" style:font-name-asian="Noto Serif CJK KR1" style:font-style-asian="normal" style:font-weight-asian="normal" style:font-name-complex="Noto Serif CJK KR1" style:font-style-complex="normal" style:font-weight-complex="normal"/>
    </style:style>
    <style:style style:name="T114" style:family="text">
      <style:text-properties fo:color="#000000" style:font-name="Noto Serif CJK KR1" fo:font-style="normal" fo:font-weight="normal" officeooo:rsid="00615aed" style:font-name-asian="Noto Serif CJK KR1" style:font-style-asian="normal" style:font-weight-asian="normal" style:font-name-complex="Noto Serif CJK KR1" style:font-style-complex="normal" style:font-weight-complex="normal"/>
    </style:style>
    <style:style style:name="T115" style:family="text">
      <style:text-properties fo:color="#000000" style:font-name="Noto Serif CJK KR1" fo:font-style="normal" fo:font-weight="normal" officeooo:rsid="0029d4c5" style:font-name-asian="Noto Serif CJK KR1" style:font-style-asian="normal" style:font-weight-asian="normal" style:font-name-complex="Noto Serif CJK KR1" style:font-style-complex="normal" style:font-weight-complex="normal"/>
    </style:style>
    <style:style style:name="T116" style:family="text">
      <style:text-properties fo:color="#000000" style:font-name="Noto Serif CJK KR1" fo:font-style="normal" fo:font-weight="normal" officeooo:rsid="00ababea" style:font-name-asian="Noto Serif CJK KR1" style:font-style-asian="normal" style:font-weight-asian="normal" style:font-name-complex="Noto Serif CJK KR1" style:font-style-complex="normal" style:font-weight-complex="normal"/>
    </style:style>
    <style:style style:name="T117" style:family="text">
      <style:text-properties fo:color="#000000" style:font-name="Noto Serif CJK KR1" fo:font-style="normal" fo:font-weight="normal" officeooo:rsid="00f21db7" style:font-name-asian="Noto Serif CJK KR1" style:font-style-asian="normal" style:font-weight-asian="normal" style:font-name-complex="Noto Serif CJK KR1" style:font-style-complex="normal" style:font-weight-complex="normal"/>
    </style:style>
    <style:style style:name="T118" style:family="text">
      <style:text-properties fo:color="#000000" style:font-name="Noto Serif CJK KR1" fo:font-style="normal" fo:font-weight="normal" officeooo:rsid="00f8b378" style:font-name-asian="Noto Serif CJK KR1" style:font-style-asian="normal" style:font-weight-asian="normal" style:font-name-complex="Noto Serif CJK KR1" style:font-style-complex="normal" style:font-weight-complex="normal"/>
    </style:style>
    <style:style style:name="T119" style:family="text">
      <style:text-properties fo:color="#000000" style:font-name="Noto Serif CJK KR1" fo:font-style="normal" fo:font-weight="normal" officeooo:rsid="005b218b" style:font-name-asian="Noto Serif CJK KR1" style:font-style-asian="normal" style:font-weight-asian="normal" style:font-name-complex="Noto Serif CJK KR1" style:font-style-complex="normal" style:font-weight-complex="normal"/>
    </style:style>
    <style:style style:name="T120" style:family="text">
      <style:text-properties fo:color="#000000" style:font-name="Noto Serif CJK KR1" fo:font-style="normal" fo:font-weight="normal" officeooo:rsid="005cce84" style:font-name-asian="Noto Serif CJK KR1" style:font-style-asian="normal" style:font-weight-asian="normal" style:font-name-complex="Noto Serif CJK KR1" style:font-style-complex="normal" style:font-weight-complex="normal"/>
    </style:style>
    <style:style style:name="T121" style:family="text">
      <style:text-properties fo:color="#000000" style:font-name="Noto Serif CJK KR1" fo:font-style="normal" fo:font-weight="normal" officeooo:rsid="010023c2" style:font-name-asian="Noto Serif CJK KR1" style:font-style-asian="normal" style:font-weight-asian="normal" style:font-name-complex="Noto Serif CJK KR1" style:font-style-complex="normal" style:font-weight-complex="normal"/>
    </style:style>
    <style:style style:name="T122" style:family="text">
      <style:text-properties fo:color="#000000" style:font-name="Noto Serif CJK KR1" fo:font-style="normal" fo:font-weight="normal" officeooo:rsid="0104faa4" style:font-name-asian="Noto Serif CJK KR1" style:font-style-asian="normal" style:font-weight-asian="normal" style:font-name-complex="Noto Serif CJK KR1" style:font-style-complex="normal" style:font-weight-complex="normal"/>
    </style:style>
    <style:style style:name="T123" style:family="text">
      <style:text-properties fo:color="#000000" style:font-name="Noto Serif CJK KR1" fo:font-style="normal" fo:font-weight="normal" officeooo:rsid="01053eee" style:font-name-asian="Noto Serif CJK KR1" style:font-style-asian="normal" style:font-weight-asian="normal" style:font-name-complex="Noto Serif CJK KR1" style:font-style-complex="normal" style:font-weight-complex="normal"/>
    </style:style>
    <style:style style:name="T124" style:family="text">
      <style:text-properties fo:color="#000000" style:font-name="Noto Serif CJK KR1" fo:font-style="normal" fo:font-weight="normal" officeooo:rsid="0114f10b" style:font-name-asian="Noto Serif CJK KR1" style:font-style-asian="normal" style:font-weight-asian="normal" style:font-name-complex="Noto Serif CJK KR1" style:font-style-complex="normal" style:font-weight-complex="normal"/>
    </style:style>
    <style:style style:name="T125" style:family="text">
      <style:text-properties fo:color="#000000" style:font-name="Noto Serif CJK KR1" fo:font-style="normal" fo:font-weight="normal" officeooo:rsid="01188d21" style:font-name-asian="Noto Serif CJK KR1" style:font-style-asian="normal" style:font-weight-asian="normal" style:font-name-complex="Noto Serif CJK KR1" style:font-style-complex="normal" style:font-weight-complex="normal"/>
    </style:style>
    <style:style style:name="T126" style:family="text">
      <style:text-properties fo:color="#000000" style:font-name="Noto Serif CJK KR1" fo:font-style="normal" fo:font-weight="normal" officeooo:rsid="011a5da7" style:font-name-asian="Noto Serif CJK KR1" style:font-style-asian="normal" style:font-weight-asian="normal" style:font-name-complex="Noto Serif CJK KR1" style:font-style-complex="normal" style:font-weight-complex="normal"/>
    </style:style>
    <style:style style:name="T127" style:family="text">
      <style:text-properties fo:color="#000000" style:font-name="Noto Serif CJK KR1" fo:font-style="normal" fo:font-weight="normal" officeooo:rsid="0110090f" style:font-name-asian="Noto Serif CJK KR1" style:font-style-asian="normal" style:font-weight-asian="normal" style:font-name-complex="Noto Serif CJK KR1" style:font-style-complex="normal" style:font-weight-complex="normal"/>
    </style:style>
    <style:style style:name="T128" style:family="text">
      <style:text-properties fo:color="#000000" style:font-name="Noto Serif CJK KR1" fo:font-style="normal" fo:font-weight="normal" officeooo:rsid="011d0645" style:font-name-asian="Noto Serif CJK KR1" style:font-style-asian="normal" style:font-weight-asian="normal" style:font-name-complex="Noto Serif CJK KR1" style:font-style-complex="normal" style:font-weight-complex="normal"/>
    </style:style>
    <style:style style:name="T129" style:family="text">
      <style:text-properties fo:color="#000000" style:font-name="Noto Serif CJK KR1" fo:font-style="normal" fo:font-weight="normal" officeooo:rsid="011e3f53" style:font-name-asian="Noto Serif CJK KR1" style:font-style-asian="normal" style:font-weight-asian="normal" style:font-name-complex="Noto Serif CJK KR1" style:font-style-complex="normal" style:font-weight-complex="normal"/>
    </style:style>
    <style:style style:name="T130" style:family="text">
      <style:text-properties fo:color="#000000" style:font-name="Noto Serif CJK KR1" fo:font-style="normal" fo:font-weight="normal" officeooo:rsid="011e7b36" style:font-name-asian="Noto Serif CJK KR1" style:font-style-asian="normal" style:font-weight-asian="normal" style:font-name-complex="Noto Serif CJK KR1" style:font-style-complex="normal" style:font-weight-complex="normal"/>
    </style:style>
    <style:style style:name="T131" style:family="text">
      <style:text-properties fo:color="#000000" style:font-name="Noto Serif CJK KR1" fo:font-style="normal" fo:font-weight="normal" officeooo:rsid="011f91e8" style:font-name-asian="Noto Serif CJK KR1" style:font-style-asian="normal" style:font-weight-asian="normal" style:font-name-complex="Noto Serif CJK KR1" style:font-style-complex="normal" style:font-weight-complex="normal"/>
    </style:style>
    <style:style style:name="T132" style:family="text">
      <style:text-properties fo:color="#000000" style:font-name="Noto Serif CJK KR1" fo:font-style="normal" fo:font-weight="normal" officeooo:rsid="0122718c" style:font-name-asian="Noto Serif CJK KR1" style:font-style-asian="normal" style:font-weight-asian="normal" style:font-name-complex="Noto Serif CJK KR1" style:font-style-complex="normal" style:font-weight-complex="normal"/>
    </style:style>
    <style:style style:name="T133" style:family="text">
      <style:text-properties fo:color="#000000" style:font-name="Noto Serif CJK KR1" fo:font-style="normal" fo:font-weight="normal" officeooo:rsid="0122fdfc" style:font-name-asian="Noto Serif CJK KR1" style:font-style-asian="normal" style:font-weight-asian="normal" style:font-name-complex="Noto Serif CJK KR1" style:font-style-complex="normal" style:font-weight-complex="normal"/>
    </style:style>
    <style:style style:name="T134" style:family="text">
      <style:text-properties fo:color="#000000" style:font-name="Noto Serif CJK KR1" fo:font-style="normal" fo:font-weight="normal" officeooo:rsid="0124246c" style:font-name-asian="Noto Serif CJK KR1" style:font-style-asian="normal" style:font-weight-asian="normal" style:font-name-complex="Noto Serif CJK KR1" style:font-style-complex="normal" style:font-weight-complex="normal"/>
    </style:style>
    <style:style style:name="T135" style:family="text">
      <style:text-properties fo:color="#000000" style:font-name="Noto Serif CJK KR1" fo:font-style="normal" fo:font-weight="normal" officeooo:rsid="0126be3b" style:font-name-asian="Noto Serif CJK KR1" style:font-style-asian="normal" style:font-weight-asian="normal" style:font-name-complex="Noto Serif CJK KR1" style:font-style-complex="normal" style:font-weight-complex="normal"/>
    </style:style>
    <style:style style:name="T136" style:family="text">
      <style:text-properties fo:color="#000000" style:font-name="Noto Serif CJK KR1" fo:font-style="normal" fo:font-weight="normal" officeooo:rsid="012a849f" style:font-name-asian="Noto Serif CJK KR1" style:font-style-asian="normal" style:font-weight-asian="normal" style:font-name-complex="Noto Serif CJK KR1" style:font-style-complex="normal" style:font-weight-complex="normal"/>
    </style:style>
    <style:style style:name="T137" style:family="text">
      <style:text-properties fo:color="#000000" style:font-name="Noto Serif CJK KR1" fo:font-style="normal" fo:font-weight="normal" officeooo:rsid="012b4ba7" style:font-name-asian="Noto Serif CJK KR1" style:font-style-asian="normal" style:font-weight-asian="normal" style:font-name-complex="Noto Serif CJK KR1" style:font-style-complex="normal" style:font-weight-complex="normal"/>
    </style:style>
    <style:style style:name="T138" style:family="text">
      <style:text-properties fo:color="#000000" style:font-name="Noto Serif CJK KR1" fo:font-style="normal" fo:font-weight="normal" officeooo:rsid="012eab7c" style:font-name-asian="Noto Serif CJK KR1" style:font-style-asian="normal" style:font-weight-asian="normal" style:font-name-complex="Noto Serif CJK KR1" style:font-style-complex="normal" style:font-weight-complex="normal"/>
    </style:style>
    <style:style style:name="T139" style:family="text">
      <style:text-properties fo:color="#000000" style:font-name="Noto Serif CJK KR1" fo:font-style="normal" fo:font-weight="normal" officeooo:rsid="01314da2" style:font-name-asian="Noto Serif CJK KR1" style:font-style-asian="normal" style:font-weight-asian="normal" style:font-name-complex="Noto Serif CJK KR1" style:font-style-complex="normal" style:font-weight-complex="normal"/>
    </style:style>
    <style:style style:name="T140" style:family="text">
      <style:text-properties fo:color="#000000" style:font-name="Noto Serif CJK KR1" fo:font-style="normal" fo:font-weight="normal" officeooo:rsid="01318df0" style:font-name-asian="Noto Serif CJK KR1" style:font-style-asian="normal" style:font-weight-asian="normal" style:font-name-complex="Noto Serif CJK KR1" style:font-style-complex="normal" style:font-weight-complex="normal"/>
    </style:style>
    <style:style style:name="T141" style:family="text">
      <style:text-properties fo:color="#000000" style:font-name="Noto Serif CJK KR1" fo:font-style="normal" fo:font-weight="normal" officeooo:rsid="0131ff1a" style:font-name-asian="Noto Serif CJK KR1" style:font-style-asian="normal" style:font-weight-asian="normal" style:font-name-complex="Noto Serif CJK KR1" style:font-style-complex="normal" style:font-weight-complex="normal"/>
    </style:style>
    <style:style style:name="T142" style:family="text">
      <style:text-properties fo:color="#000000" style:font-name="Noto Serif CJK KR1" fo:font-style="normal" fo:font-weight="normal" officeooo:rsid="0133f4c0" style:font-name-asian="Noto Serif CJK KR1" style:font-style-asian="normal" style:font-weight-asian="normal" style:font-name-complex="Noto Serif CJK KR1" style:font-style-complex="normal" style:font-weight-complex="normal"/>
    </style:style>
    <style:style style:name="T143" style:family="text">
      <style:text-properties fo:color="#000000" style:font-name="Noto Serif CJK KR1" fo:font-style="normal" fo:font-weight="normal" officeooo:rsid="01342e33" style:font-name-asian="Noto Serif CJK KR1" style:font-style-asian="normal" style:font-weight-asian="normal" style:font-name-complex="Noto Serif CJK KR1" style:font-style-complex="normal" style:font-weight-complex="normal"/>
    </style:style>
    <style:style style:name="T144" style:family="text">
      <style:text-properties fo:color="#000000" style:font-name="Noto Serif CJK KR1" fo:font-style="normal" fo:font-weight="normal" officeooo:rsid="013706b1" style:font-name-asian="Noto Serif CJK KR1" style:font-style-asian="normal" style:font-weight-asian="normal" style:font-name-complex="Noto Serif CJK KR1" style:font-style-complex="normal" style:font-weight-complex="normal"/>
    </style:style>
    <style:style style:name="T145" style:family="text">
      <style:text-properties fo:color="#000000" style:font-name="Noto Serif CJK KR1" fo:font-style="normal" fo:font-weight="normal" officeooo:rsid="013ac5f5" style:font-name-asian="Noto Serif CJK KR1" style:font-style-asian="normal" style:font-weight-asian="normal" style:font-name-complex="Noto Serif CJK KR1" style:font-style-complex="normal" style:font-weight-complex="normal"/>
    </style:style>
    <style:style style:name="T146" style:family="text">
      <style:text-properties fo:color="#000000" style:font-name="Noto Serif CJK KR1" fo:font-style="normal" fo:font-weight="normal" officeooo:rsid="00f9a644" style:font-name-asian="Noto Serif CJK KR1" style:font-style-asian="normal" style:font-weight-asian="normal" style:font-name-complex="Noto Serif CJK KR1" style:font-style-complex="normal" style:font-weight-complex="normal"/>
    </style:style>
    <style:style style:name="T147" style:family="text">
      <style:text-properties fo:color="#000000" style:font-name="Noto Serif CJK KR1" fo:font-style="normal" fo:font-weight="normal" officeooo:rsid="00fc90f9" style:font-name-asian="Noto Serif CJK KR1" style:font-style-asian="normal" style:font-weight-asian="normal" style:font-name-complex="Noto Serif CJK KR1" style:font-style-complex="normal" style:font-weight-complex="normal"/>
    </style:style>
    <style:style style:name="T148" style:family="text">
      <style:text-properties fo:color="#000000" style:font-name="Noto Serif CJK KR1" fo:font-style="normal" fo:font-weight="normal" officeooo:rsid="010950e8" style:font-name-asian="Noto Serif CJK KR1" style:font-style-asian="normal" style:font-weight-asian="normal" style:font-name-complex="Noto Serif CJK KR1" style:font-style-complex="normal" style:font-weight-complex="normal"/>
    </style:style>
    <style:style style:name="T149" style:family="text">
      <style:text-properties fo:color="#000000" style:font-name="Noto Serif CJK KR1" fo:font-style="normal" fo:font-weight="normal" officeooo:rsid="0117b66f" style:font-name-asian="Noto Serif CJK KR1" style:font-style-asian="normal" style:font-weight-asian="normal" style:font-name-complex="Noto Serif CJK KR1" style:font-style-complex="normal" style:font-weight-complex="normal"/>
    </style:style>
    <style:style style:name="T150" style:family="text">
      <style:text-properties fo:color="#000000" style:font-name="Noto Serif CJK KR1" fo:font-style="normal" fo:font-weight="normal" officeooo:rsid="01374ceb" style:font-name-asian="Noto Serif CJK KR1" style:font-style-asian="normal" style:font-weight-asian="normal" style:font-name-complex="Noto Serif CJK KR1" style:font-style-complex="normal" style:font-weight-complex="normal"/>
    </style:style>
    <style:style style:name="T151" style:family="text">
      <style:text-properties fo:color="#000000" style:font-name="Noto Serif CJK KR1" fo:font-style="normal" fo:font-weight="bold" officeooo:rsid="00706e2a" style:font-name-asian="Noto Serif CJK KR1" style:font-style-asian="normal" style:font-weight-asian="bold" style:font-name-complex="Noto Serif CJK KR1" style:font-style-complex="normal" style:font-weight-complex="bold"/>
    </style:style>
    <style:style style:name="T152" style:family="text">
      <style:text-properties fo:color="#000000" style:font-name="Noto Serif CJK KR1" fo:font-style="normal" fo:font-weight="bold" officeooo:rsid="0056d1e9" style:font-name-asian="Noto Serif CJK KR1" style:font-style-asian="normal" style:font-weight-asian="bold" style:font-name-complex="Noto Serif CJK KR1" style:font-style-complex="normal" style:font-weight-complex="bold"/>
    </style:style>
    <style:style style:name="T153" style:family="text">
      <style:text-properties fo:color="#000000" style:font-name="Noto Serif CJK KR1" fo:font-style="normal" fo:font-weight="bold" officeooo:rsid="00616c06" style:font-name-asian="Noto Serif CJK KR1" style:font-style-asian="normal" style:font-weight-asian="bold" style:font-name-complex="Noto Serif CJK KR1" style:font-style-complex="normal" style:font-weight-complex="bold"/>
    </style:style>
    <style:style style:name="T154" style:family="text">
      <style:text-properties fo:color="#000000" style:font-name="Noto Serif CJK KR1" fo:font-style="normal" fo:font-weight="bold" officeooo:rsid="00568ba0" style:font-name-asian="Noto Serif CJK KR1" style:font-style-asian="normal" style:font-weight-asian="bold" style:font-name-complex="Noto Serif CJK KR1" style:font-style-complex="normal" style:font-weight-complex="bold"/>
    </style:style>
    <style:style style:name="T155" style:family="text">
      <style:text-properties fo:color="#000000" style:font-name="Noto Serif CJK KR1" fo:font-style="normal" fo:font-weight="bold" officeooo:rsid="0059e6de" style:font-name-asian="Noto Serif CJK KR1" style:font-style-asian="normal" style:font-weight-asian="bold" style:font-name-complex="Noto Serif CJK KR1" style:font-style-complex="normal" style:font-weight-complex="bold"/>
    </style:style>
    <style:style style:name="T156" style:family="text">
      <style:text-properties fo:color="#000000" style:font-name="Noto Serif CJK KR1" fo:font-style="normal" fo:font-weight="bold" officeooo:rsid="005b218b" style:font-name-asian="Noto Serif CJK KR1" style:font-style-asian="normal" style:font-weight-asian="bold" style:font-name-complex="Noto Serif CJK KR1" style:font-style-complex="normal" style:font-weight-complex="bold"/>
    </style:style>
    <style:style style:name="T157" style:family="text">
      <style:text-properties fo:color="#000000" style:font-name="Noto Serif CJK KR1" fo:font-style="normal" fo:font-weight="bold" officeooo:rsid="005eb95f" style:font-name-asian="Noto Serif CJK KR1" style:font-style-asian="normal" style:font-weight-asian="bold" style:font-name-complex="Noto Serif CJK KR1" style:font-style-complex="normal" style:font-weight-complex="bold"/>
    </style:style>
    <style:style style:name="T158" style:family="text">
      <style:text-properties fo:color="#000000" style:font-name="Noto Serif CJK KR1" fo:font-style="normal" fo:font-weight="bold" officeooo:rsid="006d9b40" style:font-name-asian="Noto Serif CJK KR1" style:font-style-asian="normal" style:font-weight-asian="bold" style:font-name-complex="Noto Serif CJK KR1" style:font-style-complex="normal" style:font-weight-complex="bold"/>
    </style:style>
    <style:style style:name="T159" style:family="text">
      <style:text-properties fo:color="#000000" style:font-name="Noto Serif CJK KR1" fo:font-style="normal" fo:font-weight="bold" officeooo:rsid="010b816b" style:font-name-asian="Noto Serif CJK KR1" style:font-style-asian="normal" style:font-weight-asian="bold" style:font-name-complex="Noto Serif CJK KR1" style:font-style-complex="normal" style:font-weight-complex="bold"/>
    </style:style>
    <style:style style:name="T160" style:family="text">
      <style:text-properties fo:color="#000000" style:font-name="Noto Serif CJK KR1" fo:font-style="normal" fo:font-weight="bold" officeooo:rsid="006f0235" style:font-name-asian="Noto Serif CJK KR1" style:font-style-asian="normal" style:font-weight-asian="bold" style:font-name-complex="Noto Serif CJK KR1" style:font-style-complex="normal" style:font-weight-complex="bold"/>
    </style:style>
    <style:style style:name="T161" style:family="text">
      <style:text-properties fo:color="#000000" style:font-name="Noto Serif CJK KR1" fo:font-size="12pt" fo:font-style="normal" fo:font-weight="normal" officeooo:rsid="002ae62b" style:font-name-asian="Noto Serif CJK KR1" style:font-size-asian="12pt" style:font-style-asian="normal" style:font-weight-asian="normal" style:font-name-complex="Noto Serif CJK KR1" style:font-size-complex="12pt" style:font-style-complex="normal" style:font-weight-complex="normal"/>
    </style:style>
    <style:style style:name="T162" style:family="text">
      <style:text-properties fo:color="#000000" style:font-name="Noto Serif CJK KR1" fo:font-size="12pt" fo:font-style="normal" fo:font-weight="normal" officeooo:rsid="001861d9" style:font-name-asian="Noto Serif CJK KR1" style:font-size-asian="12pt" style:font-style-asian="normal" style:font-weight-asian="normal" style:font-name-complex="Noto Serif CJK KR1" style:font-size-complex="12pt" style:font-style-complex="normal" style:font-weight-complex="normal"/>
    </style:style>
    <style:style style:name="T163" style:family="text">
      <style:text-properties fo:color="#000000" style:font-name="Noto Serif CJK KR1" fo:font-size="12pt" fo:font-style="normal" fo:font-weight="normal" officeooo:rsid="0051578f" style:font-name-asian="Noto Serif CJK KR1" style:font-size-asian="12pt" style:font-style-asian="normal" style:font-weight-asian="normal" style:font-name-complex="Noto Serif CJK KR1" style:font-size-complex="12pt" style:font-style-complex="normal" style:font-weight-complex="normal"/>
    </style:style>
    <style:style style:name="T164" style:family="text">
      <style:text-properties fo:color="#000000" style:font-name="Noto Serif CJK KR1" fo:font-size="12pt" fo:font-style="normal" fo:font-weight="normal" officeooo:rsid="002c1ff3" style:font-name-asian="Noto Serif CJK KR1" style:font-size-asian="12pt" style:font-style-asian="normal" style:font-weight-asian="normal" style:font-name-complex="Noto Serif CJK KR1" style:font-size-complex="12pt" style:font-style-complex="normal" style:font-weight-complex="normal"/>
    </style:style>
    <style:style style:name="T165" style:family="text">
      <style:text-properties fo:color="#000000" style:font-name="Noto Serif CJK KR1" fo:font-size="12pt" fo:font-style="normal" fo:font-weight="normal" officeooo:rsid="003df477" style:font-name-asian="Noto Serif CJK KR1" style:font-size-asian="12pt" style:font-style-asian="normal" style:font-weight-asian="normal" style:font-name-complex="Noto Serif CJK KR1" style:font-size-complex="12pt" style:font-style-complex="normal" style:font-weight-complex="normal"/>
    </style:style>
    <style:style style:name="T166" style:family="text">
      <style:text-properties fo:color="#000000" style:font-name="Noto Serif CJK KR1" fo:font-size="12pt" fo:font-style="normal" fo:font-weight="normal" officeooo:rsid="00a98cb3" style:font-name-asian="Noto Serif CJK KR1" style:font-size-asian="12pt" style:font-style-asian="normal" style:font-weight-asian="normal" style:font-name-complex="Noto Serif CJK KR1" style:font-size-complex="12pt" style:font-style-complex="normal" style:font-weight-complex="normal"/>
    </style:style>
    <style:style style:name="T167" style:family="text">
      <style:text-properties fo:color="#000000" style:font-name="Noto Serif CJK KR1" fo:font-size="12pt" fo:font-style="normal" fo:font-weight="normal" officeooo:rsid="00616c06" style:font-name-asian="Noto Serif CJK KR1" style:font-size-asian="12pt" style:font-style-asian="normal" style:font-weight-asian="normal" style:font-name-complex="Noto Serif CJK KR1" style:font-size-complex="12pt" style:font-style-complex="normal" style:font-weight-complex="normal"/>
    </style:style>
    <style:style style:name="T168" style:family="text">
      <style:text-properties fo:color="#000000" style:font-name="Noto Serif CJK KR1" fo:font-size="12pt" fo:font-style="normal" fo:font-weight="normal" officeooo:rsid="00ababea" style:font-name-asian="Noto Serif CJK KR1" style:font-size-asian="12pt" style:font-style-asian="normal" style:font-weight-asian="normal" style:font-name-complex="Noto Serif CJK KR1" style:font-size-complex="12pt" style:font-style-complex="normal" style:font-weight-complex="normal"/>
    </style:style>
    <style:style style:name="T169" style:family="text">
      <style:text-properties fo:color="#000000" style:font-name="Noto Serif CJK KR1" fo:font-size="12pt" fo:font-style="normal" fo:font-weight="normal" officeooo:rsid="002aa460" style:font-name-asian="Noto Serif CJK KR1" style:font-size-asian="12pt" style:font-style-asian="normal" style:font-weight-asian="normal" style:font-name-complex="Noto Serif CJK KR1" style:font-size-complex="12pt" style:font-style-complex="normal" style:font-weight-complex="normal"/>
    </style:style>
    <style:style style:name="T170" style:family="text">
      <style:text-properties fo:color="#000000" style:font-name="Noto Serif CJK KR1" fo:font-size="12pt" fo:font-style="normal" fo:font-weight="normal" officeooo:rsid="001dc698" style:font-name-asian="Noto Serif CJK KR1" style:font-size-asian="12pt" style:font-style-asian="normal" style:font-weight-asian="normal" style:font-name-complex="Noto Serif CJK KR1" style:font-size-complex="12pt" style:font-style-complex="normal" style:font-weight-complex="normal"/>
    </style:style>
    <style:style style:name="T171" style:family="text">
      <style:text-properties fo:color="#000000" style:font-name="Noto Serif CJK KR1" fo:font-size="12pt" fo:font-style="normal" fo:font-weight="normal" officeooo:rsid="00eaa280" style:font-name-asian="Noto Serif CJK KR1" style:font-size-asian="12pt" style:font-style-asian="normal" style:font-weight-asian="normal" style:font-name-complex="Noto Serif CJK KR1" style:font-size-complex="12pt" style:font-style-complex="normal" style:font-weight-complex="normal"/>
    </style:style>
    <style:style style:name="T172" style:family="text">
      <style:text-properties fo:color="#000000" style:font-name="Noto Serif CJK KR1" fo:font-size="12pt" fo:font-style="normal" fo:font-weight="normal" officeooo:rsid="0056d1e9" style:font-name-asian="Noto Serif CJK KR1" style:font-size-asian="12pt" style:font-style-asian="normal" style:font-weight-asian="normal" style:font-name-complex="Noto Serif CJK KR1" style:font-size-complex="12pt" style:font-style-complex="normal" style:font-weight-complex="normal"/>
    </style:style>
    <style:style style:name="T173" style:family="text">
      <style:text-properties fo:color="#000000" style:font-name="Noto Serif CJK KR1" fo:font-size="12pt" fo:font-style="normal" fo:font-weight="normal" officeooo:rsid="00ebfc73" style:font-name-asian="Noto Serif CJK KR1" style:font-size-asian="12pt" style:font-style-asian="normal" style:font-weight-asian="normal" style:font-name-complex="Noto Serif CJK KR1" style:font-size-complex="12pt" style:font-style-complex="normal" style:font-weight-complex="normal"/>
    </style:style>
    <style:style style:name="T174" style:family="text">
      <style:text-properties fo:color="#000000" style:font-name="Noto Serif CJK KR1" fo:font-size="12pt" fo:font-style="normal" fo:font-weight="normal" officeooo:rsid="001220d7" style:font-name-asian="Noto Serif CJK KR1" style:font-size-asian="12pt" style:font-style-asian="normal" style:font-weight-asian="normal" style:font-name-complex="Noto Serif CJK KR1" style:font-size-complex="12pt" style:font-style-complex="normal" style:font-weight-complex="normal"/>
    </style:style>
    <style:style style:name="T175" style:family="text">
      <style:text-properties fo:color="#000000" style:font-name="Noto Serif CJK KR1" fo:font-size="12pt" fo:font-style="normal" fo:font-weight="normal" officeooo:rsid="00ee7bce" style:font-name-asian="Noto Serif CJK KR1" style:font-size-asian="12pt" style:font-style-asian="normal" style:font-weight-asian="normal" style:font-name-complex="Noto Serif CJK KR1" style:font-size-complex="12pt" style:font-style-complex="normal" style:font-weight-complex="normal"/>
    </style:style>
    <style:style style:name="T176" style:family="text">
      <style:text-properties fo:color="#000000" style:font-name="Noto Serif CJK KR1" fo:font-size="12pt" fo:font-style="normal" fo:font-weight="normal" officeooo:rsid="010023c2" style:font-name-asian="Noto Serif CJK KR1" style:font-size-asian="12pt" style:font-style-asian="normal" style:font-weight-asian="normal" style:font-name-complex="Noto Serif CJK KR1" style:font-size-complex="12pt" style:font-style-complex="normal" style:font-weight-complex="normal"/>
    </style:style>
    <style:style style:name="T177" style:family="text">
      <style:text-properties fo:color="#000000" style:font-name="Noto Serif CJK KR1" fo:font-size="12pt" fo:font-style="normal" fo:font-weight="bold" officeooo:rsid="003df477" style:font-name-asian="Noto Serif CJK KR1" style:font-size-asian="12pt" style:font-style-asian="normal" style:font-weight-asian="bold" style:font-name-complex="Noto Serif CJK KR1" style:font-size-complex="12pt" style:font-style-complex="normal" style:font-weight-complex="bold"/>
    </style:style>
    <style:style style:name="T178" style:family="text">
      <style:text-properties fo:color="#000000" style:font-name="Noto Serif CJK KR1" fo:font-size="12pt" fo:font-style="normal" fo:font-weight="bold" officeooo:rsid="00616c06" style:font-name-asian="Noto Serif CJK KR1" style:font-size-asian="12pt" style:font-style-asian="normal" style:font-weight-asian="bold" style:font-name-complex="Noto Serif CJK KR1" style:font-size-complex="12pt" style:font-style-complex="normal" style:font-weight-complex="bold"/>
    </style:style>
    <style:style style:name="T179" style:family="text">
      <style:text-properties fo:color="#000000" style:font-name="Noto Serif CJK KR1" fo:font-size="12pt" fo:font-style="normal" fo:font-weight="bold" officeooo:rsid="00ababea" style:font-name-asian="Noto Serif CJK KR1" style:font-size-asian="12pt" style:font-style-asian="normal" style:font-weight-asian="bold" style:font-name-complex="Noto Serif CJK KR1" style:font-size-complex="12pt" style:font-style-complex="normal" style:font-weight-complex="bold"/>
    </style:style>
    <style:style style:name="T180" style:family="text">
      <style:text-properties fo:color="#000000" style:font-name="Noto Serif CJK KR1" officeooo:rsid="013d5076" style:font-name-asian="Noto Serif CJK KR1" style:font-name-complex="Noto Serif CJK KR1"/>
    </style:style>
    <style:style style:name="T181" style:family="text">
      <style:text-properties fo:color="#000000" style:font-name="Noto Serif CJK KR1" officeooo:rsid="014591b8" style:font-name-asian="Noto Serif CJK KR1" style:font-name-complex="Noto Serif CJK KR1"/>
    </style:style>
    <style:style style:name="T182" style:family="text">
      <style:text-properties fo:color="#000000" style:font-name="Noto Serif CJK KR1" officeooo:rsid="0148d35e" style:font-name-asian="Noto Serif CJK KR1" style:font-name-complex="Noto Serif CJK KR1"/>
    </style:style>
    <style:style style:name="T183" style:family="text">
      <style:text-properties fo:color="#000000" style:font-name="Noto Serif CJK KR1" officeooo:rsid="01479e51" style:font-name-asian="Noto Serif CJK KR1" style:font-name-complex="Noto Serif CJK KR1"/>
    </style:style>
    <style:style style:name="T184" style:family="text">
      <style:text-properties fo:color="#000000" fo:font-weight="normal" officeooo:rsid="0071a906" style:font-weight-asian="normal" style:font-weight-complex="normal"/>
    </style:style>
    <style:style style:name="T185" style:family="text">
      <style:text-properties fo:color="#000000" fo:font-weight="normal" officeooo:rsid="00ca1bb6" style:font-weight-asian="normal" style:font-weight-complex="normal"/>
    </style:style>
    <style:style style:name="T186" style:family="text">
      <style:text-properties fo:color="#000000" fo:font-weight="normal" officeooo:rsid="0057fd1b" style:font-weight-asian="normal" style:font-weight-complex="normal"/>
    </style:style>
    <style:style style:name="T187" style:family="text">
      <style:text-properties fo:color="#000000" fo:font-weight="normal" officeooo:rsid="00cd3841" style:font-weight-asian="normal" style:font-weight-complex="normal"/>
    </style:style>
    <style:style style:name="T188" style:family="text">
      <style:text-properties fo:color="#000000" officeooo:rsid="00f21db7"/>
    </style:style>
    <style:style style:name="T189" style:family="text">
      <style:text-properties fo:color="#000000" officeooo:rsid="002aa460"/>
    </style:style>
    <style:style style:name="T190" style:family="text">
      <style:text-properties fo:color="#000000" officeooo:rsid="012eab7c"/>
    </style:style>
    <style:style style:name="T191" style:family="text">
      <style:text-properties fo:color="#000000" officeooo:rsid="001dc698"/>
    </style:style>
    <style:style style:name="T192" style:family="text">
      <style:text-properties fo:color="#000000" officeooo:rsid="013d5076"/>
    </style:style>
    <style:style style:name="T193" style:family="text">
      <style:text-properties fo:color="#000000" officeooo:rsid="013ac5f5"/>
    </style:style>
    <style:style style:name="T194" style:family="text">
      <style:text-properties fo:color="#000000" officeooo:rsid="001861d9"/>
    </style:style>
    <style:style style:name="T195" style:family="text">
      <style:text-properties fo:color="#000000" officeooo:rsid="013dc0d8"/>
    </style:style>
    <style:style style:name="T196" style:family="text">
      <style:text-properties fo:color="#000000" officeooo:rsid="013eb886"/>
    </style:style>
    <style:style style:name="T197" style:family="text">
      <style:text-properties fo:color="#000000" officeooo:rsid="014031b6"/>
    </style:style>
    <style:style style:name="T198" style:family="text">
      <style:text-properties fo:color="#000000" officeooo:rsid="01412cd2"/>
    </style:style>
    <style:style style:name="T199" style:family="text">
      <style:text-properties fo:color="#000000" officeooo:rsid="014150db"/>
    </style:style>
    <style:style style:name="T200" style:family="text">
      <style:text-properties fo:color="#000000" officeooo:rsid="014333d7"/>
    </style:style>
    <style:style style:name="T201" style:family="text">
      <style:text-properties fo:color="#000000" officeooo:rsid="002ae62b"/>
    </style:style>
    <style:style style:name="T202" style:family="text">
      <style:text-properties fo:color="#000000" officeooo:rsid="014ac356"/>
    </style:style>
    <style:style style:name="T203" style:family="text">
      <style:text-properties fo:color="#000000" officeooo:rsid="00615aed"/>
    </style:style>
    <style:style style:name="T204" style:family="text">
      <style:text-properties fo:color="#000000" officeooo:rsid="0029d4c5"/>
    </style:style>
    <style:style style:name="T205" style:family="text">
      <style:text-properties fo:color="#000000" officeooo:rsid="014b38ac"/>
    </style:style>
    <style:style style:name="T206" style:family="text">
      <style:text-properties fo:color="#000000" officeooo:rsid="014c41c1"/>
    </style:style>
    <style:style style:name="T207" style:family="text">
      <style:text-properties officeooo:rsid="0029d4c5"/>
    </style:style>
    <style:style style:name="T208" style:family="text">
      <style:text-properties officeooo:rsid="002ae62b"/>
    </style:style>
    <style:style style:name="T209" style:family="text">
      <style:text-properties officeooo:rsid="002b3077"/>
    </style:style>
    <style:style style:name="T210" style:family="text">
      <style:text-properties officeooo:rsid="002edaa8"/>
    </style:style>
    <style:style style:name="T211" style:family="text">
      <style:text-properties officeooo:rsid="0030c818"/>
    </style:style>
    <style:style style:name="T212" style:family="text">
      <style:text-properties officeooo:rsid="00330d1d"/>
    </style:style>
    <style:style style:name="T213" style:family="text">
      <style:text-properties officeooo:rsid="0034ac4c"/>
    </style:style>
    <style:style style:name="T214" style:family="text">
      <style:text-properties officeooo:rsid="0035fec3"/>
    </style:style>
    <style:style style:name="T215" style:family="text">
      <style:text-properties fo:color="#0b08f0"/>
    </style:style>
    <style:style style:name="T216" style:family="text">
      <style:text-properties fo:color="#0b08f0" style:font-name="Noto Serif CJK KR1" fo:font-style="normal" style:font-name-asian="Noto Serif CJK KR1" style:font-style-asian="normal" style:font-name-complex="Noto Serif CJK KR1" style:font-style-complex="normal"/>
    </style:style>
    <style:style style:name="T217" style:family="text">
      <style:text-properties fo:color="#0b08f0" style:font-name="Noto Serif CJK KR1" fo:font-style="normal" officeooo:rsid="002b3077" style:font-name-asian="Noto Serif CJK KR1" style:font-style-asian="normal" style:font-name-complex="Noto Serif CJK KR1" style:font-style-complex="normal"/>
    </style:style>
    <style:style style:name="T218" style:family="text">
      <style:text-properties fo:color="#0b08f0" style:font-name="Noto Serif CJK KR1" fo:font-style="normal" officeooo:rsid="00616c06" style:font-name-asian="Noto Serif CJK KR1" style:font-style-asian="normal" style:font-name-complex="Noto Serif CJK KR1" style:font-style-complex="normal"/>
    </style:style>
    <style:style style:name="T219" style:family="text">
      <style:text-properties fo:color="#0b08f0" style:font-name="Noto Serif CJK KR1" fo:font-style="normal" officeooo:rsid="00b9aa73" style:font-name-asian="Noto Serif CJK KR1" style:font-style-asian="normal" style:font-name-complex="Noto Serif CJK KR1" style:font-style-complex="normal"/>
    </style:style>
    <style:style style:name="T220" style:family="text">
      <style:text-properties fo:color="#0b08f0" style:font-name="Noto Serif CJK KR1" fo:font-style="normal" officeooo:rsid="00706e2a" style:font-name-asian="Noto Serif CJK KR1" style:font-style-asian="normal" style:font-name-complex="Noto Serif CJK KR1" style:font-style-complex="normal"/>
    </style:style>
    <style:style style:name="T221" style:family="text">
      <style:text-properties fo:color="#0b08f0" style:font-name="Noto Serif CJK KR1" fo:font-style="normal" officeooo:rsid="00bf756d" style:font-name-asian="Noto Serif CJK KR1" style:font-style-asian="normal" style:font-name-complex="Noto Serif CJK KR1" style:font-style-complex="normal"/>
    </style:style>
    <style:style style:name="T222" style:family="text">
      <style:text-properties fo:color="#0b08f0" style:font-name="Noto Serif CJK KR1" fo:font-style="normal" officeooo:rsid="003eee47" style:font-name-asian="Noto Serif CJK KR1" style:font-style-asian="normal" style:font-name-complex="Noto Serif CJK KR1" style:font-style-complex="normal"/>
    </style:style>
    <style:style style:name="T223" style:family="text">
      <style:text-properties fo:color="#0b08f0" style:font-name="Noto Serif CJK KR1" fo:font-style="normal" officeooo:rsid="00422b40" style:font-name-asian="Noto Serif CJK KR1" style:font-style-asian="normal" style:font-name-complex="Noto Serif CJK KR1" style:font-style-complex="normal"/>
    </style:style>
    <style:style style:name="T224" style:family="text">
      <style:text-properties fo:color="#0b08f0" style:font-name="Noto Serif CJK KR1" fo:font-style="normal" officeooo:rsid="0043bcb4" style:font-name-asian="Noto Serif CJK KR1" style:font-style-asian="normal" style:font-name-complex="Noto Serif CJK KR1" style:font-style-complex="normal"/>
    </style:style>
    <style:style style:name="T225" style:family="text">
      <style:text-properties fo:color="#0b08f0" style:font-name="Noto Serif CJK KR1" fo:font-style="normal" officeooo:rsid="004447e8" style:font-name-asian="Noto Serif CJK KR1" style:font-style-asian="normal" style:font-name-complex="Noto Serif CJK KR1" style:font-style-complex="normal"/>
    </style:style>
    <style:style style:name="T226" style:family="text">
      <style:text-properties fo:color="#0b08f0" style:font-name="Noto Serif CJK KR1" fo:font-style="normal" officeooo:rsid="004472b8" style:font-name-asian="Noto Serif CJK KR1" style:font-style-asian="normal" style:font-name-complex="Noto Serif CJK KR1" style:font-style-complex="normal"/>
    </style:style>
    <style:style style:name="T227" style:family="text">
      <style:text-properties fo:color="#0b08f0" style:font-name="Noto Serif CJK KR1" fo:font-style="normal" officeooo:rsid="0045796b" style:font-name-asian="Noto Serif CJK KR1" style:font-style-asian="normal" style:font-name-complex="Noto Serif CJK KR1" style:font-style-complex="normal"/>
    </style:style>
    <style:style style:name="T228" style:family="text">
      <style:text-properties fo:color="#0b08f0" style:font-name="Noto Serif CJK KR1" fo:font-style="normal" officeooo:rsid="00477029" style:font-name-asian="Noto Serif CJK KR1" style:font-style-asian="normal" style:font-name-complex="Noto Serif CJK KR1" style:font-style-complex="normal"/>
    </style:style>
    <style:style style:name="T229" style:family="text">
      <style:text-properties fo:color="#0b08f0" style:font-name="Noto Serif CJK KR1" fo:font-style="normal" officeooo:rsid="005258b3" style:font-name-asian="Noto Serif CJK KR1" style:font-style-asian="normal" style:font-name-complex="Noto Serif CJK KR1" style:font-style-complex="normal"/>
    </style:style>
    <style:style style:name="T230" style:family="text">
      <style:text-properties fo:color="#0b08f0" style:font-name="Noto Serif CJK KR1" fo:font-style="normal" officeooo:rsid="00544498" style:font-name-asian="Noto Serif CJK KR1" style:font-style-asian="normal" style:font-name-complex="Noto Serif CJK KR1" style:font-style-complex="normal"/>
    </style:style>
    <style:style style:name="T231" style:family="text">
      <style:text-properties fo:color="#0b08f0" style:font-name="Noto Serif CJK KR1" fo:font-style="normal" officeooo:rsid="00568ba0" style:font-name-asian="Noto Serif CJK KR1" style:font-style-asian="normal" style:font-name-complex="Noto Serif CJK KR1" style:font-style-complex="normal"/>
    </style:style>
    <style:style style:name="T232" style:family="text">
      <style:text-properties fo:color="#0b08f0" style:font-name="Noto Serif CJK KR1" fo:font-style="normal" officeooo:rsid="00d9fcf7" style:font-name-asian="Noto Serif CJK KR1" style:font-style-asian="normal" style:font-name-complex="Noto Serif CJK KR1" style:font-style-complex="normal"/>
    </style:style>
    <style:style style:name="T233" style:family="text">
      <style:text-properties fo:color="#0b08f0" style:font-name="Noto Serif CJK KR1" fo:font-style="normal" officeooo:rsid="00dd68a8" style:font-name-asian="Noto Serif CJK KR1" style:font-style-asian="normal" style:font-name-complex="Noto Serif CJK KR1" style:font-style-complex="normal"/>
    </style:style>
    <style:style style:name="T234" style:family="text">
      <style:text-properties fo:color="#0b08f0" style:font-name="Noto Serif CJK KR1" fo:font-style="normal" officeooo:rsid="0056ce32" style:font-name-asian="Noto Serif CJK KR1" style:font-style-asian="normal" style:font-name-complex="Noto Serif CJK KR1" style:font-style-complex="normal"/>
    </style:style>
    <style:style style:name="T235" style:family="text">
      <style:text-properties fo:color="#0b08f0" style:font-name="Noto Serif CJK KR1" fo:font-style="normal" officeooo:rsid="0056d1e9" style:font-name-asian="Noto Serif CJK KR1" style:font-style-asian="normal" style:font-name-complex="Noto Serif CJK KR1" style:font-style-complex="normal"/>
    </style:style>
    <style:style style:name="T236" style:family="text">
      <style:text-properties fo:color="#0b08f0" style:font-name="Noto Serif CJK KR1" fo:font-style="normal" officeooo:rsid="00e98c35" style:font-name-asian="Noto Serif CJK KR1" style:font-style-asian="normal" style:font-name-complex="Noto Serif CJK KR1" style:font-style-complex="normal"/>
    </style:style>
    <style:style style:name="T237" style:family="text">
      <style:text-properties fo:color="#0b08f0" style:font-name="Noto Serif CJK KR1" fo:font-style="normal" officeooo:rsid="0059e6de" style:font-name-asian="Noto Serif CJK KR1" style:font-style-asian="normal" style:font-name-complex="Noto Serif CJK KR1" style:font-style-complex="normal"/>
    </style:style>
    <style:style style:name="T238" style:family="text">
      <style:text-properties fo:color="#0b08f0" style:font-name="Noto Serif CJK KR1" fo:font-style="normal" officeooo:rsid="005b218b" style:font-name-asian="Noto Serif CJK KR1" style:font-style-asian="normal" style:font-name-complex="Noto Serif CJK KR1" style:font-style-complex="normal"/>
    </style:style>
    <style:style style:name="T239" style:family="text">
      <style:text-properties fo:color="#0b08f0" style:font-name="Noto Serif CJK KR1" fo:font-style="normal" officeooo:rsid="005eb95f" style:font-name-asian="Noto Serif CJK KR1" style:font-style-asian="normal" style:font-name-complex="Noto Serif CJK KR1" style:font-style-complex="normal"/>
    </style:style>
    <style:style style:name="T240" style:family="text">
      <style:text-properties fo:color="#0b08f0" style:font-name="Noto Serif CJK KR1" fo:font-style="normal" officeooo:rsid="006d9b40" style:font-name-asian="Noto Serif CJK KR1" style:font-style-asian="normal" style:font-name-complex="Noto Serif CJK KR1" style:font-style-complex="normal"/>
    </style:style>
    <style:style style:name="T241" style:family="text">
      <style:text-properties fo:color="#0b08f0" style:font-name="Noto Serif CJK KR1" fo:font-style="normal" officeooo:rsid="010b816b" style:font-name-asian="Noto Serif CJK KR1" style:font-style-asian="normal" style:font-name-complex="Noto Serif CJK KR1" style:font-style-complex="normal"/>
    </style:style>
    <style:style style:name="T242" style:family="text">
      <style:text-properties fo:color="#0b08f0" style:font-name="Noto Serif CJK KR1" fo:font-style="normal" officeooo:rsid="006f0235" style:font-name-asian="Noto Serif CJK KR1" style:font-style-asian="normal" style:font-name-complex="Noto Serif CJK KR1" style:font-style-complex="normal"/>
    </style:style>
    <style:style style:name="T243" style:family="text">
      <style:text-properties fo:color="#0b08f0" style:font-name="Noto Serif CJK KR1" fo:font-style="normal" fo:font-weight="normal" officeooo:rsid="0056d1e9" style:font-name-asian="Noto Serif CJK KR1" style:font-style-asian="normal" style:font-weight-asian="normal" style:font-name-complex="Noto Serif CJK KR1" style:font-style-complex="normal" style:font-weight-complex="normal"/>
    </style:style>
    <style:style style:name="T244" style:family="text">
      <style:text-properties fo:color="#0b08f0" style:font-name="Noto Serif CJK KR1" fo:font-style="normal" fo:font-weight="normal" officeooo:rsid="00c0bc4c" style:font-name-asian="Noto Serif CJK KR1" style:font-style-asian="normal" style:font-weight-asian="normal" style:font-name-complex="Noto Serif CJK KR1" style:font-style-complex="normal" style:font-weight-complex="normal"/>
    </style:style>
    <style:style style:name="T245" style:family="text">
      <style:text-properties fo:color="#0b08f0" style:font-name="Noto Serif CJK KR1" fo:font-style="normal" fo:font-weight="normal" officeooo:rsid="004d1423" style:font-name-asian="Noto Serif CJK KR1" style:font-style-asian="normal" style:font-weight-asian="normal" style:font-name-complex="Noto Serif CJK KR1" style:font-style-complex="normal" style:font-weight-complex="normal"/>
    </style:style>
    <style:style style:name="T246" style:family="text">
      <style:text-properties fo:color="#0b08f0" style:font-name="Noto Serif CJK KR1" fo:font-style="normal" fo:font-weight="normal" officeooo:rsid="011a5da7" style:font-name-asian="Noto Serif CJK KR1" style:font-style-asian="normal" style:font-weight-asian="normal" style:font-name-complex="Noto Serif CJK KR1" style:font-style-complex="normal" style:font-weight-complex="normal"/>
    </style:style>
    <style:style style:name="T247" style:family="text">
      <style:text-properties fo:color="#0b08f0" style:font-name="Noto Serif CJK KR1" fo:font-style="normal" fo:font-weight="normal" officeooo:rsid="011d0645" style:font-name-asian="Noto Serif CJK KR1" style:font-style-asian="normal" style:font-weight-asian="normal" style:font-name-complex="Noto Serif CJK KR1" style:font-style-complex="normal" style:font-weight-complex="normal"/>
    </style:style>
    <style:style style:name="T248" style:family="text">
      <style:text-properties fo:color="#0b08f0" style:font-name="Noto Serif CJK KR1" fo:font-style="normal" fo:font-weight="normal" officeooo:rsid="011e7b36" style:font-name-asian="Noto Serif CJK KR1" style:font-style-asian="normal" style:font-weight-asian="normal" style:font-name-complex="Noto Serif CJK KR1" style:font-style-complex="normal" style:font-weight-complex="normal"/>
    </style:style>
    <style:style style:name="T249" style:family="text">
      <style:text-properties fo:color="#0b08f0" style:font-name="Noto Serif CJK KR1" fo:font-style="normal" fo:font-weight="normal" officeooo:rsid="013ac5f5" style:font-name-asian="Noto Serif CJK KR1" style:font-style-asian="normal" style:font-weight-asian="normal" style:font-name-complex="Noto Serif CJK KR1" style:font-style-complex="normal" style:font-weight-complex="normal"/>
    </style:style>
    <style:style style:name="T250" style:family="text">
      <style:text-properties fo:color="#0b08f0" style:font-name="Noto Serif CJK KR1" fo:font-size="12pt" fo:font-style="normal" fo:font-weight="normal" officeooo:rsid="003df477" style:font-name-asian="Noto Serif CJK KR1" style:font-size-asian="12pt" style:font-style-asian="normal" style:font-weight-asian="normal" style:font-name-complex="Noto Serif CJK KR1" style:font-size-complex="12pt" style:font-style-complex="normal" style:font-weight-complex="normal"/>
    </style:style>
    <style:style style:name="T251" style:family="text">
      <style:text-properties fo:color="#0b08f0" style:font-name="Noto Serif CJK KR1" fo:font-size="12pt" fo:font-style="normal" fo:font-weight="normal" officeooo:rsid="00a98cb3" style:font-name-asian="Noto Serif CJK KR1" style:font-size-asian="12pt" style:font-style-asian="normal" style:font-weight-asian="normal" style:font-name-complex="Noto Serif CJK KR1" style:font-size-complex="12pt" style:font-style-complex="normal" style:font-weight-complex="normal"/>
    </style:style>
    <style:style style:name="T252" style:family="text">
      <style:text-properties fo:color="#0b08f0" style:font-name="Noto Serif CJK KR1" fo:font-size="12pt" fo:font-style="normal" fo:font-weight="normal" officeooo:rsid="00616c06" style:font-name-asian="Noto Serif CJK KR1" style:font-size-asian="12pt" style:font-style-asian="normal" style:font-weight-asian="normal" style:font-name-complex="Noto Serif CJK KR1" style:font-size-complex="12pt" style:font-style-complex="normal" style:font-weight-complex="normal"/>
    </style:style>
    <style:style style:name="T253" style:family="text">
      <style:text-properties fo:color="#0b08f0" style:font-name="Noto Serif CJK KR1" fo:font-size="12pt" fo:font-style="normal" fo:font-weight="normal" officeooo:rsid="010023c2" style:font-name-asian="Noto Serif CJK KR1" style:font-size-asian="12pt" style:font-style-asian="normal" style:font-weight-asian="normal" style:font-name-complex="Noto Serif CJK KR1" style:font-size-complex="12pt" style:font-style-complex="normal" style:font-weight-complex="normal"/>
    </style:style>
    <style:style style:name="T254" style:family="text">
      <style:text-properties fo:color="#0b08f0" officeooo:rsid="0029d4c5"/>
    </style:style>
    <style:style style:name="T255" style:family="text">
      <style:text-properties fo:color="#0b08f0" officeooo:rsid="00191e8f"/>
    </style:style>
    <style:style style:name="T256" style:family="text">
      <style:text-properties fo:color="#0b08f0" officeooo:rsid="0030c818"/>
    </style:style>
    <style:style style:name="T257" style:family="text">
      <style:text-properties fo:color="#0b08f0" officeooo:rsid="0071c22c"/>
    </style:style>
    <style:style style:name="T258" style:family="text">
      <style:text-properties fo:color="#0b08f0" officeooo:rsid="00bf756d"/>
    </style:style>
    <style:style style:name="T259" style:family="text">
      <style:text-properties fo:color="#0b08f0" officeooo:rsid="00c91068"/>
    </style:style>
    <style:style style:name="T260" style:family="text">
      <style:text-properties fo:color="#0b08f0" fo:font-weight="normal" officeooo:rsid="00cd3841" style:font-weight-asian="normal" style:font-weight-complex="normal"/>
    </style:style>
    <style:style style:name="T261" style:family="text">
      <style:text-properties fo:color="#0b08f0" officeooo:rsid="00f21db7"/>
    </style:style>
    <style:style style:name="T262" style:family="text">
      <style:text-properties fo:color="#0b08f0" officeooo:rsid="00686737"/>
    </style:style>
    <style:style style:name="T263" style:family="text">
      <style:text-properties fo:color="#0b08f0" officeooo:rsid="0104146b"/>
    </style:style>
    <style:style style:name="T264" style:family="text">
      <style:text-properties fo:color="#0b08f0" officeooo:rsid="00769773"/>
    </style:style>
    <style:style style:name="T265" style:family="text">
      <style:text-properties fo:color="#0b08f0" officeooo:rsid="00792adb"/>
    </style:style>
    <style:style style:name="T266" style:family="text">
      <style:text-properties fo:color="#0b08f0" officeooo:rsid="007ef9c5"/>
    </style:style>
    <style:style style:name="T267" style:family="text">
      <style:text-properties fo:color="#0b08f0" officeooo:rsid="008093b9"/>
    </style:style>
    <style:style style:name="T268" style:family="text">
      <style:text-properties fo:color="#0b08f0" officeooo:rsid="0080ebe0"/>
    </style:style>
    <style:style style:name="T269" style:family="text">
      <style:text-properties fo:color="#0b08f0" officeooo:rsid="011f91e8"/>
    </style:style>
    <style:style style:name="T270" style:family="text">
      <style:text-properties fo:color="#0b08f0" fo:font-weight="bold" style:font-weight-asian="bold" style:font-weight-complex="bold"/>
    </style:style>
    <style:style style:name="T271" style:family="text">
      <style:text-properties fo:color="#0b08f0" fo:font-weight="bold" officeooo:rsid="0128951f" style:font-weight-asian="bold" style:font-weight-complex="bold"/>
    </style:style>
    <style:style style:name="T272" style:family="text">
      <style:text-properties fo:color="#0b08f0" officeooo:rsid="008ab6ba"/>
    </style:style>
    <style:style style:name="T273" style:family="text">
      <style:text-properties fo:color="#0b08f0" officeooo:rsid="009a4edd"/>
    </style:style>
    <style:style style:name="T274" style:family="text">
      <style:text-properties officeooo:rsid="0038e89f"/>
    </style:style>
    <style:style style:name="T275" style:family="text">
      <style:text-properties officeooo:rsid="003dd0c8"/>
    </style:style>
    <style:style style:name="T276" style:family="text">
      <style:text-properties officeooo:rsid="00406448"/>
    </style:style>
    <style:style style:name="T277" style:family="text">
      <style:text-properties officeooo:rsid="00648374"/>
    </style:style>
    <style:style style:name="T278" style:family="text">
      <style:text-properties officeooo:rsid="006c0e64"/>
    </style:style>
    <style:style style:name="T279" style:family="text">
      <style:text-properties officeooo:rsid="006d9b40"/>
    </style:style>
    <style:style style:name="T280" style:family="text">
      <style:text-properties fo:font-size="12pt" style:font-size-asian="12pt" style:font-size-complex="12pt"/>
    </style:style>
    <style:style style:name="T281" style:family="text">
      <style:text-properties officeooo:rsid="0071c22c"/>
    </style:style>
    <style:style style:name="T282" style:family="text">
      <style:text-properties officeooo:rsid="0075f5d7"/>
    </style:style>
    <style:style style:name="T283" style:family="text">
      <style:text-properties officeooo:rsid="00769773"/>
    </style:style>
    <style:style style:name="T284" style:family="text">
      <style:text-properties officeooo:rsid="00792adb"/>
    </style:style>
    <style:style style:name="T285" style:family="text">
      <style:text-properties officeooo:rsid="007c5950"/>
    </style:style>
    <style:style style:name="T286" style:family="text">
      <style:text-properties officeooo:rsid="007ef9c5"/>
    </style:style>
    <style:style style:name="T287" style:family="text">
      <style:text-properties officeooo:rsid="008093b9"/>
    </style:style>
    <style:style style:name="T288" style:family="text">
      <style:text-properties officeooo:rsid="0080ebe0"/>
    </style:style>
    <style:style style:name="T289" style:family="text">
      <style:text-properties officeooo:rsid="0082f5ed"/>
    </style:style>
    <style:style style:name="T290" style:family="text">
      <style:text-properties officeooo:rsid="00882277"/>
    </style:style>
    <style:style style:name="T291" style:family="text">
      <style:text-properties officeooo:rsid="008ab6ba"/>
    </style:style>
    <style:style style:name="T292" style:family="text">
      <style:text-properties officeooo:rsid="00921818"/>
    </style:style>
    <style:style style:name="T293" style:family="text">
      <style:text-properties officeooo:rsid="009a4edd"/>
    </style:style>
    <style:style style:name="T294" style:family="text">
      <style:text-properties officeooo:rsid="009efc02"/>
    </style:style>
    <style:style style:name="T295" style:family="text">
      <style:text-properties officeooo:rsid="001861d9"/>
    </style:style>
    <style:style style:name="T296" style:family="text">
      <style:text-properties officeooo:rsid="00b241a2"/>
    </style:style>
    <style:style style:name="T297" style:family="text">
      <style:text-properties officeooo:rsid="00b55ab2"/>
    </style:style>
    <style:style style:name="T298" style:family="text">
      <style:text-properties officeooo:rsid="00b5ff1f"/>
    </style:style>
    <style:style style:name="T299" style:family="text">
      <style:text-properties fo:font-weight="bold" style:font-weight-asian="bold" style:font-weight-complex="bold"/>
    </style:style>
    <style:style style:name="T300" style:family="text">
      <style:text-properties fo:font-weight="bold" officeooo:rsid="002946c8" style:font-weight-asian="bold" style:font-weight-complex="bold"/>
    </style:style>
    <style:style style:name="T301" style:family="text">
      <style:text-properties fo:font-weight="bold" officeooo:rsid="00296727" style:font-weight-asian="bold" style:font-weight-complex="bold"/>
    </style:style>
    <style:style style:name="T302" style:family="text">
      <style:text-properties fo:font-weight="bold" officeooo:rsid="0029d4c5" style:font-weight-asian="bold" style:font-weight-complex="bold"/>
    </style:style>
    <style:style style:name="T303" style:family="text">
      <style:text-properties fo:font-weight="bold" officeooo:rsid="002b3077" style:font-weight-asian="bold" style:font-weight-complex="bold"/>
    </style:style>
    <style:style style:name="T304" style:family="text">
      <style:text-properties fo:font-weight="bold" officeooo:rsid="002be5d0" style:font-weight-asian="bold" style:font-weight-complex="bold"/>
    </style:style>
    <style:style style:name="T305" style:family="text">
      <style:text-properties fo:font-weight="bold" officeooo:rsid="00c91068" style:font-weight-asian="bold" style:font-weight-complex="bold"/>
    </style:style>
    <style:style style:name="T306" style:family="text">
      <style:text-properties fo:font-weight="bold" officeooo:rsid="007ef9c5" style:font-weight-asian="bold" style:font-weight-complex="bold"/>
    </style:style>
    <style:style style:name="T307" style:family="text">
      <style:text-properties fo:font-weight="bold" officeooo:rsid="00769773" style:font-weight-asian="bold" style:font-weight-complex="bold"/>
    </style:style>
    <style:style style:name="T308" style:family="text">
      <style:text-properties fo:font-weight="bold" officeooo:rsid="0076ebf8" style:font-weight-asian="bold" style:font-weight-complex="bold"/>
    </style:style>
    <style:style style:name="T309" style:family="text">
      <style:text-properties fo:font-weight="bold" officeooo:rsid="00792adb" style:font-weight-asian="bold" style:font-weight-complex="bold"/>
    </style:style>
    <style:style style:name="T310" style:family="text">
      <style:text-properties fo:font-weight="bold" officeooo:rsid="0080ebe0" style:font-weight-asian="bold" style:font-weight-complex="bold"/>
    </style:style>
    <style:style style:name="T311" style:family="text">
      <style:text-properties fo:font-weight="bold" officeooo:rsid="00921818" style:font-weight-asian="bold" style:font-weight-complex="bold"/>
    </style:style>
    <style:style style:name="T312" style:family="text">
      <style:text-properties fo:font-weight="bold" officeooo:rsid="0126be3b" style:font-weight-asian="bold" style:font-weight-complex="bold"/>
    </style:style>
    <style:style style:name="T313" style:family="text">
      <style:text-properties fo:font-weight="bold" officeooo:rsid="008ab6ba" style:font-weight-asian="bold" style:font-weight-complex="bold"/>
    </style:style>
    <style:style style:name="T314" style:family="text">
      <style:text-properties fo:font-weight="bold" officeooo:rsid="01356938" style:font-weight-asian="bold" style:font-weight-complex="bold"/>
    </style:style>
    <style:style style:name="T315" style:family="text">
      <style:text-properties fo:font-weight="bold" officeooo:rsid="014333d7" style:font-weight-asian="bold" style:font-weight-complex="bold"/>
    </style:style>
    <style:style style:name="T316" style:family="text">
      <style:text-properties fo:color="#ff0000" style:font-name="Noto Serif CJK KR1" fo:font-style="normal" officeooo:rsid="001dc698" style:font-name-asian="Noto Serif CJK KR1" style:font-style-asian="normal" style:font-name-complex="Noto Serif CJK KR1" style:font-style-complex="normal"/>
    </style:style>
    <style:style style:name="T317" style:family="text">
      <style:text-properties fo:color="#ff0000" style:font-name="Noto Serif CJK KR1" fo:font-style="normal" officeooo:rsid="00b241a2" style:font-name-asian="Noto Serif CJK KR1" style:font-style-asian="normal" style:font-name-complex="Noto Serif CJK KR1" style:font-style-complex="normal"/>
    </style:style>
    <style:style style:name="T318" style:family="text">
      <style:text-properties fo:color="#ff0000" style:font-name="Noto Serif CJK KR1" fo:font-style="normal" officeooo:rsid="002aa460" style:font-name-asian="Noto Serif CJK KR1" style:font-style-asian="normal" style:font-name-complex="Noto Serif CJK KR1" style:font-style-complex="normal"/>
    </style:style>
    <style:style style:name="T319" style:family="text">
      <style:text-properties fo:color="#ff0000" style:font-name="Noto Serif CJK KR1" fo:font-style="normal" officeooo:rsid="00ba1b20" style:font-name-asian="Noto Serif CJK KR1" style:font-style-asian="normal" style:font-name-complex="Noto Serif CJK KR1" style:font-style-complex="normal"/>
    </style:style>
    <style:style style:name="T320" style:family="text">
      <style:text-properties fo:color="#ff0000" style:font-name="Noto Serif CJK KR1" fo:font-style="normal" officeooo:rsid="00c297b3" style:font-name-asian="Noto Serif CJK KR1" style:font-style-asian="normal" style:font-name-complex="Noto Serif CJK KR1" style:font-style-complex="normal"/>
    </style:style>
    <style:style style:name="T321" style:family="text">
      <style:text-properties fo:color="#ff0000" officeooo:rsid="001dc698"/>
    </style:style>
    <style:style style:name="T322" style:family="text">
      <style:text-properties officeooo:rsid="001220d7"/>
    </style:style>
    <style:style style:name="T323" style:family="text">
      <style:text-properties officeooo:rsid="00bf756d"/>
    </style:style>
    <style:style style:name="T324" style:family="text">
      <style:text-properties officeooo:rsid="00c0bc4c"/>
    </style:style>
    <style:style style:name="T325" style:family="text">
      <style:text-properties fo:color="#111111" style:font-name="Noto Serif CJK KR1" fo:font-style="normal" officeooo:rsid="0071a906" style:font-name-asian="Noto Serif CJK KR1" style:font-style-asian="normal" style:font-name-complex="Noto Serif CJK KR1" style:font-style-complex="normal"/>
    </style:style>
    <style:style style:name="T326" style:family="text">
      <style:text-properties fo:color="#111111" style:font-name="Noto Serif CJK KR1" fo:font-style="normal" officeooo:rsid="0110090f" style:font-name-asian="Noto Serif CJK KR1" style:font-style-asian="normal" style:font-name-complex="Noto Serif CJK KR1" style:font-style-complex="normal"/>
    </style:style>
    <style:style style:name="T327" style:family="text">
      <style:text-properties fo:color="#111111" style:font-name="Noto Serif CJK KR1" fo:font-style="normal" fo:font-weight="normal" officeooo:rsid="0071a906" style:font-name-asian="Noto Serif CJK KR1" style:font-style-asian="normal" style:font-weight-asian="normal" style:font-name-complex="Noto Serif CJK KR1" style:font-style-complex="normal" style:font-weight-complex="normal"/>
    </style:style>
    <style:style style:name="T328" style:family="text">
      <style:text-properties fo:color="#111111" style:font-name="Noto Serif CJK KR1" fo:font-style="normal" fo:font-weight="normal" officeooo:rsid="01053eee" style:font-name-asian="Noto Serif CJK KR1" style:font-style-asian="normal" style:font-weight-asian="normal" style:font-name-complex="Noto Serif CJK KR1" style:font-style-complex="normal" style:font-weight-complex="normal"/>
    </style:style>
    <style:style style:name="T329" style:family="text">
      <style:text-properties fo:color="#111111" style:font-name="Noto Serif CJK KR1" fo:font-style="normal" fo:font-weight="normal" officeooo:rsid="010684c4" style:font-name-asian="Noto Serif CJK KR1" style:font-style-asian="normal" style:font-weight-asian="normal" style:font-name-complex="Noto Serif CJK KR1" style:font-style-complex="normal" style:font-weight-complex="normal"/>
    </style:style>
    <style:style style:name="T330" style:family="text">
      <style:text-properties fo:color="#111111" style:font-name="Noto Serif CJK KR1" fo:font-style="normal" fo:font-weight="normal" officeooo:rsid="010819c5" style:font-name-asian="Noto Serif CJK KR1" style:font-style-asian="normal" style:font-weight-asian="normal" style:font-name-complex="Noto Serif CJK KR1" style:font-style-complex="normal" style:font-weight-complex="normal"/>
    </style:style>
    <style:style style:name="T331" style:family="text">
      <style:text-properties fo:color="#111111" style:font-name="Noto Serif CJK KR1" fo:font-style="normal" fo:font-weight="normal" officeooo:rsid="006b92bd" style:font-name-asian="Noto Serif CJK KR1" style:font-style-asian="normal" style:font-weight-asian="normal" style:font-name-complex="Noto Serif CJK KR1" style:font-style-complex="normal" style:font-weight-complex="normal"/>
    </style:style>
    <style:style style:name="T332" style:family="text">
      <style:text-properties fo:color="#111111" style:font-name="Noto Serif CJK KR1" fo:font-style="normal" fo:font-weight="normal" officeooo:rsid="010b816b" style:font-name-asian="Noto Serif CJK KR1" style:font-style-asian="normal" style:font-weight-asian="normal" style:font-name-complex="Noto Serif CJK KR1" style:font-style-complex="normal" style:font-weight-complex="normal"/>
    </style:style>
    <style:style style:name="T333" style:family="text">
      <style:text-properties fo:color="#111111" style:font-name="Noto Serif CJK KR1" fo:font-style="normal" fo:font-weight="normal" officeooo:rsid="010d0ab2" style:font-name-asian="Noto Serif CJK KR1" style:font-style-asian="normal" style:font-weight-asian="normal" style:font-name-complex="Noto Serif CJK KR1" style:font-style-complex="normal" style:font-weight-complex="normal"/>
    </style:style>
    <style:style style:name="T334" style:family="text">
      <style:text-properties fo:color="#111111" style:font-name="Noto Serif CJK KR1" fo:font-style="normal" fo:font-weight="normal" officeooo:rsid="011bdee3" style:font-name-asian="Noto Serif CJK KR1" style:font-style-asian="normal" style:font-weight-asian="normal" style:font-name-complex="Noto Serif CJK KR1" style:font-style-complex="normal" style:font-weight-complex="normal"/>
    </style:style>
    <style:style style:name="T335" style:family="text">
      <style:text-properties fo:color="#111111" style:font-name="Noto Serif CJK KR1" fo:font-style="normal" fo:font-weight="normal" officeooo:rsid="011e3f53" style:font-name-asian="Noto Serif CJK KR1" style:font-style-asian="normal" style:font-weight-asian="normal" style:font-name-complex="Noto Serif CJK KR1" style:font-style-complex="normal" style:font-weight-complex="normal"/>
    </style:style>
    <style:style style:name="T336" style:family="text">
      <style:text-properties fo:color="#111111" style:font-name="Noto Serif CJK KR1" fo:font-size="12pt" fo:font-style="normal" fo:font-weight="normal" officeooo:rsid="0071a906" style:font-name-asian="Noto Serif CJK KR1" style:font-size-asian="12pt" style:font-style-asian="normal" style:font-weight-asian="normal" style:font-name-complex="Noto Serif CJK KR1" style:font-size-complex="12pt" style:font-style-complex="normal" style:font-weight-complex="normal"/>
    </style:style>
    <style:style style:name="T337" style:family="text">
      <style:text-properties fo:color="#111111" style:font-name="Noto Serif CJK KR1" fo:font-size="12pt" fo:font-style="normal" fo:font-weight="normal" officeooo:rsid="00f0fc57" style:font-name-asian="Noto Serif CJK KR1" style:font-size-asian="12pt" style:font-style-asian="normal" style:font-weight-asian="normal" style:font-name-complex="Noto Serif CJK KR1" style:font-size-complex="12pt" style:font-style-complex="normal" style:font-weight-complex="normal"/>
    </style:style>
    <style:style style:name="T338" style:family="text">
      <style:text-properties fo:color="#111111" style:font-name="Noto Serif CJK KR1" fo:font-size="12pt" fo:font-style="normal" fo:font-weight="normal" officeooo:rsid="010023c2" style:font-name-asian="Noto Serif CJK KR1" style:font-size-asian="12pt" style:font-style-asian="normal" style:font-weight-asian="normal" style:font-name-complex="Noto Serif CJK KR1" style:font-size-complex="12pt" style:font-style-complex="normal" style:font-weight-complex="normal"/>
    </style:style>
    <style:style style:name="T339" style:family="text">
      <style:text-properties fo:color="#111111" style:font-name="Noto Serif CJK KR1" fo:font-size="12pt" fo:font-style="normal" fo:font-weight="normal" officeooo:rsid="0101c262" style:font-name-asian="Noto Serif CJK KR1" style:font-size-asian="12pt" style:font-style-asian="normal" style:font-weight-asian="normal" style:font-name-complex="Noto Serif CJK KR1" style:font-size-complex="12pt" style:font-style-complex="normal" style:font-weight-complex="normal"/>
    </style:style>
    <style:style style:name="T340" style:family="text">
      <style:text-properties officeooo:rsid="00c91068"/>
    </style:style>
    <style:style style:name="T341" style:family="text">
      <style:text-properties officeooo:rsid="00de9481"/>
    </style:style>
    <style:style style:name="T342" style:family="text">
      <style:text-properties officeooo:rsid="00e2038a"/>
    </style:style>
    <style:style style:name="T343" style:family="text">
      <style:text-properties officeooo:rsid="00e44457"/>
    </style:style>
    <style:style style:name="T344" style:family="text">
      <style:text-properties officeooo:rsid="0071a906"/>
    </style:style>
    <style:style style:name="T345" style:family="text">
      <style:text-properties officeooo:rsid="00f0fc57"/>
    </style:style>
    <style:style style:name="T346" style:family="text">
      <style:text-properties officeooo:rsid="00f4c598"/>
    </style:style>
    <style:style style:name="T347" style:family="text">
      <style:text-properties officeooo:rsid="00fc90f9"/>
    </style:style>
    <style:style style:name="T348" style:family="text">
      <style:text-properties officeooo:rsid="00fdbcbb"/>
    </style:style>
    <style:style style:name="T349" style:family="text">
      <style:text-properties officeooo:rsid="010023c2"/>
    </style:style>
    <style:style style:name="T350" style:family="text">
      <style:text-properties officeooo:rsid="00686737"/>
    </style:style>
    <style:style style:name="T351" style:family="text">
      <style:text-properties officeooo:rsid="0104146b"/>
    </style:style>
    <style:style style:name="T352" style:family="text">
      <style:text-properties officeooo:rsid="01053eee"/>
    </style:style>
    <style:style style:name="T353" style:family="text">
      <style:text-properties officeooo:rsid="010950e8"/>
    </style:style>
    <style:style style:name="T354" style:family="text">
      <style:text-properties officeooo:rsid="0114f10b"/>
    </style:style>
    <style:style style:name="T355" style:family="text">
      <style:text-properties officeooo:rsid="0117b66f"/>
    </style:style>
    <style:style style:name="T356" style:family="text">
      <style:text-properties officeooo:rsid="01188d21"/>
    </style:style>
    <style:style style:name="T357" style:family="text">
      <style:text-properties officeooo:rsid="011f91e8"/>
    </style:style>
    <style:style style:name="T358" style:family="text">
      <style:text-properties style:font-name="Noto Serif CJK KR" officeooo:rsid="0122fdfc" style:font-name-asian="Noto Serif CJK KR2" style:font-name-complex="Lohit Devanagari"/>
    </style:style>
    <style:style style:name="T359" style:family="text">
      <style:text-properties officeooo:rsid="0124246c"/>
    </style:style>
    <style:style style:name="T360" style:family="text">
      <style:text-properties officeooo:rsid="0126be3b"/>
    </style:style>
    <style:style style:name="T361" style:family="text">
      <style:text-properties officeooo:rsid="0128951f"/>
    </style:style>
    <style:style style:name="T362" style:family="text">
      <style:text-properties officeooo:rsid="0131ff1a"/>
    </style:style>
    <style:style style:name="T363" style:family="text">
      <style:text-properties officeooo:rsid="01356938"/>
    </style:style>
    <style:style style:name="T364" style:family="text">
      <style:text-properties officeooo:rsid="01374ceb"/>
    </style:style>
    <style:style style:name="T365" style:family="text">
      <style:text-properties officeooo:rsid="013eb886"/>
    </style:style>
    <style:style style:name="T366" style:family="text">
      <style:text-properties officeooo:rsid="014031b6"/>
    </style:style>
    <style:style style:name="T367" style:family="text">
      <style:text-properties officeooo:rsid="0143b9fc"/>
    </style:style>
    <style:style style:name="T368" style:family="text">
      <style:text-properties officeooo:rsid="014591b8"/>
    </style:style>
    <style:style style:name="T369" style:family="text">
      <style:text-properties officeooo:rsid="0146067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4">1. </text:span>서식</text:p>
      <text:p text:style-name="P8"/>
      <text:p text:style-name="P61"><text:span text:style-name="T6"><text:s/>■</text:span><text:span text:style-name="T7"> </text:span>&lt;<text:span text:style-name="T299">strong</text:span>&gt;<text:span text:style-name="T215">내용</text:span>&lt;<text:span text:style-name="T299">/strong</text:span>&gt; :굵은 글씨체</text:p>
      <text:p text:style-name="P61"/>
      <text:p text:style-name="P62"><text:span text:style-name="T6"><text:s/>■</text:span><text:span text:style-name="T8"> </text:span>&lt;<text:span text:style-name="T299">u</text:span>&gt;<text:span text:style-name="T215">내용</text:span><text:span text:style-name="T1">&lt;</text:span><text:span text:style-name="T300">/u</text:span><text:span text:style-name="T1">&gt;</text:span> : 밑줄</text:p>
      <text:p text:style-name="P62"/>
      <text:p text:style-name="P63"><text:span text:style-name="T6"><text:s/>■</text:span><text:span text:style-name="T9"> </text:span>&lt;<text:span text:style-name="T299">h1</text:span>&gt;<text:span text:style-name="T215">제목</text:span><text:span text:style-name="T1">&lt;</text:span><text:span text:style-name="T301">/h1</text:span><text:span text:style-name="T1">&gt;</text:span> : 제목</text:p>
      <text:p text:style-name="P63"><text:s/><text:span text:style-name="T54"><text:s/></text:span><text:span text:style-name="T101">★</text:span><text:span text:style-name="T104"> </text:span>h6까지 존재하며,<text:span text:style-name="T54"> </text:span>숫자가 커질수록 글자는 작아진다.</text:p>
      <text:p text:style-name="P68"><text:s/></text:p>
      <text:p text:style-name="P69"><text:span text:style-name="T10"><text:s/></text:span><text:span text:style-name="T6">■</text:span><text:span text:style-name="T10"> </text:span>&lt;<text:span text:style-name="T299">br</text:span>&gt; : 줄<text:span text:style-name="T207"> </text:span>바꿈</text:p>
      <text:p text:style-name="P70"/>
      <text:p text:style-name="P69"><text:span text:style-name="T10"><text:s/></text:span><text:span text:style-name="T6">■</text:span><text:span text:style-name="T10"> </text:span>&lt;<text:span text:style-name="T299">p</text:span>&gt;<text:span text:style-name="T215">단락</text:span>&lt;<text:span text:style-name="T302">/p</text:span>&gt;<text:span text:style-name="T207"> </text:span>: 단락<text:span text:style-name="T207"> </text:span>지정</text:p>
      <text:p text:style-name="P71"><text:span text:style-name="T11"><text:s/></text:span><text:span text:style-name="T12"><text:s/></text:span><text:span text:style-name="T13">◆</text:span><text:span text:style-name="T10"> </text:span><text:span text:style-name="T1">s</text:span><text:span text:style-name="T2">tyle=”margin-top:숫자px;”</text:span><text:span text:style-name="T207"> : 단락</text:span><text:span text:style-name="T2"> 위쪽에 숫자px 만큼의 여백 생성</text:span></text:p>
      <text:p text:style-name="P58"/>
      <text:p text:style-name="P72"><text:span text:style-name="T10"><text:s/></text:span><text:span text:style-name="T6">■</text:span><text:span text:style-name="T14"> </text:span>&lt;<text:span text:style-name="T299">li</text:span>&gt;<text:span text:style-name="T215">목차</text:span>&lt;<text:span text:style-name="T299">/li</text:span>&gt; : 목차 형식으로 나타낸다.</text:p>
      <text:p text:style-name="P9"><text:s/></text:p>
      <text:p text:style-name="P73"><text:span text:style-name="T14"><text:s/></text:span><text:span text:style-name="T6">■</text:span><text:span text:style-name="T14"> </text:span>&lt;<text:span text:style-name="T299">ul</text:span>&gt;<text:span text:style-name="T215">목차</text:span>&lt;<text:span text:style-name="T299">/ul</text:span>&gt; : 목차를 구분<text:span text:style-name="T322"> </text:span></text:p>
      <text:p text:style-name="P65"><text:s/><text:span text:style-name="T54"><text:s/></text:span><text:span text:style-name="T101">★</text:span><text:span text:style-name="T109"> &lt;li&gt; 태그의 부모 태그</text:span></text:p>
      <text:p text:style-name="P74"/>
      <text:p text:style-name="P75"><text:span text:style-name="T10"><text:s/></text:span><text:span text:style-name="T6">■</text:span><text:span text:style-name="T14"> </text:span>&lt;<text:span text:style-name="T299">ol</text:span>&gt;<text:span text:style-name="T215">목차</text:span>&lt;<text:span text:style-name="T299">/ol</text:span>&gt; : 목차에 번호를 매겨준다.</text:p>
      <text:p text:style-name="P65"><text:s/><text:span text:style-name="T54"><text:s/></text:span><text:span text:style-name="T101">★</text:span><text:span text:style-name="T109"> &lt;li&gt; 태그의 부모 태그</text:span></text:p>
      <text:p text:style-name="P76"/>
      <text:p text:style-name="P77"><text:span text:style-name="T15"><text:s/></text:span><text:span text:style-name="T6">■</text:span><text:span text:style-name="T15"> </text:span>&lt;<text:span text:style-name="T299">title</text:span>&gt;<text:span text:style-name="T215">타이틀</text:span>&lt;<text:span text:style-name="T299">/title</text:span>&gt; : 타이틀을 정의(탭에 나타나는 이름)</text:p>
      <text:p text:style-name="P64"><text:s/><text:span text:style-name="T208"><text:s/></text:span><text:span text:style-name="T101">★</text:span><text:span text:style-name="T105"> head에 포함</text:span></text:p>
      <text:p text:style-name="P1"/>
      <text:p text:style-name="P4"><text:span text:style-name="T214">2</text:span><text:span text:style-name="T4">. 삽입</text:span></text:p>
      <text:p text:style-name="P1"/>
      <text:p text:style-name="P57"><text:span text:style-name="T10"><text:s/></text:span><text:span text:style-name="T6">■</text:span><text:span text:style-name="T10"> </text:span>&lt;<text:span text:style-name="T299">img</text:span> <text:span text:style-name="T299">src</text:span>=”<text:span text:style-name="T215">이미지</text:span><text:span text:style-name="T254">_</text:span><text:span text:style-name="T215">주소</text:span>”&gt; : <text:span text:style-name="T215">이미지</text:span><text:span text:style-name="T254">_주소</text:span><text:span text:style-name="T207">의 이미지</text:span>를 삽입</text:p>
      <text:p text:style-name="P57"><text:span text:style-name="T11"><text:s/></text:span><text:span text:style-name="T10"><text:s/></text:span><text:span text:style-name="T13">◆</text:span><text:span text:style-name="T10"> </text:span>&lt;<text:span text:style-name="T299">img src</text:span>=”<text:span text:style-name="T215">이미지_이름</text:span>”&gt;<text:span text:style-name="T3"> : html과 같은 폴더에 있을 때는 </text:span><text:span text:style-name="T255">이미지</text:span><text:span text:style-name="T254">_이름</text:span><text:span text:style-name="T207">을 입력</text:span></text:p>
      <text:p text:style-name="P59"><text:span text:style-name="T14"><text:s text:c="2"/></text:span><text:span text:style-name="T13">◆</text:span><text:span text:style-name="T14"> </text:span>width = “<text:span text:style-name="T215">숫자</text:span>%” : 크기<text:span text:style-name="T274"> </text:span>조절</text:p>
      <text:p text:style-name="P59"/>
      <text:p text:style-name="P60"><text:span text:style-name="T15"><text:s/></text:span><text:span text:style-name="T6">■</text:span><text:span text:style-name="T18"> </text:span>&lt;<text:span text:style-name="T299">a</text:span>&gt;<text:span text:style-name="T215">내용</text:span>&lt;<text:span text:style-name="T299">/a</text:span>&gt; : <text:span text:style-name="T215">내용</text:span>에 링크를 건다.</text:p>
      <text:p text:style-name="P60"><text:span text:style-name="T14"><text:s text:c="2"/></text:span><text:span text:style-name="T13">◆</text:span><text:span text:style-name="T19"> </text:span>href=”<text:span text:style-name="T215">주소</text:span>” : <text:span text:style-name="T215">주소</text:span>를 링크</text:p>
      <text:p text:style-name="P60"><text:span text:style-name="T14"><text:s text:c="2"/></text:span><text:span text:style-name="T13">◆</text:span><text:span text:style-name="T19"> </text:span>target=”_blank” : 링크를 클릭햇을 때 새<text:span text:style-name="T210"> </text:span>창에서 페이지가 열리게 설정</text:p>
      <text:p text:style-name="P60"><text:span text:style-name="T14"><text:s text:c="2"/></text:span><text:span text:style-name="T13">◆</text:span><text:span text:style-name="T20"> </text:span>title=”<text:span text:style-name="T215">내용</text:span>” : 링크가 어떤 <text:span text:style-name="T215">내용</text:span>을 담고<text:span text:style-name="T275"> </text:span>있는지 툴팁으로 보여주는 기능</text:p>
      <text:p text:style-name="P53"/>
      <text:p text:style-name="P53"><text:span text:style-name="T15"><text:s/></text:span><text:span text:style-name="T6">■</text:span><text:span text:style-name="T21"> </text:span>&lt;<text:span text:style-name="T299">iframe src</text:span>=”<text:span text:style-name="T215">주소</text:span>”&gt;<text:span text:style-name="T211"> : </text:span><text:span text:style-name="T256">주소</text:span><text:span text:style-name="T211">의 영상을 삽입한다.</text:span></text:p>
      <text:p text:style-name="P53"><text:span text:style-name="T14"><text:s text:c="2"/></text:span><text:span text:style-name="T13">◆</text:span><text:span text:style-name="T22"> </text:span>width=”<text:span text:style-name="T215">크기</text:span>”</text:p>
      <text:p text:style-name="P53"><text:span text:style-name="T14"><text:s text:c="2"/></text:span><text:span text:style-name="T13">◆</text:span><text:span text:style-name="T22"> </text:span>height=”<text:span text:style-name="T215">높이</text:span>”</text:p>
      <text:p text:style-name="P53"/>
      <text:p text:style-name="P45"><text:span text:style-name="T6"><text:s/>▲</text:span><text:span text:style-name="T22"> </text:span>댓글, 방문자, 채팅 등 부가<text:span text:style-name="T212"> </text:span>기능</text:p>
      <text:p text:style-name="P45"><text:soft-page-break/><text:span text:style-name="T213"><text:s/></text:span>: 각 서비스 제공 사이트(코드<text:span text:style-name="T212"> </text:span>제공)에서 웹사이트를 등록하고 코드를 받아 삽입</text:p>
      <text:p text:style-name="P45"/>
      <text:p text:style-name="P143"><text:span text:style-name="T58"><text:s/></text:span><text:span text:style-name="T63">■</text:span><text:span text:style-name="T80"> </text:span><text:span text:style-name="T74">&lt;</text:span><text:span text:style-name="T151">input type</text:span><text:span text:style-name="T74">=”</text:span><text:span text:style-name="T219">효과</text:span><text:span text:style-name="T74">”&gt; : 특정 </text:span><text:span text:style-name="T220">효과</text:span><text:span text:style-name="T74">를 삽입한다.</text:span></text:p>
      <text:p text:style-name="P144"><text:span text:style-name="T81"><text:s text:c="2"/></text:span><text:span text:style-name="T77">◆</text:span><text:span text:style-name="T82"> button : 버튼을 삽입한다.</text:span></text:p>
      <text:p text:style-name="P54"><text:span text:style-name="T14"><text:s text:c="2"/></text:span><text:span text:style-name="T32"><text:s/></text:span><text:span text:style-name="T316">◆</text:span><text:span text:style-name="T317"> </text:span>v<text:span text:style-name="T281">alue=”</text:span><text:span text:style-name="T257">이름</text:span><text:span text:style-name="T281">” : 버튼의 내용을 </text:span><text:span text:style-name="T257">이름</text:span><text:span text:style-name="T281">으로</text:span><text:span text:style-name="T296"> </text:span><text:span text:style-name="T281">한다.</text:span></text:p>
      <text:p text:style-name="P79"><text:span text:style-name="T14"><text:s text:c="2"/></text:span><text:span text:style-name="T32"><text:s/></text:span><text:span text:style-name="T316">◆</text:span><text:span text:style-name="T33"> </text:span>onclick=”<text:span text:style-name="T215">코드</text:span>”<text:span text:style-name="T323"> :</text:span><text:span text:style-name="T282"> 클릭 했을 때</text:span><text:span text:style-name="T323">, 해당 </text:span><text:span text:style-name="T258">코드</text:span><text:span text:style-name="T323">를 실행 한다.</text:span></text:p>
      <text:p text:style-name="P66"><text:s/><text:span text:style-name="T208"><text:s/></text:span><text:span text:style-name="T324"><text:s text:c="2"/></text:span><text:span text:style-name="T101">★</text:span><text:span text:style-name="T110"> </text:span><text:span text:style-name="T244">코드</text:span><text:span text:style-name="T110">에는 자바스크립트 </text:span><text:span text:style-name="T244">코드</text:span><text:span text:style-name="T110">가 사용되어야 한다.</text:span></text:p>
      <text:p text:style-name="P80"><text:span text:style-name="T14"><text:s text:c="2"/></text:span><text:span text:style-name="T32"><text:s/></text:span><text:span text:style-name="T316">◆</text:span><text:span text:style-name="T84"> </text:span><text:span text:style-name="T85">onchange</text:span><text:span text:style-name="T56">=”</text:span><text:span text:style-name="T216">코드</text:span><text:span text:style-name="T56">”</text:span><text:span text:style-name="T85"> : </text:span><text:span text:style-name="T84">내용이 </text:span><text:span text:style-name="T85">바뀌었을 때</text:span><text:span text:style-name="T84">, </text:span><text:span text:style-name="T86">해당 </text:span><text:span text:style-name="T221">코드</text:span><text:span text:style-name="T86">를 실행 한다.</text:span></text:p>
      <text:p text:style-name="P80"><text:span text:style-name="T318"><text:s text:c="2"/></text:span><text:span text:style-name="T319"><text:s/></text:span><text:span text:style-name="T316">◆</text:span><text:span text:style-name="T320"> </text:span><text:span text:style-name="T83">onkeydown </text:span><text:span text:style-name="T56">=”</text:span><text:span text:style-name="T216">코드</text:span><text:span text:style-name="T56">”</text:span><text:span text:style-name="T83">: 키를 눌렀을 때</text:span><text:span text:style-name="T87">, </text:span><text:span text:style-name="T86">해당 </text:span><text:span text:style-name="T221">코드</text:span><text:span text:style-name="T86">를 실행 한다.</text:span></text:p>
      <text:p text:style-name="P81"><text:span text:style-name="T111"><text:s text:c="2"/></text:span><text:span text:style-name="T112">◆</text:span><text:span text:style-name="T113"> </text:span>text : 텍스트 입력 창을 삽입한다.</text:p>
      <text:p text:style-name="P1"/>
      <text:p text:style-name="P7"><text:span text:style-name="T298">3</text:span><text:span text:style-name="T4">. </text:span><text:span text:style-name="T297">Java_기타</text:span></text:p>
      <text:p text:style-name="P1"/>
      <text:p text:style-name="P78"><text:span text:style-name="T15"><text:s/></text:span><text:span text:style-name="T6">■</text:span><text:span text:style-name="T15"> </text:span>&lt;<text:span text:style-name="T299">meta charset=”utf-8”</text:span>&gt; : utf-8 형식으로 웹을 열게한다.</text:p>
      <text:p text:style-name="P67"><text:s/><text:span text:style-name="T208"><text:s/></text:span><text:span text:style-name="T101">★</text:span><text:span text:style-name="T105"> head에 포함</text:span></text:p>
      <text:p text:style-name="P172"/>
      <text:p text:style-name="P82"><text:span text:style-name="T15"><text:s/></text:span><text:span text:style-name="T6">■</text:span><text:span text:style-name="T16"> </text:span>&lt;<text:span text:style-name="T299">html</text:span>&gt;<text:span text:style-name="T215">내용</text:span><text:span text:style-name="T209">&lt;</text:span><text:span text:style-name="T303">/html</text:span><text:span text:style-name="T209">&gt;</text:span> : body와 head 태그를 감싸는 태그(약속)</text:p>
      <text:p text:style-name="P13"><text:s/></text:p>
      <text:p text:style-name="P78"><text:span text:style-name="T16"><text:s/></text:span><text:span text:style-name="T6">■</text:span><text:span text:style-name="T16"> &lt;</text:span><text:span text:style-name="T42">head</text:span><text:span text:style-name="T16">&gt;</text:span><text:span text:style-name="T217">내용</text:span><text:span text:style-name="T16">&lt;</text:span><text:span text:style-name="T42">/head</text:span><text:span text:style-name="T16">&gt; : 타이틀, 웹 정보 같은 내용을 담는 태그</text:span></text:p>
      <text:p text:style-name="P14"/>
      <text:p text:style-name="P78"><text:span text:style-name="T15"><text:s/></text:span><text:span text:style-name="T6">■</text:span><text:span text:style-name="T16"> &lt;</text:span><text:span text:style-name="T42">body</text:span><text:span text:style-name="T16">&gt;</text:span><text:span text:style-name="T217">내용</text:span><text:span text:style-name="T16">&lt;</text:span><text:span text:style-name="T42">/body</text:span><text:span text:style-name="T16">&gt; : 웹 페이지의 주 내용을 담는 태크</text:span></text:p>
      <text:p text:style-name="P14"/>
      <text:p text:style-name="P82"><text:span text:style-name="T15"><text:s/></text:span><text:span text:style-name="T6">■</text:span><text:span text:style-name="T17"> </text:span>&lt;<text:span text:style-name="T299">!</text:span><text:span text:style-name="T304">DOCTYPE</text:span><text:span text:style-name="T299"> html</text:span>&gt; : 웹페이지가 html로 만들어졌다는 것을 나타내는 태그</text:p>
      <text:p text:style-name="P67"><text:s/><text:span text:style-name="T208"><text:s/></text:span><text:span text:style-name="T101">★</text:span><text:span text:style-name="T106"> 코드 최상단에 위치</text:span></text:p>
      <text:p text:style-name="P166"/>
      <text:p text:style-name="P176"><text:span text:style-name="T161"><text:s/></text:span><text:span text:style-name="T162">■</text:span><text:span text:style-name="T163"> </text:span><text:span text:style-name="T164">&lt;</text:span><text:span text:style-name="T177">!--</text:span><text:span text:style-name="T165">&gt;</text:span><text:span text:style-name="T250">내용</text:span><text:span text:style-name="T165">&lt;</text:span><text:span text:style-name="T177">--</text:span><text:span text:style-name="T165">&gt;: </text:span><text:span text:style-name="T251">내용</text:span><text:span text:style-name="T166">을 코드로 적용 하지 않고 무시한다.</text:span></text:p>
      <text:p text:style-name="P175"/>
      <text:p text:style-name="P83"><text:span text:style-name="T105"><text:s/></text:span><text:span text:style-name="T107">■</text:span><text:span text:style-name="T152"> /*</text:span><text:span text:style-name="T243">내용</text:span><text:span text:style-name="T152">*/</text:span><text:span text:style-name="T108"> : 주석 처리</text:span></text:p>
      <text:p text:style-name="P167"/>
      <text:p text:style-name="P145"><text:span text:style-name="T58"><text:s/></text:span><text:span text:style-name="T63">■</text:span><text:span text:style-name="T71"> &lt;</text:span><text:span text:style-name="T153">div</text:span><text:span text:style-name="T71">&gt;</text:span><text:span text:style-name="T218">내용</text:span><text:span text:style-name="T71">&lt;</text:span><text:span text:style-name="T153">/div</text:span><text:span text:style-name="T71">&gt; : 효과 없는 태그</text:span></text:p>
      <text:p text:style-name="P155"><text:span text:style-name="T75"><text:s/></text:span><text:span text:style-name="T76"><text:s/></text:span><text:span text:style-name="T77">◆</text:span><text:span text:style-name="T78"> </text:span><text:span text:style-name="T79">적용 범위 : </text:span><text:span text:style-name="T56">block</text:span></text:p>
      <text:p text:style-name="P178"/>
      <text:p text:style-name="P176"><text:span text:style-name="T161"><text:s/></text:span><text:span text:style-name="T162">■</text:span><text:span text:style-name="T167"> &lt;</text:span><text:span text:style-name="T178">span</text:span><text:span text:style-name="T167">&gt;</text:span><text:span text:style-name="T252">내용</text:span><text:span text:style-name="T168">&lt;</text:span><text:span text:style-name="T179">/span</text:span><text:span text:style-name="T168">&gt;</text:span><text:span text:style-name="T167"> :효과</text:span><text:span text:style-name="T168"> 없는 태그</text:span></text:p>
      <text:p text:style-name="P84"><text:span text:style-name="T114"><text:s/></text:span><text:span text:style-name="T115"><text:s/></text:span><text:span text:style-name="T112">◆</text:span><text:span text:style-name="T116"> 적용 범위 : </text:span><text:span text:style-name="T100">inline</text:span></text:p>
      <text:p text:style-name="P178"/>
      <text:p text:style-name="P36"><text:span text:style-name="T201"><text:s/></text:span><text:span text:style-name="T194">■</text:span><text:span text:style-name="T202"> Ctrl</text:span><text:span text:style-name="T205"> </text:span><text:span text:style-name="T55">+</text:span><text:span text:style-name="T205"> </text:span><text:span text:style-name="T202">/</text:span><text:span text:style-name="T55"> : 주석</text:span><text:span text:style-name="T202"> </text:span><text:span text:style-name="T55">처리 </text:span></text:p>
      <text:p text:style-name="P36"><text:span text:style-name="T203"><text:s/></text:span><text:span text:style-name="T204"><text:s/></text:span><text:span text:style-name="T191">◆</text:span><text:span text:style-name="T202"> 설정된 영역 전체를 처리한다.</text:span></text:p>
      <text:p text:style-name="P1"/>
      <text:p text:style-name="P5"><text:span text:style-name="T298">4</text:span><text:span text:style-name="T4">. </text:span><text:span text:style-name="T276">CSS</text:span></text:p>
      <text:p text:style-name="P1"/>
      <text:p text:style-name="P51"><text:span text:style-name="T15"><text:s/></text:span><text:span text:style-name="T6">■</text:span><text:span text:style-name="T23"> &lt;</text:span><text:span text:style-name="T43">style</text:span><text:span text:style-name="T23">&gt;</text:span><text:span text:style-name="T222">코드</text:span><text:span text:style-name="T23">&lt;</text:span><text:span text:style-name="T43">/style</text:span><text:span text:style-name="T23">&gt; : </text:span><text:span text:style-name="T222">코드</text:span><text:span text:style-name="T23">를 css로 해석</text:span></text:p>
      <text:p text:style-name="P191"><text:soft-page-break/></text:p>
      <text:p text:style-name="P51"><text:span text:style-name="T15"><text:s/></text:span><text:span text:style-name="T6">■</text:span><text:span text:style-name="T23"> </text:span><text:span text:style-name="T223">선택자</text:span><text:span text:style-name="T23"> {</text:span></text:p>
      <text:p text:style-name="P56"><text:span text:style-name="T23"><text:tab/></text:span><text:span text:style-name="T216">코드</text:span></text:p>
      <text:p text:style-name="P10"><text:s text:c="6"/>}</text:p>
      <text:p text:style-name="P10"/>
      <text:p text:style-name="P10"><text:s/>: <text:span text:style-name="T215">선택자</text:span>에 해당하는 태그의 내용들에 <text:span text:style-name="T215">코드</text:span>를 적용 한다.</text:p>
      <text:p text:style-name="P16"><text:s/><text:span text:style-name="T208"><text:s/></text:span><text:span text:style-name="T184">★</text:span><text:span text:style-name="T185"> </text:span><text:span text:style-name="T186">,</text:span><text:span text:style-name="T185"> </text:span><text:span text:style-name="T186">로 선택자 복수 지정 가능</text:span></text:p>
      <text:p text:style-name="P11"/>
      <text:p text:style-name="P15"><text:span text:style-name="T208"><text:s/></text:span><text:span text:style-name="T295">■</text:span><text:span text:style-name="T340"> </text:span><text:span text:style-name="T305">color</text:span><text:span text:style-name="T340">:색 : 글자 </text:span><text:span text:style-name="T259">색</text:span><text:span text:style-name="T340">을 특정 색으로 바꾼다.</text:span></text:p>
      <text:p text:style-name="P15"/>
      <text:p text:style-name="P55"><text:span text:style-name="T15"><text:s/></text:span><text:span text:style-name="T6">■</text:span><text:span text:style-name="T24"> &lt;</text:span><text:span text:style-name="T223">태그</text:span><text:span text:style-name="T24"> </text:span><text:span text:style-name="T44">style</text:span><text:span text:style-name="T24">=”</text:span><text:span text:style-name="T223">코드</text:span><text:span text:style-name="T24">”&gt;</text:span><text:span text:style-name="T223">내용</text:span><text:span text:style-name="T24">&lt;</text:span><text:span text:style-name="T223">/태그</text:span><text:span text:style-name="T24">&gt; : 태그의 내용에 코드를 적용 한다.</text:span></text:p>
      <text:p text:style-name="P17"><text:span text:style-name="T24"><text:s/></text:span><text:span text:style-name="T208"><text:s/></text:span><text:span text:style-name="T184">★</text:span><text:span text:style-name="T187"> </text:span><text:span text:style-name="T260">코드</text:span><text:span text:style-name="T187">는 css 문법이 사용되어야 한다.</text:span></text:p>
      <text:p text:style-name="P12"/>
      <text:p text:style-name="P52"><text:span text:style-name="T15"><text:s/></text:span><text:span text:style-name="T6">■</text:span><text:span text:style-name="T25"> </text:span><text:span text:style-name="T45">text-decoration</text:span><text:span text:style-name="T25">:</text:span><text:span text:style-name="T224">효과</text:span><text:span text:style-name="T25">; : 글자에 특정 </text:span><text:span text:style-name="T224">효과</text:span><text:span text:style-name="T25">를 부여한다.</text:span></text:p>
      <text:p text:style-name="P52"><text:span text:style-name="T14"><text:s text:c="2"/></text:span><text:span text:style-name="T13">◆</text:span><text:span text:style-name="T25"> none : 모든 효과를 없앤다.</text:span></text:p>
      <text:p text:style-name="P52"><text:span text:style-name="T14"><text:s text:c="2"/></text:span><text:span text:style-name="T13">◆</text:span><text:span text:style-name="T25"> underline : 밑줄</text:span></text:p>
      <text:p text:style-name="P18"/>
      <text:p text:style-name="P194"><text:span text:style-name="T15"><text:s/></text:span><text:span text:style-name="T6">■</text:span><text:span text:style-name="T26"> </text:span><text:span text:style-name="T46">font-size:</text:span><text:span text:style-name="T225">숫자</text:span><text:span text:style-name="T26">px : </text:span><text:span text:style-name="T225">숫자</text:span><text:span text:style-name="T26">만큼 글자의 크기를 늘린다.</text:span></text:p>
      <text:p text:style-name="P194"><text:span text:style-name="T26"/></text:p>
      <text:p text:style-name="P195"><text:span text:style-name="T26">f</text:span><text:span text:style-name="T5">ont-weight:타입 : 타입에 따라 글자 굵기를 정한다.</text:span></text:p>
      <text:p text:style-name="P195"><text:span text:style-name="T5">bold : 굵은 글씨</text:span></text:p>
      <text:p text:style-name="P19"/>
      <text:p text:style-name="P146"><text:span text:style-name="T15"><text:s/></text:span><text:span text:style-name="T6">■</text:span><text:span text:style-name="T27"> </text:span><text:span text:style-name="T47">text-align:</text:span><text:span text:style-name="T226">위치</text:span><text:span text:style-name="T36"> </text:span><text:span text:style-name="T27">: </text:span><text:span text:style-name="T226">위치</text:span><text:span text:style-name="T27">에 따라 글을 정렬</text:span><text:span text:style-name="T34"> 한다.</text:span></text:p>
      <text:p text:style-name="P147"><text:span text:style-name="T14"><text:s text:c="2"/></text:span><text:span text:style-name="T13">◆</text:span><text:span text:style-name="T35"> center : 가운데 정렬</text:span></text:p>
      <text:p text:style-name="P192"/>
      <text:p text:style-name="P134"><text:span text:style-name="T15"><text:s/></text:span><text:span text:style-name="T6">■</text:span><text:span text:style-name="T28"> </text:span><text:span text:style-name="T48">class</text:span><text:span text:style-name="T28">=”</text:span><text:span text:style-name="T227">이름</text:span><text:span text:style-name="T28">” : 태그 아래 내용들을 </text:span><text:span text:style-name="T227">이름</text:span><text:span text:style-name="T28">의 class로 묶는다.</text:span></text:p>
      <text:p text:style-name="P135"><text:span text:style-name="T14"><text:s text:c="2"/></text:span><text:span text:style-name="T13">◆</text:span><text:span text:style-name="T29"> .</text:span><text:span text:style-name="T228">이름</text:span><text:span text:style-name="T29"> : </text:span><text:span text:style-name="T228">이름</text:span><text:span text:style-name="T29">으로 지정된 class 뜻한다.</text:span></text:p>
      <text:p text:style-name="P136"><text:span text:style-name="T57"><text:s/></text:span><text:span text:style-name="T58"><text:s/></text:span><text:span text:style-name="T59">★</text:span><text:span text:style-name="T30"> 하나의 태그가 여러</text:span><text:span text:style-name="T37"> </text:span><text:span text:style-name="T30">개의 class를 갖을 수 있다.</text:span></text:p>
      <text:p text:style-name="P46"><text:span text:style-name="T6"><text:s/></text:span><text:span text:style-name="T38"><text:s/></text:span><text:span text:style-name="T101">★</text:span><text:span text:style-name="T102"> 마지막 명령이 우선</text:span><text:span text:style-name="T103"> </text:span><text:span text:style-name="T102">시 된다.</text:span></text:p>
      <text:p text:style-name="P46"/>
      <text:p text:style-name="P44"><text:span text:style-name="T39"><text:s/></text:span><text:span text:style-name="T40">■</text:span><text:span text:style-name="T41"> </text:span><text:span text:style-name="T49">id</text:span><text:span text:style-name="T41"> =”</text:span><text:span text:style-name="T245">이름</text:span><text:span text:style-name="T41">” : 태그 아래 내용들을 </text:span><text:span text:style-name="T245">이름</text:span><text:span text:style-name="T41">의 id로 묶는다.</text:span></text:p>
      <text:p text:style-name="P137"><text:span text:style-name="T14"><text:s text:c="2"/></text:span><text:span text:style-name="T13">◆</text:span><text:span text:style-name="T31"> #</text:span><text:span text:style-name="T229">이름</text:span><text:span text:style-name="T31"> : </text:span><text:span text:style-name="T229">이름</text:span><text:span text:style-name="T31">으로 지정된 id를 뜻한다.</text:span></text:p>
      <text:p text:style-name="P137"><text:span text:style-name="T57"><text:s/></text:span><text:span text:style-name="T58"><text:s/></text:span><text:span text:style-name="T59">★</text:span><text:span text:style-name="T60"> class보다 우선 시 된다.</text:span></text:p>
      <text:p text:style-name="P138"><text:span text:style-name="T57"><text:s/></text:span><text:span text:style-name="T58"><text:s/></text:span><text:span text:style-name="T59">★</text:span><text:span text:style-name="T61"> 단 한번만 사용 될 수 있다</text:span><text:span text:style-name="T62">(중복 불가)</text:span><text:span text:style-name="T61">.</text:span></text:p>
      <text:p text:style-name="P156"><text:span text:style-name="T81"><text:s text:c="2"/></text:span><text:span text:style-name="T77">◆</text:span><text:span text:style-name="T88"> </text:span><text:span text:style-name="T61">#</text:span><text:span text:style-name="T230">이름</text:span><text:span text:style-name="T61"> </text:span><text:span text:style-name="T230">선택자</text:span><text:span text:style-name="T61"> </text:span><text:span text:style-name="T56">: </text:span><text:span text:style-name="T216">이름</text:span><text:span text:style-name="T56">의 id에서 특정 </text:span><text:span text:style-name="T216">선택자</text:span><text:span text:style-name="T56">를 지정</text:span></text:p>
      <text:p text:style-name="P168"/>
      <text:p text:style-name="P148"><text:span text:style-name="T58"><text:s/></text:span><text:span text:style-name="T63">■</text:span><text:span text:style-name="T64"> </text:span><text:span text:style-name="T154">border</text:span><text:span text:style-name="T64">-효과 </text:span><text:span text:style-name="T89">: 테두리에 특정 효과를 준다.</text:span></text:p>
      <text:p text:style-name="P149"><text:span text:style-name="T81"><text:s text:c="2"/></text:span><text:span text:style-name="T77">◆</text:span><text:span text:style-name="T90"> </text:span><text:span text:style-name="T64">width:</text:span><text:span text:style-name="T231">숫자</text:span><text:span text:style-name="T64">px</text:span><text:span text:style-name="T90"> : 너비를 </text:span><text:span text:style-name="T232">숫자</text:span><text:span text:style-name="T90">px으로 변경한다.</text:span></text:p>
      <text:p text:style-name="P150"><text:span text:style-name="T81"><text:s text:c="2"/></text:span><text:span text:style-name="T77">◆</text:span><text:span text:style-name="T64"> color:</text:span><text:span text:style-name="T231">색</text:span><text:span text:style-name="T233"> </text:span><text:span text:style-name="T91">: 테두리의 </text:span><text:span text:style-name="T233">색</text:span><text:span text:style-name="T91">을 변경한다.</text:span></text:p>
      <text:p text:style-name="P150"><text:span text:style-name="T81"><text:s text:c="2"/></text:span><text:span text:style-name="T77">◆</text:span><text:span text:style-name="T64"> style:</text:span><text:span text:style-name="T231">선</text:span><text:span text:style-name="T234">_</text:span><text:span text:style-name="T231">타입</text:span><text:span text:style-name="T91"> : 테두리의 </text:span><text:span text:style-name="T233">선_타입</text:span><text:span text:style-name="T91">을 변경한다.</text:span></text:p>
      <text:p text:style-name="P169"><text:span text:style-name="T341"><text:s text:c="3"/></text:span><text:span text:style-name="T321">◆</text:span><text:span text:style-name="T341"> </text:span>solid : 단선</text:p>
      <text:p text:style-name="P173"><text:span text:style-name="T322"><text:s/></text:span><text:span text:style-name="T208"><text:s/></text:span><text:span text:style-name="T342"><text:s/></text:span><text:span text:style-name="T344">★</text:span><text:span text:style-name="T343"> -효과 없이 여러개의 옵션을 줄 수 있다.</text:span></text:p>
      <text:p text:style-name="P157"><text:soft-page-break/><text:span text:style-name="T93"><text:s/></text:span><text:span text:style-name="T56"><text:s text:c="2"/>ex) border: 1px solid gray</text:span></text:p>
      <text:p text:style-name="P174"><text:s text:c="3"/>=&gt; 테두리 선 크기를 1px, 단선, 회색으로 지정</text:p>
      <text:p text:style-name="P151"><text:span text:style-name="T81"><text:s text:c="2"/></text:span><text:span text:style-name="T77">◆</text:span><text:span text:style-name="T92"> </text:span><text:span text:style-name="T69">bottom : block의 바닥</text:span><text:span text:style-name="T92"> 테두리</text:span><text:span text:style-name="T69"> 지정</text:span></text:p>
      <text:p text:style-name="P153"><text:span text:style-name="T57"><text:s/></text:span><text:span text:style-name="T58"><text:s/></text:span><text:span text:style-name="T96"><text:s/></text:span><text:span text:style-name="T325">★</text:span><text:span text:style-name="T93"> 여려개의 옵션을 줄 수 있다.</text:span></text:p>
      <text:p text:style-name="P152"><text:span text:style-name="T81"><text:s text:c="2"/></text:span><text:span text:style-name="T77">◆</text:span><text:span text:style-name="T92"> </text:span><text:span text:style-name="T69">r</text:span><text:span text:style-name="T70">ight : </text:span><text:span text:style-name="T69">block의 오른쪽</text:span><text:span text:style-name="T92"> 테두리</text:span><text:span text:style-name="T69"> 지정</text:span></text:p>
      <text:p text:style-name="P43"/>
      <text:p text:style-name="P154"><text:span text:style-name="T58"><text:s/></text:span><text:span text:style-name="T63">■</text:span><text:span text:style-name="T65"> </text:span><text:span text:style-name="T152">display</text:span><text:span text:style-name="T65">:</text:span><text:span text:style-name="T235">타입</text:span><text:span text:style-name="T94"> : 내용의 형식을 특정 </text:span><text:span text:style-name="T236">타입</text:span><text:span text:style-name="T94">으로 변경한다</text:span><text:span text:style-name="T95">.</text:span></text:p>
      <text:p text:style-name="P177"><text:span text:style-name="T169"><text:s text:c="2"/></text:span><text:span text:style-name="T170">◆</text:span><text:span text:style-name="T172">inline: </text:span><text:span text:style-name="T173">글</text:span><text:span text:style-name="T172"> 안으로</text:span><text:span text:style-name="T173"> 내용을 배치한다.</text:span></text:p>
      <text:p text:style-name="P177"><text:span text:style-name="T169"><text:s text:c="2"/></text:span><text:span text:style-name="T170">◆</text:span><text:span text:style-name="T172">block : 개별 </text:span><text:span text:style-name="T171">block</text:span><text:span text:style-name="T172"> 사용</text:span></text:p>
      <text:p text:style-name="P161"><text:span text:style-name="T169"><text:s text:c="2"/></text:span><text:span text:style-name="T170">◆</text:span>none<text:span text:style-name="T280"> : 숨김</text:span></text:p>
      <text:p text:style-name="P163"><text:span text:style-name="T169"><text:s text:c="2"/></text:span><text:span text:style-name="T170">◆</text:span><text:span text:style-name="T171"> </text:span>grid <text:span text:style-name="T277">: 그리드 설정</text:span></text:p>
      <text:p text:style-name="P164"><text:span text:style-name="T174"><text:s/></text:span><text:span text:style-name="T161"><text:s/></text:span><text:span text:style-name="T175"><text:s/></text:span><text:span text:style-name="T336">★</text:span><text:span text:style-name="T337"> 포함된 태그들을 표처럼 배치 가능하게 한다.</text:span></text:p>
      <text:p text:style-name="P179"><text:s/></text:p>
      <text:p text:style-name="P85"><text:span text:style-name="T105"><text:s/></text:span><text:span text:style-name="T107">■</text:span><text:span text:style-name="T117"> </text:span><text:span text:style-name="T299">grid-template-columns:</text:span> <text:span text:style-name="T215">칼럼1</text:span><text:span text:style-name="T261">_</text:span><text:span text:style-name="T215">설정 칼럼2</text:span><text:span text:style-name="T261">_</text:span><text:span text:style-name="T215">설정</text:span><text:span text:style-name="T261"> </text:span><text:span text:style-name="T188">: 칼럼들을 설정한다.</text:span></text:p>
      <text:p text:style-name="P162"><text:span text:style-name="T345"><text:s text:c="4"/></text:span><text:span text:style-name="T346"><text:s text:c="2"/></text:span>ex) grid-template-columns: 150px 1fr</text:p>
      <text:p text:style-name="P162"><text:span text:style-name="T345"><text:s text:c="5"/></text:span><text:span text:style-name="T346"><text:s/></text:span>=&gt; 첫 칼럼의 크기는 150px<text:span text:style-name="T346">,</text:span> 두<text:span text:style-name="T346"> 번째 </text:span>칼럼은 <text:span text:style-name="T346">1fr만큼 설정</text:span> </text:p>
      <text:p text:style-name="P160"/>
      <text:p text:style-name="P139"><text:span text:style-name="T58"><text:s/></text:span><text:span text:style-name="T63">■</text:span><text:span text:style-name="T66"> </text:span><text:span text:style-name="T155">padding</text:span><text:span text:style-name="T66">:</text:span><text:span text:style-name="T237">숫자</text:span><text:span text:style-name="T66">px : block의 여백을 </text:span><text:span text:style-name="T237">숫자</text:span><text:span text:style-name="T66">px만큼 준다</text:span></text:p>
      <text:p text:style-name="P158"><text:span text:style-name="T81"><text:s text:c="2"/></text:span><text:span text:style-name="T77">◆</text:span><text:span text:style-name="T97"> </text:span><text:span text:style-name="T66">-</text:span><text:span text:style-name="T56">left : 왼쪽 여백만을 지정</text:span></text:p>
      <text:p text:style-name="P170"/>
      <text:p text:style-name="P139"><text:span text:style-name="T58"><text:s/></text:span><text:span text:style-name="T63">■</text:span><text:span text:style-name="T66"> </text:span><text:span text:style-name="T155">margin</text:span><text:span text:style-name="T66">:</text:span><text:span text:style-name="T237">숫자</text:span><text:span text:style-name="T66">px : 여백을 </text:span><text:span text:style-name="T237">숫자</text:span><text:span text:style-name="T66">만큼 부여한다.</text:span></text:p>
      <text:p text:style-name="P170"/>
      <text:p text:style-name="P140"><text:span text:style-name="T58"><text:s/></text:span><text:span text:style-name="T63">■</text:span><text:span text:style-name="T67"> </text:span><text:span text:style-name="T156">width</text:span><text:span text:style-name="T67">:</text:span><text:span text:style-name="T238">숫자</text:span><text:span text:style-name="T67">px : block의 너비를 </text:span><text:span text:style-name="T238">숫자</text:span><text:span text:style-name="T67">만큼 변경한다.</text:span></text:p>
      <text:p text:style-name="P171"/>
      <text:p text:style-name="P141"><text:span text:style-name="T58"><text:s/></text:span><text:span text:style-name="T63">■</text:span><text:span text:style-name="T68"> </text:span><text:span text:style-name="T157">hight</text:span><text:span text:style-name="T68">:</text:span><text:span text:style-name="T239">숫자</text:span><text:span text:style-name="T68">px : block의 높이를 </text:span><text:span text:style-name="T239">숫자</text:span><text:span text:style-name="T68">만큼 변경한다.</text:span></text:p>
      <text:p text:style-name="P171"/>
      <text:p text:style-name="P91"><text:span text:style-name="T118"><text:s/>▲ </text:span><text:span text:style-name="T119">웹 페이지</text:span><text:span text:style-name="T118">-오른쪽 클릭-</text:span><text:span text:style-name="T119">검사</text:span><text:span text:style-name="T118"> : 웹페이지에 </text:span><text:span text:style-name="T120">적용된 css효과를 파악 할 수 있다.</text:span></text:p>
      <text:p text:style-name="P46"/>
      <text:p text:style-name="P86"><text:span text:style-name="T118"><text:s/>▲</text:span><text:span text:style-name="T146"> </text:span>can i use 사이트 : 사용 되는 명령어의 호환성을 파악 할 수 있다.</text:p>
      <text:p text:style-name="P87"/>
      <text:p text:style-name="P88"><text:span text:style-name="T118"><text:s/>▲</text:span><text:span text:style-name="T147"> </text:span>미디어 쿼리<text:span text:style-name="T347"> : 특정 조건에 맞춰 화면이 조정되게 하는 것</text:span></text:p>
      <text:p text:style-name="P92"/>
      <text:p text:style-name="P92"><text:span text:style-name="T348"><text:s/></text:span>@midia(<text:span text:style-name="T215">조건문</text:span>) {</text:p>
      <text:p text:style-name="P94"><text:span text:style-name="T348"><text:s/><text:tab/></text:span><text:span text:style-name="T215">코드</text:span></text:p>
      <text:p text:style-name="P92"><text:span text:style-name="T348"><text:s text:c="2"/></text:span>}</text:p>
      <text:p text:style-name="P93"/>
      <text:p text:style-name="P95"><text:span text:style-name="T349"><text:s/></text:span>: 조건문이 참이면 <text:span text:style-name="T215">코드</text:span>를 실행한다.</text:p>
      <text:p text:style-name="P95"><text:span text:style-name="T124"><text:s text:c="2"/></text:span><text:span text:style-name="T112">◆</text:span><text:span text:style-name="T121"> </text:span><text:span text:style-name="T350">min-width:</text:span><text:span text:style-name="T262">숫자</text:span><text:span text:style-name="T350">px</text:span><text:span text:style-name="T349"> : 화면 너비의 최소 크기</text:span></text:p>
      <text:p text:style-name="P165"><text:span text:style-name="T174"><text:s/></text:span><text:span text:style-name="T161"><text:s/></text:span><text:span text:style-name="T176"><text:s/></text:span><text:span text:style-name="T336">★</text:span><text:span text:style-name="T338"> 너비가 </text:span><text:span text:style-name="T253">숫자</text:span><text:span text:style-name="T338"> 이상 일</text:span><text:span text:style-name="T339"> 때를 의미한다.</text:span></text:p>
      <text:p text:style-name="P96"/>
      <text:p text:style-name="P97"><text:span text:style-name="T105"><text:s/></text:span><text:span text:style-name="T107">■</text:span><text:span text:style-name="T122"> </text:span>&lt;<text:span text:style-name="T299">link rel=”stylesheet” href</text:span>=”<text:span text:style-name="T215">파일</text:span>”&gt;<text:span text:style-name="T351"> : 웹페이지를 불러올 때 해당 </text:span><text:span text:style-name="T263">파일</text:span><text:span text:style-name="T351">을 다운하여 </text:span></text:p>
      <text:p text:style-name="P97"><text:span text:style-name="T352"><text:s text:c="5"/></text:span><text:span text:style-name="T351">적용한다.</text:span></text:p>
      <text:p text:style-name="P89"><text:soft-page-break/><text:span text:style-name="T123"><text:s text:c="2"/></text:span><text:span text:style-name="T327">★</text:span><text:span text:style-name="T328"> css파일 전용</text:span><text:span text:style-name="T329"> 태그</text:span><text:span text:style-name="T330">(확장자.css)</text:span></text:p>
      <text:p text:style-name="P90"><text:span text:style-name="T123"><text:s text:c="2"/></text:span><text:span text:style-name="T327">★</text:span><text:span text:style-name="T332"> </text:span><text:span text:style-name="T331">&lt;style&gt;태그는 필요 없으며 </text:span><text:span text:style-name="T333">&lt;</text:span><text:span text:style-name="T332">head</text:span><text:span text:style-name="T333">&gt;</text:span><text:span text:style-name="T332">를 부모로 갖는다.</text:span></text:p>
      <text:p text:style-name="P46"/>
      <text:p text:style-name="P47"><text:span text:style-name="T118"><text:s/>▲</text:span><text:span text:style-name="T148"> </text:span>캐싱 <text:span text:style-name="T278">: 웹페이지를 불러올</text:span><text:span text:style-name="T353"> </text:span><text:span text:style-name="T278">때 다운받는 파일들을 저장해놓는</text:span><text:span text:style-name="T353"> </text:span><text:span text:style-name="T278">것</text:span></text:p>
      <text:p text:style-name="P43"/>
      <text:p text:style-name="P6"><text:span text:style-name="T369">5</text:span><text:span text:style-name="T4">. </text:span><text:span text:style-name="T279">JavaScript</text:span></text:p>
      <text:p text:style-name="P2"/>
      <text:p text:style-name="P141"><text:span text:style-name="T58"><text:s/></text:span><text:span text:style-name="T63">■</text:span><text:span text:style-name="T72"> </text:span><text:span text:style-name="T158">&lt;style&gt;</text:span><text:span text:style-name="T241">코드</text:span><text:span text:style-name="T158">&lt;</text:span><text:span text:style-name="T159">/style</text:span><text:span text:style-name="T158">&gt;</text:span><text:span text:style-name="T72"> : </text:span><text:span text:style-name="T240">코드</text:span><text:span text:style-name="T72">를 자바스크립트 문법으로 해</text:span></text:p>
      <text:p text:style-name="P180"/>
      <text:p text:style-name="P142"><text:span text:style-name="T58"><text:s/></text:span><text:span text:style-name="T63">■</text:span><text:span text:style-name="T73"> </text:span><text:span text:style-name="T160">document.write</text:span><text:span text:style-name="T73">(</text:span><text:span text:style-name="T242">내용</text:span><text:span text:style-name="T73">) : 웹페이지에 </text:span><text:span text:style-name="T242">내용</text:span><text:span text:style-name="T73">을 적는다.</text:span></text:p>
      <text:p text:style-name="P159"><text:span text:style-name="T98"><text:s/></text:span><text:span text:style-name="T99"><text:s/></text:span><text:span text:style-name="T325">★</text:span><text:span text:style-name="T326"> HTML, 자바스크립트의 문법을 적으면 해당 코드가 적용이 되서 표시된다.</text:span></text:p>
      <text:p text:style-name="P43"/>
      <text:p text:style-name="P99"><text:span text:style-name="T118"><text:s/>▲</text:span><text:span text:style-name="T124"> </text:span>웹페이지-오른쪽 클릭- 검사-콘솔</text:p>
      <text:p text:style-name="P98"><text:span text:style-name="T354"><text:s/>: </text:span>웹페이지에서 자바스크립트를 간이로 실행 할 수 있다.</text:p>
      <text:p text:style-name="P104"><text:span text:style-name="T111"><text:s/></text:span><text:span text:style-name="T121"><text:s/></text:span><text:span text:style-name="T112">◆</text:span><text:span text:style-name="T124"> </text:span>shift+enter : 줄바꿈</text:p>
      <text:p text:style-name="P103"/>
      <text:p text:style-name="P105"><text:span text:style-name="T118"><text:s/>▲</text:span><text:span text:style-name="T150"> </text:span>변수 앞에 <text:span text:style-name="T285">var</text:span><text:span text:style-name="T364"> 를 붙여서 변수를 나타 낼 수 있다.</text:span></text:p>
      <text:p text:style-name="P98"/>
      <text:p text:style-name="P100"><text:span text:style-name="T118"><text:s/>▲</text:span><text:span text:style-name="T149"> </text:span>데이터<text:span text:style-name="T355"> </text:span>타입</text:p>
      <text:p text:style-name="P101"><text:span text:style-name="T111"><text:s/></text:span><text:span text:style-name="T121"><text:s/></text:span><text:span text:style-name="T112">◆</text:span><text:span text:style-name="T125"> </text:span>숫자<text:span text:style-name="T356">,number</text:span></text:p>
      <text:p text:style-name="P101"><text:span text:style-name="T111"><text:s/></text:span><text:span text:style-name="T121"><text:s/></text:span><text:span text:style-name="T112">◆</text:span><text:span text:style-name="T125"> </text:span>문자<text:span text:style-name="T356">, string</text:span> <text:span text:style-name="T283">: ‘’ 또는 “” 로 표현</text:span></text:p>
      <text:p text:style-name="P120"><text:span text:style-name="T111"><text:s/></text:span><text:span text:style-name="T121"><text:s/></text:span><text:span text:style-name="T112">◆</text:span><text:span text:style-name="T134"> </text:span><text:span text:style-name="T289">Boolean</text:span><text:span text:style-name="T359"> : true&amp;false를 표현</text:span></text:p>
      <text:p text:style-name="P98"/>
      <text:p text:style-name="P102"><text:span text:style-name="T105"><text:s/></text:span><text:span text:style-name="T107">■</text:span><text:span text:style-name="T126"> </text:span><text:span text:style-name="T246">변수</text:span><text:span text:style-name="T299">.</text:span><text:span text:style-name="T307">leng</text:span><text:span text:style-name="T308">th</text:span><text:span text:style-name="T283"> : </text:span><text:span text:style-name="T264">변수</text:span><text:span text:style-name="T283">의 길이</text:span></text:p>
      <text:p text:style-name="P102"/>
      <text:p text:style-name="P102"><text:span text:style-name="T105"><text:s/></text:span><text:span text:style-name="T107">■</text:span><text:span text:style-name="T126"> </text:span><text:span text:style-name="T246">변수</text:span><text:span text:style-name="T299">.</text:span><text:span text:style-name="T309">toUpperCase()</text:span><text:span text:style-name="T284"> : </text:span><text:span text:style-name="T265">변수</text:span><text:span text:style-name="T284">를 대문자로 변경</text:span></text:p>
      <text:p text:style-name="P102"/>
      <text:p text:style-name="P102"><text:span text:style-name="T105"><text:s/></text:span><text:span text:style-name="T107">■</text:span><text:span text:style-name="T126"> </text:span><text:span text:style-name="T215">변수</text:span><text:span text:style-name="T299">.</text:span><text:span text:style-name="T309">indexOf</text:span><text:span text:style-name="T284">(‘</text:span><text:span text:style-name="T265">단어</text:span><text:span text:style-name="T284">’) : </text:span><text:span text:style-name="T265">변수 </text:span><text:span text:style-name="T284">내의 </text:span><text:span text:style-name="T265">단어</text:span><text:span text:style-name="T284">를 찾아 위치를 반환</text:span></text:p>
      <text:p text:style-name="P107"><text:span text:style-name="T123"><text:s/></text:span><text:span text:style-name="T127"><text:s/></text:span><text:span text:style-name="T327">★</text:span><text:span text:style-name="T334"> 반환값이 </text:span>-1이면 <text:span text:style-name="T215">변수</text:span> 내에 해당 <text:span text:style-name="T215">단어</text:span>가 없음을 뜻한다.</text:p>
      <text:p text:style-name="P181"/>
      <text:p text:style-name="P108"><text:span text:style-name="T128"><text:s/></text:span><text:span text:style-name="T107">■</text:span><text:span text:style-name="T128"> </text:span><text:span text:style-name="T247">변수</text:span><text:span text:style-name="T299">.trim</text:span> : <text:span text:style-name="T215">변수</text:span>의 공백을 없앤다</text:p>
      <text:p text:style-name="P106"/>
      <text:p text:style-name="P110"><text:span text:style-name="T128"><text:s/></text:span><text:span text:style-name="T107">■</text:span><text:span text:style-name="T129"> </text:span><text:span text:style-name="T299">document</text:span><text:span text:style-name="T306">.querySelector</text:span><text:span text:style-name="T286">(‘</text:span><text:span text:style-name="T266">선택자</text:span><text:span text:style-name="T286">’)</text:span><text:span text:style-name="T287"> : </text:span><text:span text:style-name="T267">선자</text:span><text:span text:style-name="T287">를 지정</text:span></text:p>
      <text:p text:style-name="P114"><text:span text:style-name="T123"><text:s/></text:span><text:span text:style-name="T127"><text:s/></text:span><text:span text:style-name="T327">★</text:span><text:span text:style-name="T335"> </text:span>제일 첫번째 선택자 단 하나만을 지정</text:p>
      <text:p text:style-name="P109"/>
      <text:p text:style-name="P111"><text:span text:style-name="T128"><text:s/></text:span><text:span text:style-name="T107">■</text:span><text:span text:style-name="T130"> </text:span><text:span text:style-name="T248">변수</text:span><text:span text:style-name="T299">.</text:span><text:span text:style-name="T310">style</text:span><text:span text:style-name="T288"> : </text:span><text:span text:style-name="T268">변수</text:span><text:span text:style-name="T288">의 스타일을 변경</text:span></text:p>
      <text:p text:style-name="P116"><text:span text:style-name="T111"><text:s/></text:span><text:span text:style-name="T121"><text:s/></text:span><text:span text:style-name="T112">◆</text:span><text:span text:style-name="T131"> </text:span>.backgroundColor = “<text:span text:style-name="T215">색</text:span>” : 배경<text:span text:style-name="T357"> </text:span>화면<text:span text:style-name="T357"> </text:span><text:span text:style-name="T269">색</text:span> 변경<text:span text:style-name="T128"> </text:span></text:p>
      <text:p text:style-name="P182"><text:s/></text:p>
      <text:p text:style-name="P117"><text:span text:style-name="T132"><text:s/></text:span><text:span text:style-name="T107">■</text:span><text:span text:style-name="T131"> </text:span>.color = ‘색’ : 글자 <text:span text:style-name="T215">색</text:span> 변경</text:p>
      <text:p text:style-name="P115"/>
      <text:p text:style-name="P112"><text:span text:style-name="T132"><text:s/></text:span><text:span text:style-name="T107">■</text:span><text:span text:style-name="T133"> </text:span><text:span text:style-name="T299">document</text:span><text:span text:style-name="T306">.querySelector</text:span><text:span text:style-name="T311">All</text:span><text:span text:style-name="T286">(‘</text:span><text:span text:style-name="T266">선택자</text:span><text:span text:style-name="T286">’)</text:span><text:span text:style-name="T287"> : 모든 </text:span><text:span text:style-name="T267">선택자</text:span><text:span text:style-name="T287">를</text:span><text:span text:style-name="T292"> 배열로 나타냄</text:span></text:p>
      <text:p text:style-name="P115"><text:soft-page-break/></text:p>
      <text:p text:style-name="P118"><text:span text:style-name="T52"><text:s/></text:span><text:span text:style-name="T51">▲</text:span><text:span text:style-name="T358"> </text:span>비교 연산자</text:p>
      <text:p text:style-name="P119"><text:span text:style-name="T111"><text:s/></text:span><text:span text:style-name="T138"><text:s/></text:span><text:span text:style-name="T112">◆</text:span><text:span text:style-name="T133"> </text:span>=== : 같음</text:p>
      <text:p text:style-name="P118"/>
      <text:p text:style-name="P46"/>
      <text:p text:style-name="P113"><text:span text:style-name="T132"><text:s/></text:span><text:span text:style-name="T107">■</text:span><text:span text:style-name="T135"> if문</text:span></text:p>
      <text:p text:style-name="P183"/>
      <text:p text:style-name="P121"><text:span text:style-name="T312"><text:s/></text:span><text:span text:style-name="T299">if</text:span>(<text:span text:style-name="T215">조건문</text:span>){</text:p>
      <text:p text:style-name="P121"><text:span text:style-name="T360"><text:tab/></text:span><text:span text:style-name="T215">코드</text:span></text:p>
      <text:p text:style-name="P121"><text:span text:style-name="T360"><text:s/></text:span>}</text:p>
      <text:p text:style-name="P121"><text:span text:style-name="T271"><text:s/></text:span><text:span text:style-name="T270">else</text:span> {</text:p>
      <text:p text:style-name="P121"><text:span text:style-name="T361"><text:tab/></text:span><text:span text:style-name="T215">코드</text:span></text:p>
      <text:p text:style-name="P121"><text:span text:style-name="T361"><text:s/></text:span>}</text:p>
      <text:p text:style-name="P121"/>
      <text:p text:style-name="P123"><text:span text:style-name="T132"><text:s/></text:span><text:span text:style-name="T107">■</text:span><text:span text:style-name="T136"> </text:span><text:span text:style-name="T215">변수</text:span><text:span text:style-name="T299">.value</text:span> : <text:span text:style-name="T215">변수</text:span>의 밸류값을 나타냄</text:p>
      <text:p text:style-name="P122"/>
      <text:p text:style-name="P124"><text:span text:style-name="T132"><text:s/></text:span><text:span text:style-name="T107">■</text:span><text:span text:style-name="T137"> </text:span><text:span text:style-name="T299">this</text:span> : 종속된 태그를 가리키는 변수</text:p>
      <text:p text:style-name="P46"/>
      <text:p text:style-name="P48"><text:span text:style-name="T52"><text:s/></text:span><text:span text:style-name="T51">▲</text:span><text:span text:style-name="T52"> </text:span>배열<text:span text:style-name="T290"> : c와 동일</text:span></text:p>
      <text:p text:style-name="P184"><text:s/></text:p>
      <text:p text:style-name="P49"><text:span text:style-name="T139"><text:s/></text:span><text:span text:style-name="T107">■</text:span><text:span text:style-name="T140"> </text:span><text:span text:style-name="T215">배열</text:span><text:span text:style-name="T299">.</text:span><text:span text:style-name="T313">puch</text:span><text:span text:style-name="T291">(</text:span><text:span text:style-name="T272">요소</text:span><text:span text:style-name="T291">) : </text:span><text:span text:style-name="T272">배열</text:span><text:span text:style-name="T291">에 </text:span><text:span text:style-name="T272">요소</text:span><text:span text:style-name="T291">를 추가한다.</text:span></text:p>
      <text:p text:style-name="P46"/>
      <text:p text:style-name="P50"><text:span text:style-name="T139"><text:s/></text:span><text:span text:style-name="T107">■</text:span><text:span text:style-name="T141"> while문</text:span></text:p>
      <text:p text:style-name="P185"/>
      <text:p text:style-name="P125"><text:span text:style-name="T362"><text:s/></text:span><text:span text:style-name="T299">while</text:span>(<text:span text:style-name="T215">조건문</text:span>){</text:p>
      <text:p text:style-name="P125"><text:span text:style-name="T362"><text:s/><text:tab/></text:span><text:span text:style-name="T215">코드</text:span></text:p>
      <text:p text:style-name="P125"><text:span text:style-name="T362"><text:s/></text:span>}</text:p>
      <text:p text:style-name="P126"/>
      <text:p text:style-name="P128"><text:span text:style-name="T139"><text:s/></text:span><text:span text:style-name="T107">■</text:span><text:span text:style-name="T142"> </text:span><text:span text:style-name="T299">console.log</text:span>(<text:span text:style-name="T215">배열</text:span>) : 콘솔에서 <text:span text:style-name="T215">배열</text:span>의 리스트를 나타낸다.</text:p>
      <text:p text:style-name="P127"/>
      <text:p text:style-name="P129"><text:span text:style-name="T139"><text:s/></text:span><text:span text:style-name="T107">■</text:span><text:span text:style-name="T143"> 함수</text:span></text:p>
      <text:p text:style-name="P186"/>
      <text:p text:style-name="P130"><text:span text:style-name="T314"><text:s/></text:span><text:span text:style-name="T299">function</text:span> <text:span text:style-name="T215">함수_이름</text:span>(<text:span text:style-name="T215">매개변수</text:span>){</text:p>
      <text:p text:style-name="P130"><text:tab/><text:span text:style-name="T215">코드</text:span></text:p>
      <text:p text:style-name="P130"><text:span text:style-name="T363"><text:s/></text:span>}</text:p>
      <text:p text:style-name="P131"/>
      <text:p text:style-name="P132"><text:span text:style-name="T139"><text:s/></text:span><text:span text:style-name="T107">■</text:span><text:span text:style-name="T144"> </text:span><text:span text:style-name="T273">변수</text:span><text:span text:style-name="T293"> = {“</text:span><text:span text:style-name="T273">프로퍼티</text:span><text:span text:style-name="T293">” : “</text:span><text:span text:style-name="T273">값</text:span><text:span text:style-name="T293">”, ...} : 객체를 나타낸다.</text:span></text:p>
      <text:p text:style-name="P21"><text:span text:style-name="T189"><text:s/></text:span><text:span text:style-name="T190"><text:s/></text:span><text:span text:style-name="T191">◆</text:span><text:span text:style-name="T198"> </text:span>객체는 함수의<text:span text:style-name="T294"> 디렉토리라고 생각 할 수 있다.</text:span></text:p>
      <text:p text:style-name="P22"><text:span text:style-name="T189"><text:s/></text:span><text:span text:style-name="T190"><text:s/></text:span><text:span text:style-name="T191">◆</text:span><text:span text:style-name="T199"> 값에 함수도 할당 할 수 있다.</text:span></text:p>
      <text:p text:style-name="P187"><text:s/></text:p>
      <text:p text:style-name="P133"><text:span text:style-name="T145"><text:s/></text:span><text:span text:style-name="T107">■</text:span><text:span text:style-name="T145"> </text:span><text:span text:style-name="T249">객체</text:span>.<text:span text:style-name="T215">프로퍼티</text:span> : <text:span text:style-name="T215">프로퍼티</text:span>의 값을 나타낸다.</text:p>
      <text:p text:style-name="P24"><text:span text:style-name="T189"><text:s/></text:span><text:span text:style-name="T190"><text:s/></text:span><text:span text:style-name="T180">★</text:span><text:span text:style-name="T192"> </text:span>=으로 할당 가능</text:p>
      <text:p text:style-name="P23"><text:soft-page-break/></text:p>
      <text:p text:style-name="P25"><text:span text:style-name="T193"><text:s/></text:span><text:span text:style-name="T194">■</text:span><text:span text:style-name="T195"> 객체</text:span>[“프로퍼티”] : 프로퍼티에 공백을 사용 가능</text:p>
      <text:p text:style-name="P23"/>
      <text:p text:style-name="P26"><text:span text:style-name="T193"><text:s/></text:span><text:span text:style-name="T194">■</text:span><text:span text:style-name="T196"> for문</text:span></text:p>
      <text:p text:style-name="P193"><text:s/></text:p>
      <text:p text:style-name="P30"><text:span text:style-name="T365"><text:s/></text:span><text:span text:style-name="T299">for</text:span>(<text:span text:style-name="T215">변수</text:span> <text:span text:style-name="T299">in</text:span> 배열) {</text:p>
      <text:p text:style-name="P29"><text:span text:style-name="T365"><text:tab/></text:span><text:span text:style-name="T215">코드</text:span></text:p>
      <text:p text:style-name="P29"><text:span text:style-name="T365"><text:s/></text:span>}</text:p>
      <text:p text:style-name="P29"/>
      <text:p text:style-name="P29"><text:span text:style-name="T365"><text:s/>: </text:span><text:span text:style-name="T215">배열</text:span>의 요소를 <text:span text:style-name="T215">변수</text:span>로 받아 반복문 실행</text:p>
      <text:p text:style-name="P188"><text:s/></text:p>
      <text:p text:style-name="P31"><text:span text:style-name="T197"><text:s/></text:span><text:span text:style-name="T194">■</text:span><text:span text:style-name="T197"> </text:span><text:span text:style-name="T215">this</text:span><text:span text:style-name="T366"> :</text:span> 객체를 가리킴</text:p>
      <text:p text:style-name="P20"/>
      <text:p text:style-name="P33"><text:span text:style-name="T197"><text:s/></text:span><text:span text:style-name="T194">■</text:span><text:span text:style-name="T200"> </text:span>&lt;<text:span text:style-name="T299">script src</text:span>=”<text:span text:style-name="T215">파일</text:span>”&gt;내용&lt;<text:span text:style-name="T315">/script</text:span>&gt; : 웹페이지를 열<text:span text:style-name="T367"> 때 </text:span><text:span text:style-name="T215">파일</text:span>을 다운<text:span text:style-name="T368"> </text:span>받아 사용</text:p>
      <text:p text:style-name="P27"><text:span text:style-name="T189"><text:s/></text:span><text:span text:style-name="T190"><text:s/></text:span><text:span text:style-name="T180">★</text:span><text:span text:style-name="T181"> 파일은 자바스크립트의 문법이 들어간 파일(확장자 .js)</text:span></text:p>
      <text:p text:style-name="P32"/>
      <text:p text:style-name="P34"/>
      <text:p text:style-name="P42"><text:span text:style-name="T369">6. </text:span>jquery</text:p>
      <text:p text:style-name="P34"/>
      <text:p text:style-name="P41"><text:span text:style-name="T53"><text:s/></text:span><text:span text:style-name="T50">▲ 라이브러리의 한 종류로 자바스크립트로 만들어진 유용한 기능들이 정의 되어있다.</text:span></text:p>
      <text:p text:style-name="P41"/>
      <text:p text:style-name="P28"><text:span text:style-name="T182"><text:s/></text:span><text:span text:style-name="T183">▲</text:span><text:span text:style-name="T182"> &lt;script src&gt;로 다운 받아 사용할 수 있다.</text:span></text:p>
      <text:p text:style-name="P189"><text:s/></text:p>
      <text:p text:style-name="P37"><text:span text:style-name="T197"><text:s/></text:span><text:span text:style-name="T194">■</text:span><text:span text:style-name="T205"> </text:span><text:span text:style-name="T299">$ </text:span>:jquery 문법 시작을 선언</text:p>
      <text:p text:style-name="P35"/>
      <text:p text:style-name="P38"><text:span text:style-name="T197"><text:s/></text:span><text:span text:style-name="T194">■</text:span><text:span text:style-name="T206"> </text:span>$(‘<text:span text:style-name="T215">선택자</text:span>’).css(‘color’, <text:span text:style-name="T215">색</text:span>); : <text:span text:style-name="T215">선택자</text:span>에 대해 글자 색을 특정 색으로 바꾼다</text:p>
      <text:p text:style-name="P190"><text:s/></text:p>
      <text:p text:style-name="P39"><text:span text:style-name="T206"><text:s/></text:span><text:span text:style-name="T194">■</text:span>$(‘<text:span text:style-name="T215">선택자</text:span>’).css : 모든 <text:span text:style-name="T215">선택자</text:span> 지정</text:p>
      <text:p text:style-name="P4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Noto Serif CJK KR1" svg:font-family="'Noto Serif CJK KR'" style:font-family-generic="roman"/>
    <style:font-face style:name="Noto Serif CJK KR" svg:font-family="'Noto Serif CJK KR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KR" svg:font-family="'Noto Sans CJK KR'" style:font-family-generic="system" style:font-pitch="variable"/>
    <style:font-face style:name="Noto Serif CJK KR2" svg:font-family="'Noto Serif CJK K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oto Serif CJK KR" fo:font-size="12pt" fo:language="en" fo:country="US" style:letter-kerning="true" style:font-name-asian="Noto Serif CJK KR2" style:font-size-asian="10.5pt" style:language-asian="ko" style:country-asian="KR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oto Serif CJK KR" fo:font-size="12pt" fo:language="en" fo:country="US" style:letter-kerning="true" style:font-name-asian="Noto Serif CJK KR2" style:font-size-asian="10.5pt" style:language-asian="ko" style:country-asian="KR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KR" style:font-family-asian="'Noto Sans CJK K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9T17:31:34.335925749</meta:creation-date>
    <dc:date>2021-02-15T18:40:52.157989213</dc:date>
    <meta:editing-duration>P1DT21M6S</meta:editing-duration>
    <meta:editing-cycles>286</meta:editing-cycles>
    <meta:generator>LibreOffice/6.4.6.2$Linux_X86_64 LibreOffice_project/40$Build-2</meta:generator>
    <meta:document-statistic meta:table-count="0" meta:image-count="0" meta:object-count="0" meta:page-count="7" meta:paragraph-count="194" meta:word-count="2535" meta:character-count="4794" meta:non-whitespace-character-count="3607"/>
  </office:meta>
</office:document-meta>
</file>